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shapes>
          <draw:frame draw:z-index="0" draw:style-name="gr1" svg:width="15.999cm" svg:height="8.999cm" svg:x="12.614cm" svg:y="0.447cm">
            <draw:object draw:notify-on-update-of-ranges="Sheet1.A2:Sheet1.A175 Sheet1.C2:Sheet1.C175 Sheet1.A2:Sheet1.A175 Sheet1.D2:Sheet1.D175 Sheet1.A2:Sheet1.A175 Sheet1.E2:Sheet1.E17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1cm" svg:height="8.987cm" svg:x="2.314cm" svg:y="79.837cm">
            <draw:object draw:notify-on-update-of-ranges="Sheet1.A2:Sheet1.A175 Sheet1.B1:Sheet1.B1 Sheet1.B2:Sheet1.B175 Sheet1.A2:Sheet1.A175 Sheet1.E1:Sheet1.E1 Sheet1.E2:Sheet1.E175 Sheet1.A2:Sheet1.A175 Sheet1.C1:Sheet1.C1 Sheet1.C2:Sheet1.C175 Sheet1.A2:Sheet1.A175 Sheet1.D1:Sheet1.D1 Sheet1.D2:Sheet1.D17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Distance (mm)</text:p>
          </table:table-cell>
          <table:table-cell office:value-type="string">
            <text:p>Magnetic force <text:s/>(N)</text:p>
          </table:table-cell>
          <table:table-cell office:value-type="string">
            <text:p>CF force (N) @ 80 km / h</text:p>
          </table:table-cell>
          <table:table-cell office:value-type="string">
            <text:p>CF force (N) @ 120 km / h</text:p>
          </table:table-cell>
          <table:table-cell office:value-type="string">
            <text:p>CF force (N) @ 40 km / h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18.0364210537669">
            <text:p>18,0364210538</text:p>
          </table:table-cell>
          <table:table-cell table:formula="of:=-1.67/1000*((80/3.6)^2)/((275-[.A2])/1000)" office:value-type="float" office:value="-2.99996856320368">
            <text:p>-2,9999685632</text:p>
          </table:table-cell>
          <table:table-cell table:formula="of:=-1.67/1000*((120/3.6)^2)/((275-[.B2])/1000)" office:value-type="float" office:value="-7.22108387174904">
            <text:p>-7,2210838717</text:p>
          </table:table-cell>
          <table:table-cell table:formula="of:=-1.67/1000*((40/3.6)^2)/((275-[.C2])/1000)" office:value-type="float" office:value="-0.741629002951844">
            <text:p>-0,741629003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16.4671634610066">
            <text:p>16,467163461</text:p>
          </table:table-cell>
          <table:table-cell table:formula="of:=-1.67/1000*((80/3.6)^2)/((275-[.A3])/1000)" office:value-type="float" office:value="-3.00106025482056">
            <text:p>-3,0010602548</text:p>
          </table:table-cell>
          <table:table-cell table:formula="of:=-1.67/1000*((120/3.6)^2)/((275-[.B3])/1000)" office:value-type="float" office:value="-7.17725291841483">
            <text:p>-7,1772529184</text:p>
          </table:table-cell>
          <table:table-cell table:formula="of:=-1.67/1000*((40/3.6)^2)/((275-[.C3])/1000)" office:value-type="float" office:value="-0.741626090624227">
            <text:p>-0,7416260906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15.3193739584147">
            <text:p>15,3193739584</text:p>
          </table:table-cell>
          <table:table-cell table:formula="of:=-1.67/1000*((80/3.6)^2)/((275-[.A4])/1000)" office:value-type="float" office:value="-3.00215274126207">
            <text:p>-3,0021527413</text:p>
          </table:table-cell>
          <table:table-cell table:formula="of:=-1.67/1000*((120/3.6)^2)/((275-[.B4])/1000)" office:value-type="float" office:value="-7.14552942913195">
            <text:p>-7,1455294291</text:p>
          </table:table-cell>
          <table:table-cell table:formula="of:=-1.67/1000*((40/3.6)^2)/((275-[.C4])/1000)" office:value-type="float" office:value="-0.741623176199138">
            <text:p>-0,7416231762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4.2356277381374">
            <text:p>14,2356277381</text:p>
          </table:table-cell>
          <table:table-cell table:formula="of:=-1.67/1000*((80/3.6)^2)/((275-[.A5])/1000)" office:value-type="float" office:value="-3.00324602339654">
            <text:p>-3,0032460234</text:p>
          </table:table-cell>
          <table:table-cell table:formula="of:=-1.67/1000*((120/3.6)^2)/((275-[.B5])/1000)" office:value-type="float" office:value="-7.11583234880026">
            <text:p>-7,1158323488</text:p>
          </table:table-cell>
          <table:table-cell table:formula="of:=-1.67/1000*((40/3.6)^2)/((275-[.C5])/1000)" office:value-type="float" office:value="-0.741620259674311">
            <text:p>-0,7416202597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3.3292008312678">
            <text:p>13,3292008313</text:p>
          </table:table-cell>
          <table:table-cell table:formula="of:=-1.67/1000*((80/3.6)^2)/((275-[.A6])/1000)" office:value-type="float" office:value="-3.00434010209359">
            <text:p>-3,0043401021</text:p>
          </table:table-cell>
          <table:table-cell table:formula="of:=-1.67/1000*((120/3.6)^2)/((275-[.B6])/1000)" office:value-type="float" office:value="-7.09118312570691">
            <text:p>-7,0911831257</text:p>
          </table:table-cell>
          <table:table-cell table:formula="of:=-1.67/1000*((40/3.6)^2)/((275-[.C6])/1000)" office:value-type="float" office:value="-0.741617341047476">
            <text:p>-0,741617341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2.6607191647974">
            <text:p>12,6607191648</text:p>
          </table:table-cell>
          <table:table-cell table:formula="of:=-1.67/1000*((80/3.6)^2)/((275-[.A7])/1000)" office:value-type="float" office:value="-3.00543497822409">
            <text:p>-3,0054349782</text:p>
          </table:table-cell>
          <table:table-cell table:formula="of:=-1.67/1000*((120/3.6)^2)/((275-[.B7])/1000)" office:value-type="float" office:value="-7.07311367801296">
            <text:p>-7,073113678</text:p>
          </table:table-cell>
          <table:table-cell table:formula="of:=-1.67/1000*((40/3.6)^2)/((275-[.C7])/1000)" office:value-type="float" office:value="-0.741614420316359">
            <text:p>-0,7416144203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1.8612526795573">
            <text:p>11,8612526796</text:p>
          </table:table-cell>
          <table:table-cell table:formula="of:=-1.67/1000*((80/3.6)^2)/((275-[.A8])/1000)" office:value-type="float" office:value="-3.00653065266019">
            <text:p>-3,0065306527</text:p>
          </table:table-cell>
          <table:table-cell table:formula="of:=-1.67/1000*((120/3.6)^2)/((275-[.B8])/1000)" office:value-type="float" office:value="-7.05162418857271">
            <text:p>-7,0516241886</text:p>
          </table:table-cell>
          <table:table-cell table:formula="of:=-1.67/1000*((40/3.6)^2)/((275-[.C8])/1000)" office:value-type="float" office:value="-0.741611497478683">
            <text:p>-0,7416114975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1.2635494282747">
            <text:p>11,2635494283</text:p>
          </table:table-cell>
          <table:table-cell table:formula="of:=-1.67/1000*((80/3.6)^2)/((275-[.A9])/1000)" office:value-type="float" office:value="-3.00762712627531">
            <text:p>-3,0076271263</text:p>
          </table:table-cell>
          <table:table-cell table:formula="of:=-1.67/1000*((120/3.6)^2)/((275-[.B9])/1000)" office:value-type="float" office:value="-7.03564316397336">
            <text:p>-7,035643164</text:p>
          </table:table-cell>
          <table:table-cell table:formula="of:=-1.67/1000*((40/3.6)^2)/((275-[.C9])/1000)" office:value-type="float" office:value="-0.74160857253217">
            <text:p>-0,7416085725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0.5428182516789">
            <text:p>10,5428182517</text:p>
          </table:table-cell>
          <table:table-cell table:formula="of:=-1.67/1000*((80/3.6)^2)/((275-[.A10])/1000)" office:value-type="float" office:value="-3.00872439994415">
            <text:p>-3,0087243999</text:p>
          </table:table-cell>
          <table:table-cell table:formula="of:=-1.67/1000*((120/3.6)^2)/((275-[.B10])/1000)" office:value-type="float" office:value="-7.01646876552384">
            <text:p>-7,0164687655</text:p>
          </table:table-cell>
          <table:table-cell table:formula="of:=-1.67/1000*((40/3.6)^2)/((275-[.C10])/1000)" office:value-type="float" office:value="-0.741605645474535">
            <text:p>-0,74160564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1374835009439">
            <text:p>10,1374835009</text:p>
          </table:table-cell>
          <table:table-cell table:formula="of:=-1.67/1000*((80/3.6)^2)/((275-[.A11])/1000)" office:value-type="float" office:value="-3.00982247454267">
            <text:p>-3,0098224745</text:p>
          </table:table-cell>
          <table:table-cell table:formula="of:=-1.67/1000*((120/3.6)^2)/((275-[.B11])/1000)" office:value-type="float" office:value="-7.00573104900696">
            <text:p>-7,005731049</text:p>
          </table:table-cell>
          <table:table-cell table:formula="of:=-1.67/1000*((40/3.6)^2)/((275-[.C11])/1000)" office:value-type="float" office:value="-0.741602716303493">
            <text:p>-0,7416027163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9.51877655945043">
            <text:p>9,5187765595</text:p>
          </table:table-cell>
          <table:table-cell table:formula="of:=-1.67/1000*((80/3.6)^2)/((275-[.A12])/1000)" office:value-type="float" office:value="-3.01092135094812">
            <text:p>-3,0109213509</text:p>
          </table:table-cell>
          <table:table-cell table:formula="of:=-1.67/1000*((120/3.6)^2)/((275-[.B12])/1000)" office:value-type="float" office:value="-6.98940411494329">
            <text:p>-6,9894041149</text:p>
          </table:table-cell>
          <table:table-cell table:formula="of:=-1.67/1000*((40/3.6)^2)/((275-[.C12])/1000)" office:value-type="float" office:value="-0.741599785016754">
            <text:p>-0,741599785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9.17906177941164">
            <text:p>9,1790617794</text:p>
          </table:table-cell>
          <table:table-cell table:formula="of:=-1.67/1000*((80/3.6)^2)/((275-[.A13])/1000)" office:value-type="float" office:value="-3.01202103003905">
            <text:p>-3,01202103</text:p>
          </table:table-cell>
          <table:table-cell table:formula="of:=-1.67/1000*((120/3.6)^2)/((275-[.B13])/1000)" office:value-type="float" office:value="-6.98047177162449">
            <text:p>-6,9804717716</text:p>
          </table:table-cell>
          <table:table-cell table:formula="of:=-1.67/1000*((40/3.6)^2)/((275-[.C13])/1000)" office:value-type="float" office:value="-0.741596851612024">
            <text:p>-0,7415968516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8.81896538297868">
            <text:p>8,818965383</text:p>
          </table:table-cell>
          <table:table-cell table:formula="of:=-1.67/1000*((80/3.6)^2)/((275-[.A14])/1000)" office:value-type="float" office:value="-3.01312151269525">
            <text:p>-3,0131215127</text:p>
          </table:table-cell>
          <table:table-cell table:formula="of:=-1.67/1000*((120/3.6)^2)/((275-[.B14])/1000)" office:value-type="float" office:value="-6.97102841389624">
            <text:p>-6,9710284139</text:p>
          </table:table-cell>
          <table:table-cell table:formula="of:=-1.67/1000*((40/3.6)^2)/((275-[.C14])/1000)" office:value-type="float" office:value="-0.741593916087008">
            <text:p>-0,7415939161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8.40208097592322">
            <text:p>8,4020809759</text:p>
          </table:table-cell>
          <table:table-cell table:formula="of:=-1.67/1000*((80/3.6)^2)/((275-[.A15])/1000)" office:value-type="float" office:value="-3.01422279979785">
            <text:p>-3,0142227998</text:p>
          </table:table-cell>
          <table:table-cell table:formula="of:=-1.67/1000*((120/3.6)^2)/((275-[.B15])/1000)" office:value-type="float" office:value="-6.96012767972123">
            <text:p>-6,9601276797</text:p>
          </table:table-cell>
          <table:table-cell table:formula="of:=-1.67/1000*((40/3.6)^2)/((275-[.C15])/1000)" office:value-type="float" office:value="-0.741590978439405">
            <text:p>-0,7415909784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8.05415502335001">
            <text:p>8,0541550234</text:p>
          </table:table-cell>
          <table:table-cell table:formula="of:=-1.67/1000*((80/3.6)^2)/((275-[.A16])/1000)" office:value-type="float" office:value="-3.01532489222922">
            <text:p>-3,0153248922</text:p>
          </table:table-cell>
          <table:table-cell table:formula="of:=-1.67/1000*((120/3.6)^2)/((275-[.B16])/1000)" office:value-type="float" office:value="-6.95105614293365">
            <text:p>-6,9510561429</text:p>
          </table:table-cell>
          <table:table-cell table:formula="of:=-1.67/1000*((40/3.6)^2)/((275-[.C16])/1000)" office:value-type="float" office:value="-0.741588038666913">
            <text:p>-0,7415880387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7.64229380266638">
            <text:p>7,6422938027</text:p>
          </table:table-cell>
          <table:table-cell table:formula="of:=-1.67/1000*((80/3.6)^2)/((275-[.A17])/1000)" office:value-type="float" office:value="-3.01642779087305">
            <text:p>-3,0164277909</text:p>
          </table:table-cell>
          <table:table-cell table:formula="of:=-1.67/1000*((120/3.6)^2)/((275-[.B17])/1000)" office:value-type="float" office:value="-6.94034812741097">
            <text:p>-6,9403481274</text:p>
          </table:table-cell>
          <table:table-cell table:formula="of:=-1.67/1000*((40/3.6)^2)/((275-[.C17])/1000)" office:value-type="float" office:value="-0.741585096767225">
            <text:p>-0,7415850968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7.37804902947577">
            <text:p>7,3780490295</text:p>
          </table:table-cell>
          <table:table-cell table:formula="of:=-1.67/1000*((80/3.6)^2)/((275-[.A18])/1000)" office:value-type="float" office:value="-3.01753149661431">
            <text:p>-3,0175314966</text:p>
          </table:table-cell>
          <table:table-cell table:formula="of:=-1.67/1000*((120/3.6)^2)/((275-[.B18])/1000)" office:value-type="float" office:value="-6.93349536099872">
            <text:p>-6,933495361</text:p>
          </table:table-cell>
          <table:table-cell table:formula="of:=-1.67/1000*((40/3.6)^2)/((275-[.C18])/1000)" office:value-type="float" office:value="-0.741582152738032">
            <text:p>-0,7415821527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7.07569209310833">
            <text:p>7,0756920931</text:p>
          </table:table-cell>
          <table:table-cell table:formula="of:=-1.67/1000*((80/3.6)^2)/((275-[.A19])/1000)" office:value-type="float" office:value="-3.01863601033928">
            <text:p>-3,0186360103</text:p>
          </table:table-cell>
          <table:table-cell table:formula="of:=-1.67/1000*((120/3.6)^2)/((275-[.B19])/1000)" office:value-type="float" office:value="-6.92567079878543">
            <text:p>-6,9256707988</text:p>
          </table:table-cell>
          <table:table-cell table:formula="of:=-1.67/1000*((40/3.6)^2)/((275-[.C19])/1000)" office:value-type="float" office:value="-0.74157920657702">
            <text:p>-0,7415792066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6.7922642783502">
            <text:p>6,7922642784</text:p>
          </table:table-cell>
          <table:table-cell table:formula="of:=-1.67/1000*((80/3.6)^2)/((275-[.A20])/1000)" office:value-type="float" office:value="-3.01974133293552">
            <text:p>-3,0197413329</text:p>
          </table:table-cell>
          <table:table-cell table:formula="of:=-1.67/1000*((120/3.6)^2)/((275-[.B20])/1000)" office:value-type="float" office:value="-6.91835211450158">
            <text:p>-6,9183521145</text:p>
          </table:table-cell>
          <table:table-cell table:formula="of:=-1.67/1000*((40/3.6)^2)/((275-[.C20])/1000)" office:value-type="float" office:value="-0.741576258281874">
            <text:p>-0,741576258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52995255667304">
            <text:p>6,5299525567</text:p>
          </table:table-cell>
          <table:table-cell table:formula="of:=-1.67/1000*((80/3.6)^2)/((275-[.A21])/1000)" office:value-type="float" office:value="-3.02084746529191">
            <text:p>-3,0208474653</text:p>
          </table:table-cell>
          <table:table-cell table:formula="of:=-1.67/1000*((120/3.6)^2)/((275-[.B21])/1000)" office:value-type="float" office:value="-6.91159245966631">
            <text:p>-6,9115924597</text:p>
          </table:table-cell>
          <table:table-cell table:formula="of:=-1.67/1000*((40/3.6)^2)/((275-[.C21])/1000)" office:value-type="float" office:value="-0.741573307850273">
            <text:p>-0,7415733079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6.27833678874649">
            <text:p>6,2783367887</text:p>
          </table:table-cell>
          <table:table-cell table:formula="of:=-1.67/1000*((80/3.6)^2)/((275-[.A22])/1000)" office:value-type="float" office:value="-3.02195440829861">
            <text:p>-3,0219544083</text:p>
          </table:table-cell>
          <table:table-cell table:formula="of:=-1.67/1000*((120/3.6)^2)/((275-[.B22])/1000)" office:value-type="float" office:value="-6.90512083537093">
            <text:p>-6,9051208354</text:p>
          </table:table-cell>
          <table:table-cell table:formula="of:=-1.67/1000*((40/3.6)^2)/((275-[.C22])/1000)" office:value-type="float" office:value="-0.741570355279895">
            <text:p>-0,7415703553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5.99034531026372">
            <text:p>5,9903453103</text:p>
          </table:table-cell>
          <table:table-cell table:formula="of:=-1.67/1000*((80/3.6)^2)/((275-[.A23])/1000)" office:value-type="float" office:value="-3.02306216284711">
            <text:p>-3,0230621628</text:p>
          </table:table-cell>
          <table:table-cell table:formula="of:=-1.67/1000*((120/3.6)^2)/((275-[.B23])/1000)" office:value-type="float" office:value="-6.89772847630941">
            <text:p>-6,8977284763</text:p>
          </table:table-cell>
          <table:table-cell table:formula="of:=-1.67/1000*((40/3.6)^2)/((275-[.C23])/1000)" office:value-type="float" office:value="-0.741567400568413">
            <text:p>-0,7415674006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5.82911259040183">
            <text:p>5,8291125904</text:p>
          </table:table-cell>
          <table:table-cell table:formula="of:=-1.67/1000*((80/3.6)^2)/((275-[.A24])/1000)" office:value-type="float" office:value="-3.02417072983018">
            <text:p>-3,0241707298</text:p>
          </table:table-cell>
          <table:table-cell table:formula="of:=-1.67/1000*((120/3.6)^2)/((275-[.B24])/1000)" office:value-type="float" office:value="-6.89359675339611">
            <text:p>-6,8935967534</text:p>
          </table:table-cell>
          <table:table-cell table:formula="of:=-1.67/1000*((40/3.6)^2)/((275-[.C24])/1000)" office:value-type="float" office:value="-0.741564443713497">
            <text:p>-0,7415644437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5.54690573762257">
            <text:p>5,5469057376</text:p>
          </table:table-cell>
          <table:table-cell table:formula="of:=-1.67/1000*((80/3.6)^2)/((275-[.A25])/1000)" office:value-type="float" office:value="-3.02528011014193">
            <text:p>-3,0252801101</text:p>
          </table:table-cell>
          <table:table-cell table:formula="of:=-1.67/1000*((120/3.6)^2)/((275-[.B25])/1000)" office:value-type="float" office:value="-6.88637686880198">
            <text:p>-6,8863768688</text:p>
          </table:table-cell>
          <table:table-cell table:formula="of:=-1.67/1000*((40/3.6)^2)/((275-[.C25])/1000)" office:value-type="float" office:value="-0.741561484712814">
            <text:p>-0,7415614847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5.32569684911077">
            <text:p>5,3256968491</text:p>
          </table:table-cell>
          <table:table-cell table:formula="of:=-1.67/1000*((80/3.6)^2)/((275-[.A26])/1000)" office:value-type="float" office:value="-3.02639030467777">
            <text:p>-3,0263903047</text:p>
          </table:table-cell>
          <table:table-cell table:formula="of:=-1.67/1000*((120/3.6)^2)/((275-[.B26])/1000)" office:value-type="float" office:value="-6.8807281000642">
            <text:p>-6,8807281001</text:p>
          </table:table-cell>
          <table:table-cell table:formula="of:=-1.67/1000*((40/3.6)^2)/((275-[.C26])/1000)" office:value-type="float" office:value="-0.741558523564027">
            <text:p>-0,7415585236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5.10255120927101">
            <text:p>5,1025512093</text:p>
          </table:table-cell>
          <table:table-cell table:formula="of:=-1.67/1000*((80/3.6)^2)/((275-[.A27])/1000)" office:value-type="float" office:value="-3.0275013143344">
            <text:p>-3,0275013143</text:p>
          </table:table-cell>
          <table:table-cell table:formula="of:=-1.67/1000*((120/3.6)^2)/((275-[.B27])/1000)" office:value-type="float" office:value="-6.87503925609279">
            <text:p>-6,8750392561</text:p>
          </table:table-cell>
          <table:table-cell table:formula="of:=-1.67/1000*((40/3.6)^2)/((275-[.C27])/1000)" office:value-type="float" office:value="-0.741555560264797">
            <text:p>-0,7415555603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4.94635483099533">
            <text:p>4,946354831</text:p>
          </table:table-cell>
          <table:table-cell table:formula="of:=-1.67/1000*((80/3.6)^2)/((275-[.A28])/1000)" office:value-type="float" office:value="-3.02861314000988">
            <text:p>-3,02861314</text:p>
          </table:table-cell>
          <table:table-cell table:formula="of:=-1.67/1000*((120/3.6)^2)/((275-[.B28])/1000)" office:value-type="float" office:value="-6.87106280085319">
            <text:p>-6,8710628009</text:p>
          </table:table-cell>
          <table:table-cell table:formula="of:=-1.67/1000*((40/3.6)^2)/((275-[.C28])/1000)" office:value-type="float" office:value="-0.74155259481278">
            <text:p>-0,7415525948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4.77938180927179">
            <text:p>4,7793818093</text:p>
          </table:table-cell>
          <table:table-cell table:formula="of:=-1.67/1000*((80/3.6)^2)/((275-[.A29])/1000)" office:value-type="float" office:value="-3.02972578260357">
            <text:p>-3,0297257826</text:p>
          </table:table-cell>
          <table:table-cell table:formula="of:=-1.67/1000*((120/3.6)^2)/((275-[.B29])/1000)" office:value-type="float" office:value="-6.86681707702208">
            <text:p>-6,866817077</text:p>
          </table:table-cell>
          <table:table-cell table:formula="of:=-1.67/1000*((40/3.6)^2)/((275-[.C29])/1000)" office:value-type="float" office:value="-0.741549627205628">
            <text:p>-0,7415496272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4.63819063302441">
            <text:p>4,638190633</text:p>
          </table:table-cell>
          <table:table-cell table:formula="of:=-1.67/1000*((80/3.6)^2)/((275-[.A30])/1000)" office:value-type="float" office:value="-3.03083924301614">
            <text:p>-3,030839243</text:p>
          </table:table-cell>
          <table:table-cell table:formula="of:=-1.67/1000*((120/3.6)^2)/((275-[.B30])/1000)" office:value-type="float" office:value="-6.86323101587517">
            <text:p>-6,8632310159</text:p>
          </table:table-cell>
          <table:table-cell table:formula="of:=-1.67/1000*((40/3.6)^2)/((275-[.C30])/1000)" office:value-type="float" office:value="-0.741546657440993">
            <text:p>-0,741546657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40184211441064">
            <text:p>4,4018421144</text:p>
          </table:table-cell>
          <table:table-cell table:formula="of:=-1.67/1000*((80/3.6)^2)/((275-[.A31])/1000)" office:value-type="float" office:value="-3.0319535221496">
            <text:p>-3,0319535221</text:p>
          </table:table-cell>
          <table:table-cell table:formula="of:=-1.67/1000*((120/3.6)^2)/((275-[.B31])/1000)" office:value-type="float" office:value="-6.85723646478073">
            <text:p>-6,8572364648</text:p>
          </table:table-cell>
          <table:table-cell table:formula="of:=-1.67/1000*((40/3.6)^2)/((275-[.C31])/1000)" office:value-type="float" office:value="-0.741543685516521">
            <text:p>-0,7415436855</text:p>
          </table:table-cell>
          <table:table-cell table:formula="of:=(375-[.A31])/1000*((40/3.6/1.9)^2)" office:value-type="float" office:value="12.7218631373756">
            <text:p>12,7218631374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4.22953556719077">
            <text:p>4,2295355672</text:p>
          </table:table-cell>
          <table:table-cell table:formula="of:=-1.67/1000*((80/3.6)^2)/((275-[.A32])/1000)" office:value-type="float" office:value="-3.03306862090729">
            <text:p>-3,0330686209</text:p>
          </table:table-cell>
          <table:table-cell table:formula="of:=-1.67/1000*((120/3.6)^2)/((275-[.B32])/1000)" office:value-type="float" office:value="-6.85287281772937">
            <text:p>-6,8528728177</text:p>
          </table:table-cell>
          <table:table-cell table:formula="of:=-1.67/1000*((40/3.6)^2)/((275-[.C32])/1000)" office:value-type="float" office:value="-0.741540711429853">
            <text:p>-0,7415407114</text:p>
          </table:table-cell>
          <table:table-cell table:formula="of:=(375-[.D32])/1000*((80/3.6/1.9)^2)" office:value-type="float" office:value="52.2352686731274">
            <text:p>52,2352686731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4.13497245841757">
            <text:p>4,1349724584</text:p>
          </table:table-cell>
          <table:table-cell table:formula="of:=-1.67/1000*((80/3.6)^2)/((275-[.A33])/1000)" office:value-type="float" office:value="-3.03418454019386">
            <text:p>-3,0341845402</text:p>
          </table:table-cell>
          <table:table-cell table:formula="of:=-1.67/1000*((120/3.6)^2)/((275-[.B33])/1000)" office:value-type="float" office:value="-6.85048037539913">
            <text:p>-6,8504803754</text:p>
          </table:table-cell>
          <table:table-cell table:formula="of:=-1.67/1000*((40/3.6)^2)/((275-[.C33])/1000)" office:value-type="float" office:value="-0.741537735178631">
            <text:p>-0,7415377352</text:p>
          </table:table-cell>
          <table:table-cell table:formula="of:=(375-[.A33])/1000*((120/3.6/1.9)^2)" office:value-type="float" office:value="114.435210834103">
            <text:p>114,4352108341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3.96793524656862">
            <text:p>3,9679352466</text:p>
          </table:table-cell>
          <table:table-cell table:formula="of:=-1.67/1000*((80/3.6)^2)/((275-[.A34])/1000)" office:value-type="float" office:value="-3.03530128091532">
            <text:p>-3,0353012809</text:p>
          </table:table-cell>
          <table:table-cell table:formula="of:=-1.67/1000*((120/3.6)^2)/((275-[.B34])/1000)" office:value-type="float" office:value="-6.84625842054381">
            <text:p>-6,8462584205</text:p>
          </table:table-cell>
          <table:table-cell table:formula="of:=-1.67/1000*((40/3.6)^2)/((275-[.C34])/1000)" office:value-type="float" office:value="-0.741534756760489">
            <text:p>-0,7415347568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3.79328888506187">
            <text:p>3,7932888851</text:p>
          </table:table-cell>
          <table:table-cell table:formula="of:=-1.67/1000*((80/3.6)^2)/((275-[.A35])/1000)" office:value-type="float" office:value="-3.03641884397898">
            <text:p>-3,036418844</text:p>
          </table:table-cell>
          <table:table-cell table:formula="of:=-1.67/1000*((120/3.6)^2)/((275-[.B35])/1000)" office:value-type="float" office:value="-6.84184970175449">
            <text:p>-6,8418497018</text:p>
          </table:table-cell>
          <table:table-cell table:formula="of:=-1.67/1000*((40/3.6)^2)/((275-[.C35])/1000)" office:value-type="float" office:value="-0.741531776173061">
            <text:p>-0,7415317762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3.6565671832032">
            <text:p>3,6565671832</text:p>
          </table:table-cell>
          <table:table-cell table:formula="of:=-1.67/1000*((80/3.6)^2)/((275-[.A36])/1000)" office:value-type="float" office:value="-3.03753723029352">
            <text:p>-3,0375372303</text:p>
          </table:table-cell>
          <table:table-cell table:formula="of:=-1.67/1000*((120/3.6)^2)/((275-[.B36])/1000)" office:value-type="float" office:value="-6.83840230181054">
            <text:p>-6,8384023018</text:p>
          </table:table-cell>
          <table:table-cell table:formula="of:=-1.67/1000*((40/3.6)^2)/((275-[.C36])/1000)" office:value-type="float" office:value="-0.741528793413975">
            <text:p>-0,7415287934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3.54834181096904">
            <text:p>3,548341811</text:p>
          </table:table-cell>
          <table:table-cell table:formula="of:=-1.67/1000*((80/3.6)^2)/((275-[.A37])/1000)" office:value-type="float" office:value="-3.03865644076894">
            <text:p>-3,0386564408</text:p>
          </table:table-cell>
          <table:table-cell table:formula="of:=-1.67/1000*((120/3.6)^2)/((275-[.B37])/1000)" office:value-type="float" office:value="-6.83567589137142">
            <text:p>-6,8356758914</text:p>
          </table:table-cell>
          <table:table-cell table:formula="of:=-1.67/1000*((40/3.6)^2)/((275-[.C37])/1000)" office:value-type="float" office:value="-0.741525808480858">
            <text:p>-0,7415258085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3.42790127942338">
            <text:p>3,4279012794</text:p>
          </table:table-cell>
          <table:table-cell table:formula="of:=-1.67/1000*((80/3.6)^2)/((275-[.A38])/1000)" office:value-type="float" office:value="-3.03977647631659">
            <text:p>-3,0397764763</text:p>
          </table:table-cell>
          <table:table-cell table:formula="of:=-1.67/1000*((120/3.6)^2)/((275-[.B38])/1000)" office:value-type="float" office:value="-6.83264431175883">
            <text:p>-6,8326443118</text:p>
          </table:table-cell>
          <table:table-cell table:formula="of:=-1.67/1000*((40/3.6)^2)/((275-[.C38])/1000)" office:value-type="float" office:value="-0.741522821371332">
            <text:p>-0,7415228214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3.32236782255478">
            <text:p>3,3223678226</text:p>
          </table:table-cell>
          <table:table-cell table:formula="of:=-1.67/1000*((80/3.6)^2)/((275-[.A39])/1000)" office:value-type="float" office:value="-3.04089733784916">
            <text:p>-3,0408973378</text:p>
          </table:table-cell>
          <table:table-cell table:formula="of:=-1.67/1000*((120/3.6)^2)/((275-[.B39])/1000)" office:value-type="float" office:value="-6.82999016401765">
            <text:p>-6,829990164</text:p>
          </table:table-cell>
          <table:table-cell table:formula="of:=-1.67/1000*((40/3.6)^2)/((275-[.C39])/1000)" office:value-type="float" office:value="-0.741519832083015">
            <text:p>-0,7415198321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3.1973697451485">
            <text:p>3,1973697451</text:p>
          </table:table-cell>
          <table:table-cell table:formula="of:=-1.67/1000*((80/3.6)^2)/((275-[.A40])/1000)" office:value-type="float" office:value="-3.04201902628068">
            <text:p>-3,0420190263</text:p>
          </table:table-cell>
          <table:table-cell table:formula="of:=-1.67/1000*((120/3.6)^2)/((275-[.B40])/1000)" office:value-type="float" office:value="-6.82684915085525">
            <text:p>-6,8268491509</text:p>
          </table:table-cell>
          <table:table-cell table:formula="of:=-1.67/1000*((40/3.6)^2)/((275-[.C40])/1000)" office:value-type="float" office:value="-0.741516840613523">
            <text:p>-0,741516840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07342909334429">
            <text:p>3,0734290933</text:p>
          </table:table-cell>
          <table:table-cell table:formula="of:=-1.67/1000*((80/3.6)^2)/((275-[.A41])/1000)" office:value-type="float" office:value="-3.04314154252654">
            <text:p>-3,0431415425</text:p>
          </table:table-cell>
          <table:table-cell table:formula="of:=-1.67/1000*((120/3.6)^2)/((275-[.B41])/1000)" office:value-type="float" office:value="-6.82373756035968">
            <text:p>-6,8237375604</text:p>
          </table:table-cell>
          <table:table-cell table:formula="of:=-1.67/1000*((40/3.6)^2)/((275-[.C41])/1000)" office:value-type="float" office:value="-0.741513846960468">
            <text:p>-0,741513847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2.97205570304071">
            <text:p>2,972055703</text:p>
          </table:table-cell>
          <table:table-cell table:formula="of:=-1.67/1000*((80/3.6)^2)/((275-[.A42])/1000)" office:value-type="float" office:value="-3.04426488750347">
            <text:p>-3,0442648875</text:p>
          </table:table-cell>
          <table:table-cell table:formula="of:=-1.67/1000*((120/3.6)^2)/((275-[.B42])/1000)" office:value-type="float" office:value="-6.82119463995191">
            <text:p>-6,82119464</text:p>
          </table:table-cell>
          <table:table-cell table:formula="of:=-1.67/1000*((40/3.6)^2)/((275-[.C42])/1000)" office:value-type="float" office:value="-0.741510851121458">
            <text:p>-0,7415108511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2.84817104789785">
            <text:p>2,8481710479</text:p>
          </table:table-cell>
          <table:table-cell table:formula="of:=-1.67/1000*((80/3.6)^2)/((275-[.A43])/1000)" office:value-type="float" office:value="-3.04538906212958">
            <text:p>-3,0453890621</text:p>
          </table:table-cell>
          <table:table-cell table:formula="of:=-1.67/1000*((120/3.6)^2)/((275-[.B43])/1000)" office:value-type="float" office:value="-6.81808960351366">
            <text:p>-6,8180896035</text:p>
          </table:table-cell>
          <table:table-cell table:formula="of:=-1.67/1000*((40/3.6)^2)/((275-[.C43])/1000)" office:value-type="float" office:value="-0.741507853094098">
            <text:p>-0,7415078531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2.7123789306619">
            <text:p>2,7123789307</text:p>
          </table:table-cell>
          <table:table-cell table:formula="of:=-1.67/1000*((80/3.6)^2)/((275-[.A44])/1000)" office:value-type="float" office:value="-3.04651406732431">
            <text:p>-3,0465140673</text:p>
          </table:table-cell>
          <table:table-cell table:formula="of:=-1.67/1000*((120/3.6)^2)/((275-[.B44])/1000)" office:value-type="float" office:value="-6.81468936512188">
            <text:p>-6,8146893651</text:p>
          </table:table-cell>
          <table:table-cell table:formula="of:=-1.67/1000*((40/3.6)^2)/((275-[.C44])/1000)" office:value-type="float" office:value="-0.741504852875988">
            <text:p>-0,7415048529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2.63959300525144">
            <text:p>2,6395930053</text:p>
          </table:table-cell>
          <table:table-cell table:formula="of:=-1.67/1000*((80/3.6)^2)/((275-[.A45])/1000)" office:value-type="float" office:value="-3.04763990400847">
            <text:p>-3,047639904</text:p>
          </table:table-cell>
          <table:table-cell table:formula="of:=-1.67/1000*((120/3.6)^2)/((275-[.B45])/1000)" office:value-type="float" office:value="-6.81286819927293">
            <text:p>-6,8128681993</text:p>
          </table:table-cell>
          <table:table-cell table:formula="of:=-1.67/1000*((40/3.6)^2)/((275-[.C45])/1000)" office:value-type="float" office:value="-0.741501850464729">
            <text:p>-0,7415018505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54521793713711">
            <text:p>2,5452179371</text:p>
          </table:table-cell>
          <table:table-cell table:formula="of:=-1.67/1000*((80/3.6)^2)/((275-[.A46])/1000)" office:value-type="float" office:value="-3.04876657310422">
            <text:p>-3,0487665731</text:p>
          </table:table-cell>
          <table:table-cell table:formula="of:=-1.67/1000*((120/3.6)^2)/((275-[.B46])/1000)" office:value-type="float" office:value="-6.81050830345649">
            <text:p>-6,8105083035</text:p>
          </table:table-cell>
          <table:table-cell table:formula="of:=-1.67/1000*((40/3.6)^2)/((275-[.C46])/1000)" office:value-type="float" office:value="-0.741498845857912">
            <text:p>-0,7414988459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2.42973170589348">
            <text:p>2,4297317059</text:p>
          </table:table-cell>
          <table:table-cell table:formula="of:=-1.67/1000*((80/3.6)^2)/((275-[.A47])/1000)" office:value-type="float" office:value="-3.0498940755351">
            <text:p>-3,0498940755</text:p>
          </table:table-cell>
          <table:table-cell table:formula="of:=-1.67/1000*((120/3.6)^2)/((275-[.B47])/1000)" office:value-type="float" office:value="-6.80762273584949">
            <text:p>-6,8076227358</text:p>
          </table:table-cell>
          <table:table-cell table:formula="of:=-1.67/1000*((40/3.6)^2)/((275-[.C47])/1000)" office:value-type="float" office:value="-0.74149583905313">
            <text:p>-0,7414958391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2.37100155285009">
            <text:p>2,3710015529</text:p>
          </table:table-cell>
          <table:table-cell table:formula="of:=-1.67/1000*((80/3.6)^2)/((275-[.A48])/1000)" office:value-type="float" office:value="-3.05102241222601">
            <text:p>-3,0510224122</text:p>
          </table:table-cell>
          <table:table-cell table:formula="of:=-1.67/1000*((120/3.6)^2)/((275-[.B48])/1000)" office:value-type="float" office:value="-6.8061562274171">
            <text:p>-6,8061562274</text:p>
          </table:table-cell>
          <table:table-cell table:formula="of:=-1.67/1000*((40/3.6)^2)/((275-[.C48])/1000)" office:value-type="float" office:value="-0.741492830047969">
            <text:p>-0,74149283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2.28255513671789">
            <text:p>2,2825551367</text:p>
          </table:table-cell>
          <table:table-cell table:formula="of:=-1.67/1000*((80/3.6)^2)/((275-[.A49])/1000)" office:value-type="float" office:value="-3.05215158410322">
            <text:p>-3,0521515841</text:p>
          </table:table-cell>
          <table:table-cell table:formula="of:=-1.67/1000*((120/3.6)^2)/((275-[.B49])/1000)" office:value-type="float" office:value="-6.80394888741268">
            <text:p>-6,8039488874</text:p>
          </table:table-cell>
          <table:table-cell table:formula="of:=-1.67/1000*((40/3.6)^2)/((275-[.C49])/1000)" office:value-type="float" office:value="-0.741489818840014">
            <text:p>-0,7414898188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2.18847922405739">
            <text:p>2,1884792241</text:p>
          </table:table-cell>
          <table:table-cell table:formula="of:=-1.67/1000*((80/3.6)^2)/((275-[.A50])/1000)" office:value-type="float" office:value="-3.05328159209438">
            <text:p>-3,0532815921</text:p>
          </table:table-cell>
          <table:table-cell table:formula="of:=-1.67/1000*((120/3.6)^2)/((275-[.B50])/1000)" office:value-type="float" office:value="-6.80160262395775">
            <text:p>-6,801602624</text:p>
          </table:table-cell>
          <table:table-cell table:formula="of:=-1.67/1000*((40/3.6)^2)/((275-[.C50])/1000)" office:value-type="float" office:value="-0.741486805426844">
            <text:p>-0,741486805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10977443714772">
            <text:p>2,1097744371</text:p>
          </table:table-cell>
          <table:table-cell table:formula="of:=-1.67/1000*((80/3.6)^2)/((275-[.A51])/1000)" office:value-type="float" office:value="-3.05441243712849">
            <text:p>-3,0544124371</text:p>
          </table:table-cell>
          <table:table-cell table:formula="of:=-1.67/1000*((120/3.6)^2)/((275-[.B51])/1000)" office:value-type="float" office:value="-6.79964096086022">
            <text:p>-6,7996409609</text:p>
          </table:table-cell>
          <table:table-cell table:formula="of:=-1.67/1000*((40/3.6)^2)/((275-[.C51])/1000)" office:value-type="float" office:value="-0.741483789806037">
            <text:p>-0,7414837898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2.03287680251711">
            <text:p>2,0328768025</text:p>
          </table:table-cell>
          <table:table-cell table:formula="of:=-1.67/1000*((80/3.6)^2)/((275-[.A52])/1000)" office:value-type="float" office:value="-3.05554412013594">
            <text:p>-3,0555441201</text:p>
          </table:table-cell>
          <table:table-cell table:formula="of:=-1.67/1000*((120/3.6)^2)/((275-[.B52])/1000)" office:value-type="float" office:value="-6.79772543235224">
            <text:p>-6,7977254324</text:p>
          </table:table-cell>
          <table:table-cell table:formula="of:=-1.67/1000*((40/3.6)^2)/((275-[.C52])/1000)" office:value-type="float" office:value="-0.741480771975164">
            <text:p>-0,741480772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1.94885344155656">
            <text:p>1,9488534416</text:p>
          </table:table-cell>
          <table:table-cell table:formula="of:=-1.67/1000*((80/3.6)^2)/((275-[.A53])/1000)" office:value-type="float" office:value="-3.05667664204852">
            <text:p>-3,056676642</text:p>
          </table:table-cell>
          <table:table-cell table:formula="of:=-1.67/1000*((120/3.6)^2)/((275-[.B53])/1000)" office:value-type="float" office:value="-6.79563363473515">
            <text:p>-6,7956336347</text:p>
          </table:table-cell>
          <table:table-cell table:formula="of:=-1.67/1000*((40/3.6)^2)/((275-[.C53])/1000)" office:value-type="float" office:value="-0.741477751931797">
            <text:p>-0,7414777519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1.88673413010869">
            <text:p>1,8867341301</text:p>
          </table:table-cell>
          <table:table-cell table:formula="of:=-1.67/1000*((80/3.6)^2)/((275-[.A54])/1000)" office:value-type="float" office:value="-3.05781000379937">
            <text:p>-3,0578100038</text:p>
          </table:table-cell>
          <table:table-cell table:formula="of:=-1.67/1000*((120/3.6)^2)/((275-[.B54])/1000)" office:value-type="float" office:value="-6.79408797535132">
            <text:p>-6,7940879754</text:p>
          </table:table-cell>
          <table:table-cell table:formula="of:=-1.67/1000*((40/3.6)^2)/((275-[.C54])/1000)" office:value-type="float" office:value="-0.741474729673501">
            <text:p>-0,7414747297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1.79644134210159">
            <text:p>1,7964413421</text:p>
          </table:table-cell>
          <table:table-cell table:formula="of:=-1.67/1000*((80/3.6)^2)/((275-[.A55])/1000)" office:value-type="float" office:value="-3.05894420632304">
            <text:p>-3,0589442063</text:p>
          </table:table-cell>
          <table:table-cell table:formula="of:=-1.67/1000*((120/3.6)^2)/((275-[.B55])/1000)" office:value-type="float" office:value="-6.79184255384849">
            <text:p>-6,7918425538</text:p>
          </table:table-cell>
          <table:table-cell table:formula="of:=-1.67/1000*((40/3.6)^2)/((275-[.C55])/1000)" office:value-type="float" office:value="-0.741471705197838">
            <text:p>-0,7414717052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72292244439377">
            <text:p>1,7229224444</text:p>
          </table:table-cell>
          <table:table-cell table:formula="of:=-1.67/1000*((80/3.6)^2)/((275-[.A56])/1000)" office:value-type="float" office:value="-3.06007925055544">
            <text:p>-3,0600792506</text:p>
          </table:table-cell>
          <table:table-cell table:formula="of:=-1.67/1000*((120/3.6)^2)/((275-[.B56])/1000)" office:value-type="float" office:value="-6.7900153651855">
            <text:p>-6,7900153652</text:p>
          </table:table-cell>
          <table:table-cell table:formula="of:=-1.67/1000*((40/3.6)^2)/((275-[.C56])/1000)" office:value-type="float" office:value="-0.741468678502367">
            <text:p>-0,7414686785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1.64895695258702">
            <text:p>1,6489569526</text:p>
          </table:table-cell>
          <table:table-cell table:formula="of:=-1.67/1000*((80/3.6)^2)/((275-[.A57])/1000)" office:value-type="float" office:value="-3.06121513743389">
            <text:p>-3,0612151374</text:p>
          </table:table-cell>
          <table:table-cell table:formula="of:=-1.67/1000*((120/3.6)^2)/((275-[.B57])/1000)" office:value-type="float" office:value="-6.78817806901036">
            <text:p>-6,788178069</text:p>
          </table:table-cell>
          <table:table-cell table:formula="of:=-1.67/1000*((40/3.6)^2)/((275-[.C57])/1000)" office:value-type="float" office:value="-0.741465649584644">
            <text:p>-0,7414656496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1.58695151662903">
            <text:p>1,5869515166</text:p>
          </table:table-cell>
          <table:table-cell table:formula="of:=-1.67/1000*((80/3.6)^2)/((275-[.A58])/1000)" office:value-type="float" office:value="-3.06235186789711">
            <text:p>-3,0623518679</text:p>
          </table:table-cell>
          <table:table-cell table:formula="of:=-1.67/1000*((120/3.6)^2)/((275-[.B58])/1000)" office:value-type="float" office:value="-6.78663862550953">
            <text:p>-6,7866386255</text:p>
          </table:table-cell>
          <table:table-cell table:formula="of:=-1.67/1000*((40/3.6)^2)/((275-[.C58])/1000)" office:value-type="float" office:value="-0.74146261844222">
            <text:p>-0,7414626184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1.52767814234212">
            <text:p>1,5276781423</text:p>
          </table:table-cell>
          <table:table-cell table:formula="of:=-1.67/1000*((80/3.6)^2)/((275-[.A59])/1000)" office:value-type="float" office:value="-3.06348944288518">
            <text:p>-3,0634894429</text:p>
          </table:table-cell>
          <table:table-cell table:formula="of:=-1.67/1000*((120/3.6)^2)/((275-[.B59])/1000)" office:value-type="float" office:value="-6.78516766505303">
            <text:p>-6,7851676651</text:p>
          </table:table-cell>
          <table:table-cell table:formula="of:=-1.67/1000*((40/3.6)^2)/((275-[.C59])/1000)" office:value-type="float" office:value="-0.741459585072643">
            <text:p>-0,7414595851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1.45749625507468">
            <text:p>1,4574962551</text:p>
          </table:table-cell>
          <table:table-cell table:formula="of:=-1.67/1000*((80/3.6)^2)/((275-[.A60])/1000)" office:value-type="float" office:value="-3.06462786333962">
            <text:p>-3,0646278633</text:p>
          </table:table-cell>
          <table:table-cell table:formula="of:=-1.67/1000*((120/3.6)^2)/((275-[.B60])/1000)" office:value-type="float" office:value="-6.78342681722997">
            <text:p>-6,7834268172</text:p>
          </table:table-cell>
          <table:table-cell table:formula="of:=-1.67/1000*((40/3.6)^2)/((275-[.C60])/1000)" office:value-type="float" office:value="-0.741456549473457">
            <text:p>-0,741456549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6861201776194">
            <text:p>1,3686120178</text:p>
          </table:table-cell>
          <table:table-cell table:formula="of:=-1.67/1000*((80/3.6)^2)/((275-[.A61])/1000)" office:value-type="float" office:value="-3.06576713020331">
            <text:p>-3,0657671302</text:p>
          </table:table-cell>
          <table:table-cell table:formula="of:=-1.67/1000*((120/3.6)^2)/((275-[.B61])/1000)" office:value-type="float" office:value="-6.7812233429741">
            <text:p>-6,781223343</text:p>
          </table:table-cell>
          <table:table-cell table:formula="of:=-1.67/1000*((40/3.6)^2)/((275-[.C61])/1000)" office:value-type="float" office:value="-0.741453511642205">
            <text:p>-0,7414535116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1.30187415526629">
            <text:p>1,3018741553</text:p>
          </table:table-cell>
          <table:table-cell table:formula="of:=-1.67/1000*((80/3.6)^2)/((275-[.A62])/1000)" office:value-type="float" office:value="-3.06690724442057">
            <text:p>-3,0669072444</text:p>
          </table:table-cell>
          <table:table-cell table:formula="of:=-1.67/1000*((120/3.6)^2)/((275-[.B62])/1000)" office:value-type="float" office:value="-6.77956982653288">
            <text:p>-6,7795698265</text:p>
          </table:table-cell>
          <table:table-cell table:formula="of:=-1.67/1000*((40/3.6)^2)/((275-[.C62])/1000)" office:value-type="float" office:value="-0.741450471576422">
            <text:p>-0,7414504716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1.25822706064188">
            <text:p>1,2582270606</text:p>
          </table:table-cell>
          <table:table-cell table:formula="of:=-1.67/1000*((80/3.6)^2)/((275-[.A63])/1000)" office:value-type="float" office:value="-3.06804820693709">
            <text:p>-3,0680482069</text:p>
          </table:table-cell>
          <table:table-cell table:formula="of:=-1.67/1000*((120/3.6)^2)/((275-[.B63])/1000)" office:value-type="float" office:value="-6.77848884965984">
            <text:p>-6,7784888497</text:p>
          </table:table-cell>
          <table:table-cell table:formula="of:=-1.67/1000*((40/3.6)^2)/((275-[.C63])/1000)" office:value-type="float" office:value="-0.741447429273642">
            <text:p>-0,7414474293</text:p>
          </table:table-cell>
          <table:table-cell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1.18451698792173">
            <text:p>1,1845169879</text:p>
          </table:table-cell>
          <table:table-cell table:formula="of:=-1.67/1000*((80/3.6)^2)/((275-[.A64])/1000)" office:value-type="float" office:value="-3.0691900187">
            <text:p>-3,0691900187</text:p>
          </table:table-cell>
          <table:table-cell table:formula="of:=-1.67/1000*((120/3.6)^2)/((275-[.B64])/1000)" office:value-type="float" office:value="-6.77666410658635">
            <text:p>-6,7766641066</text:p>
          </table:table-cell>
          <table:table-cell table:formula="of:=-1.67/1000*((40/3.6)^2)/((275-[.C64])/1000)" office:value-type="float" office:value="-0.741444384731396">
            <text:p>-0,7414443847</text:p>
          </table:table-cell>
          <table:table-cell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1.15903710147695">
            <text:p>1,1590371015</text:p>
          </table:table-cell>
          <table:table-cell table:formula="of:=-1.67/1000*((80/3.6)^2)/((275-[.A65])/1000)" office:value-type="float" office:value="-3.07033268065782">
            <text:p>-3,0703326807</text:p>
          </table:table-cell>
          <table:table-cell table:formula="of:=-1.67/1000*((120/3.6)^2)/((275-[.B65])/1000)" office:value-type="float" office:value="-6.77603356311293">
            <text:p>-6,7760335631</text:p>
          </table:table-cell>
          <table:table-cell table:formula="of:=-1.67/1000*((40/3.6)^2)/((275-[.C65])/1000)" office:value-type="float" office:value="-0.74144133794721">
            <text:p>-0,7414413379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.07479213030776">
            <text:p>1,0747921303</text:p>
          </table:table-cell>
          <table:table-cell table:formula="of:=-1.67/1000*((80/3.6)^2)/((275-[.A66])/1000)" office:value-type="float" office:value="-3.07147619376049">
            <text:p>-3,0714761938</text:p>
          </table:table-cell>
          <table:table-cell table:formula="of:=-1.67/1000*((120/3.6)^2)/((275-[.B66])/1000)" office:value-type="float" office:value="-6.77394961196216">
            <text:p>-6,773949612</text:p>
          </table:table-cell>
          <table:table-cell table:formula="of:=-1.67/1000*((40/3.6)^2)/((275-[.C66])/1000)" office:value-type="float" office:value="-0.741438288918607">
            <text:p>-0,7414382889</text:p>
          </table:table-cell>
          <table:table-cell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1.03274011594334">
            <text:p>1,0327401159</text:p>
          </table:table-cell>
          <table:table-cell table:formula="of:=-1.67/1000*((80/3.6)^2)/((275-[.A67])/1000)" office:value-type="float" office:value="-3.07262055895936">
            <text:p>-3,072620559</text:p>
          </table:table-cell>
          <table:table-cell table:formula="of:=-1.67/1000*((120/3.6)^2)/((275-[.B67])/1000)" office:value-type="float" office:value="-6.77290985915919">
            <text:p>-6,7729098592</text:p>
          </table:table-cell>
          <table:table-cell table:formula="of:=-1.67/1000*((40/3.6)^2)/((275-[.C67])/1000)" office:value-type="float" office:value="-0.741435237643104">
            <text:p>-0,7414352376</text:p>
          </table:table-cell>
          <table:table-cell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973409923708617">
            <text:p>0,9734099237</text:p>
          </table:table-cell>
          <table:table-cell table:formula="of:=-1.67/1000*((80/3.6)^2)/((275-[.A68])/1000)" office:value-type="float" office:value="-3.0737657772072">
            <text:p>-3,0737657772</text:p>
          </table:table-cell>
          <table:table-cell table:formula="of:=-1.67/1000*((120/3.6)^2)/((275-[.B68])/1000)" office:value-type="float" office:value="-6.77144343926242">
            <text:p>-6,7714434393</text:p>
          </table:table-cell>
          <table:table-cell table:formula="of:=-1.67/1000*((40/3.6)^2)/((275-[.C68])/1000)" office:value-type="float" office:value="-0.741432184118219">
            <text:p>-0,7414321841</text:p>
          </table:table-cell>
          <table:table-cell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919428730576074">
            <text:p>0,9194287306</text:p>
          </table:table-cell>
          <table:table-cell table:formula="of:=-1.67/1000*((80/3.6)^2)/((275-[.A69])/1000)" office:value-type="float" office:value="-3.07491184945821">
            <text:p>-3,0749118495</text:p>
          </table:table-cell>
          <table:table-cell table:formula="of:=-1.67/1000*((120/3.6)^2)/((275-[.B69])/1000)" office:value-type="float" office:value="-6.77010977816274">
            <text:p>-6,7701097782</text:p>
          </table:table-cell>
          <table:table-cell table:formula="of:=-1.67/1000*((40/3.6)^2)/((275-[.C69])/1000)" office:value-type="float" office:value="-0.741429128341462">
            <text:p>-0,7414291283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860712819276889">
            <text:p>0,8607128193</text:p>
          </table:table-cell>
          <table:table-cell table:formula="of:=-1.67/1000*((80/3.6)^2)/((275-[.A70])/1000)" office:value-type="float" office:value="-3.076058776668">
            <text:p>-3,0760587767</text:p>
          </table:table-cell>
          <table:table-cell table:formula="of:=-1.67/1000*((120/3.6)^2)/((275-[.B70])/1000)" office:value-type="float" office:value="-6.76865973731194">
            <text:p>-6,7686597373</text:p>
          </table:table-cell>
          <table:table-cell table:formula="of:=-1.67/1000*((40/3.6)^2)/((275-[.C70])/1000)" office:value-type="float" office:value="-0.741426070310343">
            <text:p>-0,74142607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24831267537031">
            <text:p>0,8248312675</text:p>
          </table:table-cell>
          <table:table-cell table:formula="of:=-1.67/1000*((80/3.6)^2)/((275-[.A71])/1000)" office:value-type="float" office:value="-3.07720655979362">
            <text:p>-3,0772065598</text:p>
          </table:table-cell>
          <table:table-cell table:formula="of:=-1.67/1000*((120/3.6)^2)/((275-[.B71])/1000)" office:value-type="float" office:value="-6.76777391670427">
            <text:p>-6,7677739167</text:p>
          </table:table-cell>
          <table:table-cell table:formula="of:=-1.67/1000*((40/3.6)^2)/((275-[.C71])/1000)" office:value-type="float" office:value="-0.741423010022364">
            <text:p>-0,74142301</text:p>
          </table:table-cell>
          <table:table-cell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772015638361865">
            <text:p>0,7720156384</text:p>
          </table:table-cell>
          <table:table-cell table:formula="of:=-1.67/1000*((80/3.6)^2)/((275-[.A72])/1000)" office:value-type="float" office:value="-3.07835519979355">
            <text:p>-3,0783551998</text:p>
          </table:table-cell>
          <table:table-cell table:formula="of:=-1.67/1000*((120/3.6)^2)/((275-[.B72])/1000)" office:value-type="float" office:value="-6.76647046024501">
            <text:p>-6,7664704602</text:p>
          </table:table-cell>
          <table:table-cell table:formula="of:=-1.67/1000*((40/3.6)^2)/((275-[.C72])/1000)" office:value-type="float" office:value="-0.741419947475027">
            <text:p>-0,7414199475</text:p>
          </table:table-cell>
          <table:table-cell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71619747980155">
            <text:p>0,7161974798</text:p>
          </table:table-cell>
          <table:table-cell table:formula="of:=-1.67/1000*((80/3.6)^2)/((275-[.A73])/1000)" office:value-type="float" office:value="-3.07950469762767">
            <text:p>-3,0795046976</text:p>
          </table:table-cell>
          <table:table-cell table:formula="of:=-1.67/1000*((120/3.6)^2)/((275-[.B73])/1000)" office:value-type="float" office:value="-6.7650934488518">
            <text:p>-6,7650934489</text:p>
          </table:table-cell>
          <table:table-cell table:formula="of:=-1.67/1000*((40/3.6)^2)/((275-[.C73])/1000)" office:value-type="float" office:value="-0.741416882665829">
            <text:p>-0,7414168827</text:p>
          </table:table-cell>
          <table:table-cell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672503612927533">
            <text:p>0,6725036129</text:p>
          </table:table-cell>
          <table:table-cell table:formula="of:=-1.67/1000*((80/3.6)^2)/((275-[.A74])/1000)" office:value-type="float" office:value="-3.08065505425734">
            <text:p>-3,0806550543</text:p>
          </table:table-cell>
          <table:table-cell table:formula="of:=-1.67/1000*((120/3.6)^2)/((275-[.B74])/1000)" office:value-type="float" office:value="-6.76401592984099">
            <text:p>-6,7640159298</text:p>
          </table:table-cell>
          <table:table-cell table:formula="of:=-1.67/1000*((40/3.6)^2)/((275-[.C74])/1000)" office:value-type="float" office:value="-0.741413815592263">
            <text:p>-0,7414138156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629049078534549">
            <text:p>0,6290490785</text:p>
          </table:table-cell>
          <table:table-cell table:formula="of:=-1.67/1000*((80/3.6)^2)/((275-[.A75])/1000)" office:value-type="float" office:value="-3.08180627064533">
            <text:p>-3,0818062706</text:p>
          </table:table-cell>
          <table:table-cell table:formula="of:=-1.67/1000*((120/3.6)^2)/((275-[.B75])/1000)" office:value-type="float" office:value="-6.76294465330144">
            <text:p>-6,7629446533</text:p>
          </table:table-cell>
          <table:table-cell table:formula="of:=-1.67/1000*((40/3.6)^2)/((275-[.C75])/1000)" office:value-type="float" office:value="-0.741410746251818">
            <text:p>-0,7414107463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5659644772902">
            <text:p>0,5659644773</text:p>
          </table:table-cell>
          <table:table-cell table:formula="of:=-1.67/1000*((80/3.6)^2)/((275-[.A76])/1000)" office:value-type="float" office:value="-3.08295834775585">
            <text:p>-3,0829583478</text:p>
          </table:table-cell>
          <table:table-cell table:formula="of:=-1.67/1000*((120/3.6)^2)/((275-[.B76])/1000)" office:value-type="float" office:value="-6.76139004413688">
            <text:p>-6,7613900441</text:p>
          </table:table-cell>
          <table:table-cell table:formula="of:=-1.67/1000*((40/3.6)^2)/((275-[.C76])/1000)" office:value-type="float" office:value="-0.741407674641982">
            <text:p>-0,7414076746</text:p>
          </table:table-cell>
          <table:table-cell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.53957577477387">
            <text:p>0,5395757748</text:p>
          </table:table-cell>
          <table:table-cell table:formula="of:=-1.67/1000*((80/3.6)^2)/((275-[.A77])/1000)" office:value-type="float" office:value="-3.08411128655457">
            <text:p>-3,0841112866</text:p>
          </table:table-cell>
          <table:table-cell table:formula="of:=-1.67/1000*((120/3.6)^2)/((275-[.B77])/1000)" office:value-type="float" office:value="-6.76073995292254">
            <text:p>-6,7607399529</text:p>
          </table:table-cell>
          <table:table-cell table:formula="of:=-1.67/1000*((40/3.6)^2)/((275-[.C77])/1000)" office:value-type="float" office:value="-0.741404600760235">
            <text:p>-0,7414046008</text:p>
          </table:table-cell>
          <table:table-cell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.48467748140425">
            <text:p>0,4846774814</text:p>
          </table:table-cell>
          <table:table-cell table:formula="of:=-1.67/1000*((80/3.6)^2)/((275-[.A78])/1000)" office:value-type="float" office:value="-3.08526508800857">
            <text:p>-3,085265088</text:p>
          </table:table-cell>
          <table:table-cell table:formula="of:=-1.67/1000*((120/3.6)^2)/((275-[.B78])/1000)" office:value-type="float" office:value="-6.75938792243504">
            <text:p>-6,7593879224</text:p>
          </table:table-cell>
          <table:table-cell table:formula="of:=-1.67/1000*((40/3.6)^2)/((275-[.C78])/1000)" office:value-type="float" office:value="-0.741401524604057">
            <text:p>-0,7414015246</text:p>
          </table:table-cell>
          <table:table-cell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428769824842867">
            <text:p>0,4287698248</text:p>
          </table:table-cell>
          <table:table-cell table:formula="of:=-1.67/1000*((80/3.6)^2)/((275-[.A79])/1000)" office:value-type="float" office:value="-3.08641975308642">
            <text:p>-3,0864197531</text:p>
          </table:table-cell>
          <table:table-cell table:formula="of:=-1.67/1000*((120/3.6)^2)/((275-[.B79])/1000)" office:value-type="float" office:value="-6.75801158909417">
            <text:p>-6,7580115891</text:p>
          </table:table-cell>
          <table:table-cell table:formula="of:=-1.67/1000*((40/3.6)^2)/((275-[.C79])/1000)" office:value-type="float" office:value="-0.741398446170921">
            <text:p>-0,7413984462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.382096162730008">
            <text:p>0,3820961627</text:p>
          </table:table-cell>
          <table:table-cell table:formula="of:=-1.67/1000*((80/3.6)^2)/((275-[.A80])/1000)" office:value-type="float" office:value="-3.08757528275811">
            <text:p>-3,0875752828</text:p>
          </table:table-cell>
          <table:table-cell table:formula="of:=-1.67/1000*((120/3.6)^2)/((275-[.B80])/1000)" office:value-type="float" office:value="-6.75686300720983">
            <text:p>-6,7568630072</text:p>
          </table:table-cell>
          <table:table-cell table:formula="of:=-1.67/1000*((40/3.6)^2)/((275-[.C80])/1000)" office:value-type="float" office:value="-0.741395365458299">
            <text:p>-0,741395365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39831814681947">
            <text:p>0,3398318147</text:p>
          </table:table-cell>
          <table:table-cell table:formula="of:=-1.67/1000*((80/3.6)^2)/((275-[.A81])/1000)" office:value-type="float" office:value="-3.0887316779951">
            <text:p>-3,088731678</text:p>
          </table:table-cell>
          <table:table-cell table:formula="of:=-1.67/1000*((120/3.6)^2)/((275-[.B81])/1000)" office:value-type="float" office:value="-6.75582326995292">
            <text:p>-6,75582327</text:p>
          </table:table-cell>
          <table:table-cell table:formula="of:=-1.67/1000*((40/3.6)^2)/((275-[.C81])/1000)" office:value-type="float" office:value="-0.741392282463659">
            <text:p>-0,7413922825</text:p>
          </table:table-cell>
          <table:table-cell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28380126496084">
            <text:p>0,283801265</text:p>
          </table:table-cell>
          <table:table-cell table:formula="of:=-1.67/1000*((80/3.6)^2)/((275-[.A82])/1000)" office:value-type="float" office:value="-3.08988893977029">
            <text:p>-3,0898889398</text:p>
          </table:table-cell>
          <table:table-cell table:formula="of:=-1.67/1000*((120/3.6)^2)/((275-[.B82])/1000)" office:value-type="float" office:value="-6.75444536616211">
            <text:p>-6,7544453662</text:p>
          </table:table-cell>
          <table:table-cell table:formula="of:=-1.67/1000*((40/3.6)^2)/((275-[.C82])/1000)" office:value-type="float" office:value="-0.741389197184463">
            <text:p>-0,7413891972</text:p>
          </table:table-cell>
          <table:table-cell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.245049375932815">
            <text:p>0,2450493759</text:p>
          </table:table-cell>
          <table:table-cell table:formula="of:=-1.67/1000*((80/3.6)^2)/((275-[.A83])/1000)" office:value-type="float" office:value="-3.09104706905806">
            <text:p>-3,0910470691</text:p>
          </table:table-cell>
          <table:table-cell table:formula="of:=-1.67/1000*((120/3.6)^2)/((275-[.B83])/1000)" office:value-type="float" office:value="-6.75349270810561">
            <text:p>-6,7534927081</text:p>
          </table:table-cell>
          <table:table-cell table:formula="of:=-1.67/1000*((40/3.6)^2)/((275-[.C83])/1000)" office:value-type="float" office:value="-0.741386109618172">
            <text:p>-0,7413861096</text:p>
          </table:table-cell>
          <table:table-cell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.204857766577419">
            <text:p>0,2048577666</text:p>
          </table:table-cell>
          <table:table-cell table:formula="of:=-1.67/1000*((80/3.6)^2)/((275-[.A84])/1000)" office:value-type="float" office:value="-3.09220606683424">
            <text:p>-3,0922060668</text:p>
          </table:table-cell>
          <table:table-cell table:formula="of:=-1.67/1000*((120/3.6)^2)/((275-[.B84])/1000)" office:value-type="float" office:value="-6.75250494049625">
            <text:p>-6,7525049405</text:p>
          </table:table-cell>
          <table:table-cell table:formula="of:=-1.67/1000*((40/3.6)^2)/((275-[.C84])/1000)" office:value-type="float" office:value="-0.74138301976224">
            <text:p>-0,7413830198</text:p>
          </table:table-cell>
          <table:table-cell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177546339435688">
            <text:p>0,1775463394</text:p>
          </table:table-cell>
          <table:table-cell table:formula="of:=-1.67/1000*((80/3.6)^2)/((275-[.A85])/1000)" office:value-type="float" office:value="-3.09336593407611">
            <text:p>-3,0933659341</text:p>
          </table:table-cell>
          <table:table-cell table:formula="of:=-1.67/1000*((120/3.6)^2)/((275-[.B85])/1000)" office:value-type="float" office:value="-6.75183388707885">
            <text:p>-6,7518338871</text:p>
          </table:table-cell>
          <table:table-cell table:formula="of:=-1.67/1000*((40/3.6)^2)/((275-[.C85])/1000)" office:value-type="float" office:value="-0.741379927614122">
            <text:p>-0,7413799276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10245794789946">
            <text:p>0,1024579479</text:p>
          </table:table-cell>
          <table:table-cell table:formula="of:=-1.67/1000*((80/3.6)^2)/((275-[.A86])/1000)" office:value-type="float" office:value="-3.09452667176244">
            <text:p>-3,0945266718</text:p>
          </table:table-cell>
          <table:table-cell table:formula="of:=-1.67/1000*((120/3.6)^2)/((275-[.B86])/1000)" office:value-type="float" office:value="-6.7499896205106">
            <text:p>-6,7499896205</text:p>
          </table:table-cell>
          <table:table-cell table:formula="of:=-1.67/1000*((40/3.6)^2)/((275-[.C86])/1000)" office:value-type="float" office:value="-0.741376833171264">
            <text:p>-0,7413768332</text:p>
          </table:table-cell>
          <table:table-cell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0766226719466564">
            <text:p>0,0766226719</text:p>
          </table:table-cell>
          <table:table-cell table:formula="of:=-1.67/1000*((80/3.6)^2)/((275-[.A87])/1000)" office:value-type="float" office:value="-3.09568828087347">
            <text:p>-3,0956882809</text:p>
          </table:table-cell>
          <table:table-cell table:formula="of:=-1.67/1000*((120/3.6)^2)/((275-[.B87])/1000)" office:value-type="float" office:value="-6.74935530615648">
            <text:p>-6,7493553062</text:p>
          </table:table-cell>
          <table:table-cell table:formula="of:=-1.67/1000*((40/3.6)^2)/((275-[.C87])/1000)" office:value-type="float" office:value="-0.741373736431112">
            <text:p>-0,7413737364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.025413256260665">
            <text:p>0,0254132563</text:p>
          </table:table-cell>
          <table:table-cell table:formula="of:=-1.67/1000*((80/3.6)^2)/((275-[.A88])/1000)" office:value-type="float" office:value="-3.09685076239088">
            <text:p>-3,0968507624</text:p>
          </table:table-cell>
          <table:table-cell table:formula="of:=-1.67/1000*((120/3.6)^2)/((275-[.B88])/1000)" office:value-type="float" office:value="-6.74809835166632">
            <text:p>-6,7480983517</text:p>
          </table:table-cell>
          <table:table-cell table:formula="of:=-1.67/1000*((40/3.6)^2)/((275-[.C88])/1000)" office:value-type="float" office:value="-0.741370637391105">
            <text:p>-0,7413706374</text:p>
          </table:table-cell>
          <table:table-cell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-0.019518320789474">
            <text:p>-0,0195183208</text:p>
          </table:table-cell>
          <table:table-cell table:formula="of:=-1.67/1000*((80/3.6)^2)/((275-[.A89])/1000)" office:value-type="float" office:value="-3.09801411729786">
            <text:p>-3,0980141173</text:p>
          </table:table-cell>
          <table:table-cell table:formula="of:=-1.67/1000*((120/3.6)^2)/((275-[.B89])/1000)" office:value-type="float" office:value="-6.74699587463894">
            <text:p>-6,7469958746</text:p>
          </table:table-cell>
          <table:table-cell table:formula="of:=-1.67/1000*((40/3.6)^2)/((275-[.C89])/1000)" office:value-type="float" office:value="-0.741367536048682">
            <text:p>-0,741367536</text:p>
          </table:table-cell>
          <table:table-cell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-0.0514768670082581">
            <text:p>-0,051476867</text:p>
          </table:table-cell>
          <table:table-cell table:formula="of:=-1.67/1000*((80/3.6)^2)/((275-[.A90])/1000)" office:value-type="float" office:value="-3.09917834657907">
            <text:p>-3,0991783466</text:p>
          </table:table-cell>
          <table:table-cell table:formula="of:=-1.67/1000*((120/3.6)^2)/((275-[.B90])/1000)" office:value-type="float" office:value="-6.74621193345836">
            <text:p>-6,7462119335</text:p>
          </table:table-cell>
          <table:table-cell table:formula="of:=-1.67/1000*((40/3.6)^2)/((275-[.C90])/1000)" office:value-type="float" office:value="-0.741364432401276">
            <text:p>-0,741364432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13293458190722">
            <text:p>-0,1132934582</text:p>
          </table:table-cell>
          <table:table-cell table:formula="of:=-1.67/1000*((80/3.6)^2)/((275-[.A91])/1000)" office:value-type="float" office:value="-3.10034345122064">
            <text:p>-3,1003434512</text:p>
          </table:table-cell>
          <table:table-cell table:formula="of:=-1.67/1000*((120/3.6)^2)/((275-[.B91])/1000)" office:value-type="float" office:value="-6.74469609312989">
            <text:p>-6,7446960931</text:p>
          </table:table-cell>
          <table:table-cell table:formula="of:=-1.67/1000*((40/3.6)^2)/((275-[.C91])/1000)" office:value-type="float" office:value="-0.741361326446315">
            <text:p>-0,7413613264</text:p>
          </table:table-cell>
          <table:table-cell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-0.181127409278164">
            <text:p>-0,1811274093</text:p>
          </table:table-cell>
          <table:table-cell table:formula="of:=-1.67/1000*((80/3.6)^2)/((275-[.A92])/1000)" office:value-type="float" office:value="-3.1015094322102">
            <text:p>-3,1015094322</text:p>
          </table:table-cell>
          <table:table-cell table:formula="of:=-1.67/1000*((120/3.6)^2)/((275-[.B92])/1000)" office:value-type="float" office:value="-6.74303348134692">
            <text:p>-6,7430334813</text:p>
          </table:table-cell>
          <table:table-cell table:formula="of:=-1.67/1000*((40/3.6)^2)/((275-[.C92])/1000)" office:value-type="float" office:value="-0.741358218181226">
            <text:p>-0,7413582182</text:p>
          </table:table-cell>
          <table:table-cell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-0.210778089129449">
            <text:p>-0,2107780891</text:p>
          </table:table-cell>
          <table:table-cell table:formula="of:=-1.67/1000*((80/3.6)^2)/((275-[.A93])/1000)" office:value-type="float" office:value="-3.10267629053684">
            <text:p>-3,1026762905</text:p>
          </table:table-cell>
          <table:table-cell table:formula="of:=-1.67/1000*((120/3.6)^2)/((275-[.B93])/1000)" office:value-type="float" office:value="-6.74230699989016">
            <text:p>-6,7423069999</text:p>
          </table:table-cell>
          <table:table-cell table:formula="of:=-1.67/1000*((40/3.6)^2)/((275-[.C93])/1000)" office:value-type="float" office:value="-0.74135510760343">
            <text:p>-0,7413551076</text:p>
          </table:table-cell>
          <table:table-cell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-0.259601603318689">
            <text:p>-0,2596016033</text:p>
          </table:table-cell>
          <table:table-cell table:formula="of:=-1.67/1000*((80/3.6)^2)/((275-[.A94])/1000)" office:value-type="float" office:value="-3.10384402719116">
            <text:p>-3,1038440272</text:p>
          </table:table-cell>
          <table:table-cell table:formula="of:=-1.67/1000*((120/3.6)^2)/((275-[.B94])/1000)" office:value-type="float" office:value="-6.74111109929465">
            <text:p>-6,7411110993</text:p>
          </table:table-cell>
          <table:table-cell table:formula="of:=-1.67/1000*((40/3.6)^2)/((275-[.C94])/1000)" office:value-type="float" office:value="-0.741351994710345">
            <text:p>-0,7413519947</text:p>
          </table:table-cell>
          <table:table-cell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-0.302947704129194">
            <text:p>-0,3029477041</text:p>
          </table:table-cell>
          <table:table-cell table:formula="of:=-1.67/1000*((80/3.6)^2)/((275-[.A95])/1000)" office:value-type="float" office:value="-3.10501264316525">
            <text:p>-3,1050126432</text:p>
          </table:table-cell>
          <table:table-cell table:formula="of:=-1.67/1000*((120/3.6)^2)/((275-[.B95])/1000)" office:value-type="float" office:value="-6.74004971988073">
            <text:p>-6,7400497199</text:p>
          </table:table-cell>
          <table:table-cell table:formula="of:=-1.67/1000*((40/3.6)^2)/((275-[.C95])/1000)" office:value-type="float" office:value="-0.741348879499385">
            <text:p>-0,7413488795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-0.335069526023325">
            <text:p>-0,335069526</text:p>
          </table:table-cell>
          <table:table-cell table:formula="of:=-1.67/1000*((80/3.6)^2)/((275-[.A96])/1000)" office:value-type="float" office:value="-3.1061821394527">
            <text:p>-3,1061821395</text:p>
          </table:table-cell>
          <table:table-cell table:formula="of:=-1.67/1000*((120/3.6)^2)/((275-[.B96])/1000)" office:value-type="float" office:value="-6.73926339550501">
            <text:p>-6,7392633955</text:p>
          </table:table-cell>
          <table:table-cell table:formula="of:=-1.67/1000*((40/3.6)^2)/((275-[.C96])/1000)" office:value-type="float" office:value="-0.74134576196796">
            <text:p>-0,741345762</text:p>
          </table:table-cell>
          <table:table-cell/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-0.380298231055044">
            <text:p>-0,3802982311</text:p>
          </table:table-cell>
          <table:table-cell table:formula="of:=-1.67/1000*((80/3.6)^2)/((275-[.A97])/1000)" office:value-type="float" office:value="-3.10735251704857">
            <text:p>-3,107352517</text:p>
          </table:table-cell>
          <table:table-cell table:formula="of:=-1.67/1000*((120/3.6)^2)/((275-[.B97])/1000)" office:value-type="float" office:value="-6.73815653289282">
            <text:p>-6,7381565329</text:p>
          </table:table-cell>
          <table:table-cell table:formula="of:=-1.67/1000*((40/3.6)^2)/((275-[.C97])/1000)" office:value-type="float" office:value="-0.741342642113476">
            <text:p>-0,7413426421</text:p>
          </table:table-cell>
          <table:table-cell/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-0.426776859405506">
            <text:p>-0,4267768594</text:p>
          </table:table-cell>
          <table:table-cell table:formula="of:=-1.67/1000*((80/3.6)^2)/((275-[.A98])/1000)" office:value-type="float" office:value="-3.10852377694946">
            <text:p>-3,1085237769</text:p>
          </table:table-cell>
          <table:table-cell table:formula="of:=-1.67/1000*((120/3.6)^2)/((275-[.B98])/1000)" office:value-type="float" office:value="-6.73701946017668">
            <text:p>-6,7370194602</text:p>
          </table:table-cell>
          <table:table-cell table:formula="of:=-1.67/1000*((40/3.6)^2)/((275-[.C98])/1000)" office:value-type="float" office:value="-0.741339519933337">
            <text:p>-0,7413395199</text:p>
          </table:table-cell>
          <table:table-cell/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-0.46784072510684">
            <text:p>-0,4678407251</text:p>
          </table:table-cell>
          <table:table-cell table:formula="of:=-1.67/1000*((80/3.6)^2)/((275-[.A99])/1000)" office:value-type="float" office:value="-3.10969592015344">
            <text:p>-3,1096959202</text:p>
          </table:table-cell>
          <table:table-cell table:formula="of:=-1.67/1000*((120/3.6)^2)/((275-[.B99])/1000)" office:value-type="float" office:value="-6.73601517575055">
            <text:p>-6,7360151758</text:p>
          </table:table-cell>
          <table:table-cell table:formula="of:=-1.67/1000*((40/3.6)^2)/((275-[.C99])/1000)" office:value-type="float" office:value="-0.74133639542494">
            <text:p>-0,7413363954</text:p>
          </table:table-cell>
          <table:table-cell/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-0.527824775130189">
            <text:p>-0,5278247751</text:p>
          </table:table-cell>
          <table:table-cell table:formula="of:=-1.67/1000*((80/3.6)^2)/((275-[.A100])/1000)" office:value-type="float" office:value="-3.11086894766009">
            <text:p>-3,1108689477</text:p>
          </table:table-cell>
          <table:table-cell table:formula="of:=-1.67/1000*((120/3.6)^2)/((275-[.B100])/1000)" office:value-type="float" office:value="-6.73454870508978">
            <text:p>-6,7345487051</text:p>
          </table:table-cell>
          <table:table-cell table:formula="of:=-1.67/1000*((40/3.6)^2)/((275-[.C100])/1000)" office:value-type="float" office:value="-0.741333268585681">
            <text:p>-0,741333268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581735812961555">
            <text:p>-0,581735813</text:p>
          </table:table-cell>
          <table:table-cell table:formula="of:=-1.67/1000*((80/3.6)^2)/((275-[.A101])/1000)" office:value-type="float" office:value="-3.11204286047053">
            <text:p>-3,1120428605</text:p>
          </table:table-cell>
          <table:table-cell table:formula="of:=-1.67/1000*((120/3.6)^2)/((275-[.B101])/1000)" office:value-type="float" office:value="-6.73323125018317">
            <text:p>-6,7332312502</text:p>
          </table:table-cell>
          <table:table-cell table:formula="of:=-1.67/1000*((40/3.6)^2)/((275-[.C101])/1000)" office:value-type="float" office:value="-0.741330139412949">
            <text:p>-0,7413301394</text:p>
          </table:table-cell>
          <table:table-cell/>
        </table:table-row>
        <table:table-row table:style-name="ro1">
          <table:table-cell office:value-type="float" office:value="10.1">
            <text:p>10,1</text:p>
          </table:table-cell>
          <table:table-cell office:value-type="float" office:value="-0.641375371133581">
            <text:p>-0,6413753711</text:p>
          </table:table-cell>
          <table:table-cell table:formula="of:=-1.67/1000*((80/3.6)^2)/((275-[.A102])/1000)" office:value-type="float" office:value="-3.11321765958736">
            <text:p>-3,1132176596</text:p>
          </table:table-cell>
          <table:table-cell table:formula="of:=-1.67/1000*((120/3.6)^2)/((275-[.B102])/1000)" office:value-type="float" office:value="-6.73177440453984">
            <text:p>-6,7317744045</text:p>
          </table:table-cell>
          <table:table-cell table:formula="of:=-1.67/1000*((40/3.6)^2)/((275-[.C102])/1000)" office:value-type="float" office:value="-0.741327007904133">
            <text:p>-0,7413270079</text:p>
          </table:table-cell>
          <table:table-cell/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-0.671866432710976">
            <text:p>-0,6718664327</text:p>
          </table:table-cell>
          <table:table-cell table:formula="of:=-1.67/1000*((80/3.6)^2)/((275-[.A103])/1000)" office:value-type="float" office:value="-3.11439334601469">
            <text:p>-3,114393346</text:p>
          </table:table-cell>
          <table:table-cell table:formula="of:=-1.67/1000*((120/3.6)^2)/((275-[.B103])/1000)" office:value-type="float" office:value="-6.73102982747962">
            <text:p>-6,7310298275</text:p>
          </table:table-cell>
          <table:table-cell table:formula="of:=-1.67/1000*((40/3.6)^2)/((275-[.C103])/1000)" office:value-type="float" office:value="-0.741323874056615">
            <text:p>-0,7413238741</text:p>
          </table:table-cell>
          <table:table-cell/>
        </table:table-row>
        <table:table-row table:style-name="ro1">
          <table:table-cell office:value-type="float" office:value="10.3">
            <text:p>10,3</text:p>
          </table:table-cell>
          <table:table-cell office:value-type="float" office:value="-0.733600691683774">
            <text:p>-0,7336006917</text:p>
          </table:table-cell>
          <table:table-cell table:formula="of:=-1.67/1000*((80/3.6)^2)/((275-[.A104])/1000)" office:value-type="float" office:value="-3.11556992075818">
            <text:p>-3,1155699208</text:p>
          </table:table-cell>
          <table:table-cell table:formula="of:=-1.67/1000*((120/3.6)^2)/((275-[.B104])/1000)" office:value-type="float" office:value="-6.72952281078858">
            <text:p>-6,7295228108</text:p>
          </table:table-cell>
          <table:table-cell table:formula="of:=-1.67/1000*((40/3.6)^2)/((275-[.C104])/1000)" office:value-type="float" office:value="-0.741320737867774">
            <text:p>-0,7413207379</text:p>
          </table:table-cell>
          <table:table-cell/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-0.783406327788778">
            <text:p>-0,7834063278</text:p>
          </table:table-cell>
          <table:table-cell table:formula="of:=-1.67/1000*((80/3.6)^2)/((275-[.A105])/1000)" office:value-type="float" office:value="-3.11674738482499">
            <text:p>-3,1167473848</text:p>
          </table:table-cell>
          <table:table-cell table:formula="of:=-1.67/1000*((120/3.6)^2)/((275-[.B105])/1000)" office:value-type="float" office:value="-6.7283074796389">
            <text:p>-6,7283074796</text:p>
          </table:table-cell>
          <table:table-cell table:formula="of:=-1.67/1000*((40/3.6)^2)/((275-[.C105])/1000)" office:value-type="float" office:value="-0.741317599334985">
            <text:p>-0,7413175993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-0.821160470897368">
            <text:p>-0,8211604709</text:p>
          </table:table-cell>
          <table:table-cell table:formula="of:=-1.67/1000*((80/3.6)^2)/((275-[.A106])/1000)" office:value-type="float" office:value="-3.11792573922378">
            <text:p>-3,1179257392</text:p>
          </table:table-cell>
          <table:table-cell table:formula="of:=-1.67/1000*((120/3.6)^2)/((275-[.B106])/1000)" office:value-type="float" office:value="-6.72738651518849">
            <text:p>-6,7273865152</text:p>
          </table:table-cell>
          <table:table-cell table:formula="of:=-1.67/1000*((40/3.6)^2)/((275-[.C106])/1000)" office:value-type="float" office:value="-0.741314458455619">
            <text:p>-0,7413144585</text:p>
          </table:table-cell>
          <table:table-cell/>
        </table:table-row>
        <table:table-row table:style-name="ro1">
          <table:table-cell office:value-type="float" office:value="10.6">
            <text:p>10,6</text:p>
          </table:table-cell>
          <table:table-cell office:value-type="float" office:value="-0.865101522686813">
            <text:p>-0,8651015227</text:p>
          </table:table-cell>
          <table:table-cell table:formula="of:=-1.67/1000*((80/3.6)^2)/((275-[.A107])/1000)" office:value-type="float" office:value="-3.11910498496479">
            <text:p>-3,119104985</text:p>
          </table:table-cell>
          <table:table-cell table:formula="of:=-1.67/1000*((120/3.6)^2)/((275-[.B107])/1000)" office:value-type="float" office:value="-6.72631494637591">
            <text:p>-6,7263149464</text:p>
          </table:table-cell>
          <table:table-cell table:formula="of:=-1.67/1000*((40/3.6)^2)/((275-[.C107])/1000)" office:value-type="float" office:value="-0.741311315227045">
            <text:p>-0,7413113152</text:p>
          </table:table-cell>
          <table:table-cell/>
        </table:table-row>
        <table:table-row table:style-name="ro1">
          <table:table-cell office:value-type="float" office:value="10.7">
            <text:p>10,7</text:p>
          </table:table-cell>
          <table:table-cell office:value-type="float" office:value="-0.910644600557078">
            <text:p>-0,9106446006</text:p>
          </table:table-cell>
          <table:table-cell table:formula="of:=-1.67/1000*((80/3.6)^2)/((275-[.A108])/1000)" office:value-type="float" office:value="-3.12028512305975">
            <text:p>-3,1202851231</text:p>
          </table:table-cell>
          <table:table-cell table:formula="of:=-1.67/1000*((120/3.6)^2)/((275-[.B108])/1000)" office:value-type="float" office:value="-6.72520466994628">
            <text:p>-6,7252046699</text:p>
          </table:table-cell>
          <table:table-cell table:formula="of:=-1.67/1000*((40/3.6)^2)/((275-[.C108])/1000)" office:value-type="float" office:value="-0.741308169646625">
            <text:p>-0,7413081696</text:p>
          </table:table-cell>
          <table:table-cell/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-0.99306368657094">
            <text:p>-0,9930636866</text:p>
          </table:table-cell>
          <table:table-cell table:formula="of:=-1.67/1000*((80/3.6)^2)/((275-[.A109])/1000)" office:value-type="float" office:value="-3.12146615452192">
            <text:p>-3,1214661545</text:p>
          </table:table-cell>
          <table:table-cell table:formula="of:=-1.67/1000*((120/3.6)^2)/((275-[.B109])/1000)" office:value-type="float" office:value="-6.72319633968338">
            <text:p>-6,7231963397</text:p>
          </table:table-cell>
          <table:table-cell table:formula="of:=-1.67/1000*((40/3.6)^2)/((275-[.C109])/1000)" office:value-type="float" office:value="-0.741305021711718">
            <text:p>-0,7413050217</text:p>
          </table:table-cell>
          <table:table-cell/>
        </table:table-row>
        <table:table-row table:style-name="ro1">
          <table:table-cell office:value-type="float" office:value="10.9">
            <text:p>10,9</text:p>
          </table:table-cell>
          <table:table-cell office:value-type="float" office:value="-1.03837411930568">
            <text:p>-1,0383741193</text:p>
          </table:table-cell>
          <table:table-cell table:formula="of:=-1.67/1000*((80/3.6)^2)/((275-[.A110])/1000)" office:value-type="float" office:value="-3.12264808036612">
            <text:p>-3,1226480804</text:p>
          </table:table-cell>
          <table:table-cell table:formula="of:=-1.67/1000*((120/3.6)^2)/((275-[.B110])/1000)" office:value-type="float" office:value="-6.72209275784812">
            <text:p>-6,7220927578</text:p>
          </table:table-cell>
          <table:table-cell table:formula="of:=-1.67/1000*((40/3.6)^2)/((275-[.C110])/1000)" office:value-type="float" office:value="-0.741301871419681">
            <text:p>-0,741301871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.10884365371636">
            <text:p>-1,1088436537</text:p>
          </table:table-cell>
          <table:table-cell table:formula="of:=-1.67/1000*((80/3.6)^2)/((275-[.A111])/1000)" office:value-type="float" office:value="-3.12383090160868">
            <text:p>-3,1238309016</text:p>
          </table:table-cell>
          <table:table-cell table:formula="of:=-1.67/1000*((120/3.6)^2)/((275-[.B111])/1000)" office:value-type="float" office:value="-6.72037712012844">
            <text:p>-6,7203771201</text:p>
          </table:table-cell>
          <table:table-cell table:formula="of:=-1.67/1000*((40/3.6)^2)/((275-[.C111])/1000)" office:value-type="float" office:value="-0.741298718767865">
            <text:p>-0,7412987188</text:p>
          </table:table-cell>
          <table:table-cell/>
        </table:table-row>
        <table:table-row table:style-name="ro1">
          <table:table-cell office:value-type="float" office:value="11.1">
            <text:p>11,1</text:p>
          </table:table-cell>
          <table:table-cell office:value-type="float" office:value="-1.1322280167079">
            <text:p>-1,1322280167</text:p>
          </table:table-cell>
          <table:table-cell table:formula="of:=-1.67/1000*((80/3.6)^2)/((275-[.A112])/1000)" office:value-type="float" office:value="-3.12501461926749">
            <text:p>-3,1250146193</text:p>
          </table:table-cell>
          <table:table-cell table:formula="of:=-1.67/1000*((120/3.6)^2)/((275-[.B112])/1000)" office:value-type="float" office:value="-6.7198080024302">
            <text:p>-6,7198080024</text:p>
          </table:table-cell>
          <table:table-cell table:formula="of:=-1.67/1000*((40/3.6)^2)/((275-[.C112])/1000)" office:value-type="float" office:value="-0.741295563753617">
            <text:p>-0,7412955638</text:p>
          </table:table-cell>
          <table:table-cell/>
        </table:table-row>
        <table:table-row table:style-name="ro1">
          <table:table-cell office:value-type="float" office:value="11.2">
            <text:p>11,2</text:p>
          </table:table-cell>
          <table:table-cell office:value-type="float" office:value="-1.19124944632452">
            <text:p>-1,1912494463</text:p>
          </table:table-cell>
          <table:table-cell table:formula="of:=-1.67/1000*((80/3.6)^2)/((275-[.A113])/1000)" office:value-type="float" office:value="-3.12619923436198">
            <text:p>-3,1261992344</text:p>
          </table:table-cell>
          <table:table-cell table:formula="of:=-1.67/1000*((120/3.6)^2)/((275-[.B113])/1000)" office:value-type="float" office:value="-6.71837199504095">
            <text:p>-6,718371995</text:p>
          </table:table-cell>
          <table:table-cell table:formula="of:=-1.67/1000*((40/3.6)^2)/((275-[.C113])/1000)" office:value-type="float" office:value="-0.741292406374281">
            <text:p>-0,7412924064</text:p>
          </table:table-cell>
          <table:table-cell/>
        </table:table-row>
        <table:table-row table:style-name="ro1">
          <table:table-cell office:value-type="float" office:value="11.3">
            <text:p>11,3</text:p>
          </table:table-cell>
          <table:table-cell office:value-type="float" office:value="-1.26454616624246">
            <text:p>-1,2645461662</text:p>
          </table:table-cell>
          <table:table-cell table:formula="of:=-1.67/1000*((80/3.6)^2)/((275-[.A114])/1000)" office:value-type="float" office:value="-3.12738474791313">
            <text:p>-3,1273847479</text:p>
          </table:table-cell>
          <table:table-cell table:formula="of:=-1.67/1000*((120/3.6)^2)/((275-[.B114])/1000)" office:value-type="float" office:value="-6.71658952010068">
            <text:p>-6,7165895201</text:p>
          </table:table-cell>
          <table:table-cell table:formula="of:=-1.67/1000*((40/3.6)^2)/((275-[.C114])/1000)" office:value-type="float" office:value="-0.741289246627196">
            <text:p>-0,7412892466</text:p>
          </table:table-cell>
          <table:table-cell/>
        </table:table-row>
        <table:table-row table:style-name="ro1">
          <table:table-cell office:value-type="float" office:value="11.4">
            <text:p>11,4</text:p>
          </table:table-cell>
          <table:table-cell office:value-type="float" office:value="-1.31599741216918">
            <text:p>-1,3159974122</text:p>
          </table:table-cell>
          <table:table-cell table:formula="of:=-1.67/1000*((80/3.6)^2)/((275-[.A115])/1000)" office:value-type="float" office:value="-3.12857116094344">
            <text:p>-3,1285711609</text:p>
          </table:table-cell>
          <table:table-cell table:formula="of:=-1.67/1000*((120/3.6)^2)/((275-[.B115])/1000)" office:value-type="float" office:value="-6.71533886178765">
            <text:p>-6,7153388618</text:p>
          </table:table-cell>
          <table:table-cell table:formula="of:=-1.67/1000*((40/3.6)^2)/((275-[.C115])/1000)" office:value-type="float" office:value="-0.741286084509698">
            <text:p>-0,7412860845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-1.38458643869045">
            <text:p>-1,3845864387</text:p>
          </table:table-cell>
          <table:table-cell table:formula="of:=-1.67/1000*((80/3.6)^2)/((275-[.A116])/1000)" office:value-type="float" office:value="-3.12975847447701">
            <text:p>-3,1297584745</text:p>
          </table:table-cell>
          <table:table-cell table:formula="of:=-1.67/1000*((120/3.6)^2)/((275-[.B116])/1000)" office:value-type="float" office:value="-6.71367234861039">
            <text:p>-6,7136723486</text:p>
          </table:table-cell>
          <table:table-cell table:formula="of:=-1.67/1000*((40/3.6)^2)/((275-[.C116])/1000)" office:value-type="float" office:value="-0.74128292001912">
            <text:p>-0,74128292</text:p>
          </table:table-cell>
          <table:table-cell/>
        </table:table-row>
        <table:table-row table:style-name="ro1">
          <table:table-cell office:value-type="float" office:value="11.6">
            <text:p>11,6</text:p>
          </table:table-cell>
          <table:table-cell office:value-type="float" office:value="-1.45895939501221">
            <text:p>-1,458959395</text:p>
          </table:table-cell>
          <table:table-cell table:formula="of:=-1.67/1000*((80/3.6)^2)/((275-[.A117])/1000)" office:value-type="float" office:value="-3.13094668953945">
            <text:p>-3,1309466895</text:p>
          </table:table-cell>
          <table:table-cell table:formula="of:=-1.67/1000*((120/3.6)^2)/((275-[.B117])/1000)" office:value-type="float" office:value="-6.71186623727498">
            <text:p>-6,7118662373</text:p>
          </table:table-cell>
          <table:table-cell table:formula="of:=-1.67/1000*((40/3.6)^2)/((275-[.C117])/1000)" office:value-type="float" office:value="-0.741279753152787">
            <text:p>-0,7412797532</text:p>
          </table:table-cell>
          <table:table-cell/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-1.5430509988143">
            <text:p>-1,5430509988</text:p>
          </table:table-cell>
          <table:table-cell table:formula="of:=-1.67/1000*((80/3.6)^2)/((275-[.A118])/1000)" office:value-type="float" office:value="-3.13213580715796">
            <text:p>-3,1321358072</text:p>
          </table:table-cell>
          <table:table-cell table:formula="of:=-1.67/1000*((120/3.6)^2)/((275-[.B118])/1000)" office:value-type="float" office:value="-6.70982528345473">
            <text:p>-6,7098252835</text:p>
          </table:table-cell>
          <table:table-cell table:formula="of:=-1.67/1000*((40/3.6)^2)/((275-[.C118])/1000)" office:value-type="float" office:value="-0.741276583908024">
            <text:p>-0,7412765839</text:p>
          </table:table-cell>
          <table:table-cell/>
        </table:table-row>
        <table:table-row table:style-name="ro1">
          <table:table-cell office:value-type="float" office:value="11.8">
            <text:p>11,8</text:p>
          </table:table-cell>
          <table:table-cell office:value-type="float" office:value="-1.58063969949606">
            <text:p>-1,5806396995</text:p>
          </table:table-cell>
          <table:table-cell table:formula="of:=-1.67/1000*((80/3.6)^2)/((275-[.A119])/1000)" office:value-type="float" office:value="-3.13332582836129">
            <text:p>-3,1333258284</text:p>
          </table:table-cell>
          <table:table-cell table:formula="of:=-1.67/1000*((120/3.6)^2)/((275-[.B119])/1000)" office:value-type="float" office:value="-6.70891338443504">
            <text:p>-6,7089133844</text:p>
          </table:table-cell>
          <table:table-cell table:formula="of:=-1.67/1000*((40/3.6)^2)/((275-[.C119])/1000)" office:value-type="float" office:value="-0.741273412282151">
            <text:p>-0,7412734123</text:p>
          </table:table-cell>
          <table:table-cell/>
        </table:table-row>
        <table:table-row table:style-name="ro1">
          <table:table-cell office:value-type="float" office:value="11.9">
            <text:p>11,9</text:p>
          </table:table-cell>
          <table:table-cell office:value-type="float" office:value="-1.64049662189303">
            <text:p>-1,6404966219</text:p>
          </table:table-cell>
          <table:table-cell table:formula="of:=-1.67/1000*((80/3.6)^2)/((275-[.A120])/1000)" office:value-type="float" office:value="-3.13451675417975">
            <text:p>-3,1345167542</text:p>
          </table:table-cell>
          <table:table-cell table:formula="of:=-1.67/1000*((120/3.6)^2)/((275-[.B120])/1000)" office:value-type="float" office:value="-6.70746177155579">
            <text:p>-6,7074617716</text:p>
          </table:table-cell>
          <table:table-cell table:formula="of:=-1.67/1000*((40/3.6)^2)/((275-[.C120])/1000)" office:value-type="float" office:value="-0.741270238272483">
            <text:p>-0,741270238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.69673640955018">
            <text:p>-1,6967364096</text:p>
          </table:table-cell>
          <table:table-cell table:formula="of:=-1.67/1000*((80/3.6)^2)/((275-[.A121])/1000)" office:value-type="float" office:value="-3.13570858564521">
            <text:p>-3,1357085856</text:p>
          </table:table-cell>
          <table:table-cell table:formula="of:=-1.67/1000*((120/3.6)^2)/((275-[.B121])/1000)" office:value-type="float" office:value="-6.7060984514435">
            <text:p>-6,7060984514</text:p>
          </table:table-cell>
          <table:table-cell table:formula="of:=-1.67/1000*((40/3.6)^2)/((275-[.C121])/1000)" office:value-type="float" office:value="-0.741267061876332">
            <text:p>-0,7412670619</text:p>
          </table:table-cell>
          <table:table-cell/>
        </table:table-row>
        <table:table-row table:style-name="ro1">
          <table:table-cell office:value-type="float" office:value="12.1">
            <text:p>12,1</text:p>
          </table:table-cell>
          <table:table-cell office:value-type="float" office:value="-1.78395512540529">
            <text:p>-1,7839551254</text:p>
          </table:table-cell>
          <table:table-cell table:formula="of:=-1.67/1000*((80/3.6)^2)/((275-[.A122])/1000)" office:value-type="float" office:value="-3.13690132379114">
            <text:p>-3,1369013238</text:p>
          </table:table-cell>
          <table:table-cell table:formula="of:=-1.67/1000*((120/3.6)^2)/((275-[.B122])/1000)" office:value-type="float" office:value="-6.70398526068767">
            <text:p>-6,7039852607</text:p>
          </table:table-cell>
          <table:table-cell table:formula="of:=-1.67/1000*((40/3.6)^2)/((275-[.C122])/1000)" office:value-type="float" office:value="-0.741263883091004">
            <text:p>-0,7412638831</text:p>
          </table:table-cell>
          <table:table-cell/>
        </table:table-row>
        <table:table-row table:style-name="ro1">
          <table:table-cell office:value-type="float" office:value="12.2">
            <text:p>12,2</text:p>
          </table:table-cell>
          <table:table-cell office:value-type="float" office:value="-1.87183089979907">
            <text:p>-1,8718308998</text:p>
          </table:table-cell>
          <table:table-cell table:formula="of:=-1.67/1000*((80/3.6)^2)/((275-[.A123])/1000)" office:value-type="float" office:value="-3.13809496965255">
            <text:p>-3,1380949697</text:p>
          </table:table-cell>
          <table:table-cell table:formula="of:=-1.67/1000*((120/3.6)^2)/((275-[.B123])/1000)" office:value-type="float" office:value="-6.70185749675303">
            <text:p>-6,7018574968</text:p>
          </table:table-cell>
          <table:table-cell table:formula="of:=-1.67/1000*((40/3.6)^2)/((275-[.C123])/1000)" office:value-type="float" office:value="-0.741260701913803">
            <text:p>-0,7412607019</text:p>
          </table:table-cell>
          <table:table-cell/>
        </table:table-row>
        <table:table-row table:style-name="ro1">
          <table:table-cell office:value-type="float" office:value="12.3">
            <text:p>12,3</text:p>
          </table:table-cell>
          <table:table-cell office:value-type="float" office:value="-1.93665387862193">
            <text:p>-1,9366538786</text:p>
          </table:table-cell>
          <table:table-cell table:formula="of:=-1.67/1000*((80/3.6)^2)/((275-[.A124])/1000)" office:value-type="float" office:value="-3.13928952426605">
            <text:p>-3,1392895243</text:p>
          </table:table-cell>
          <table:table-cell table:formula="of:=-1.67/1000*((120/3.6)^2)/((275-[.B124])/1000)" office:value-type="float" office:value="-6.70028878289554">
            <text:p>-6,7002887829</text:p>
          </table:table-cell>
          <table:table-cell table:formula="of:=-1.67/1000*((40/3.6)^2)/((275-[.C124])/1000)" office:value-type="float" office:value="-0.74125751834203">
            <text:p>-0,7412575183</text:p>
          </table:table-cell>
          <table:table-cell/>
        </table:table-row>
        <table:table-row table:style-name="ro1">
          <table:table-cell office:value-type="float" office:value="12.4">
            <text:p>12,4</text:p>
          </table:table-cell>
          <table:table-cell office:value-type="float" office:value="-2.01401293660121">
            <text:p>-2,0140129366</text:p>
          </table:table-cell>
          <table:table-cell table:formula="of:=-1.67/1000*((80/3.6)^2)/((275-[.A125])/1000)" office:value-type="float" office:value="-3.14048498866981">
            <text:p>-3,1404849887</text:p>
          </table:table-cell>
          <table:table-cell table:formula="of:=-1.67/1000*((120/3.6)^2)/((275-[.B125])/1000)" office:value-type="float" office:value="-6.6984176572332">
            <text:p>-6,6984176572</text:p>
          </table:table-cell>
          <table:table-cell table:formula="of:=-1.67/1000*((40/3.6)^2)/((275-[.C125])/1000)" office:value-type="float" office:value="-0.741254332372978">
            <text:p>-0,7412543324</text:p>
          </table:table-cell>
          <table:table-cell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-2.10656160854119">
            <text:p>-2,1065616085</text:p>
          </table:table-cell>
          <table:table-cell table:formula="of:=-1.67/1000*((80/3.6)^2)/((275-[.A126])/1000)" office:value-type="float" office:value="-3.14168136390359">
            <text:p>-3,1416813639</text:p>
          </table:table-cell>
          <table:table-cell table:formula="of:=-1.67/1000*((120/3.6)^2)/((275-[.B126])/1000)" office:value-type="float" office:value="-6.69618050465667">
            <text:p>-6,6961805047</text:p>
          </table:table-cell>
          <table:table-cell table:formula="of:=-1.67/1000*((40/3.6)^2)/((275-[.C126])/1000)" office:value-type="float" office:value="-0.74125114400394">
            <text:p>-0,741251144</text:p>
          </table:table-cell>
          <table:table-cell/>
        </table:table-row>
        <table:table-row table:style-name="ro1">
          <table:table-cell office:value-type="float" office:value="12.6">
            <text:p>12,6</text:p>
          </table:table-cell>
          <table:table-cell office:value-type="float" office:value="-2.19946985699484">
            <text:p>-2,199469857</text:p>
          </table:table-cell>
          <table:table-cell table:formula="of:=-1.67/1000*((80/3.6)^2)/((275-[.A127])/1000)" office:value-type="float" office:value="-3.14287865100873">
            <text:p>-3,142878651</text:p>
          </table:table-cell>
          <table:table-cell table:formula="of:=-1.67/1000*((120/3.6)^2)/((275-[.B127])/1000)" office:value-type="float" office:value="-6.69393616269477">
            <text:p>-6,6939361627</text:p>
          </table:table-cell>
          <table:table-cell table:formula="of:=-1.67/1000*((40/3.6)^2)/((275-[.C127])/1000)" office:value-type="float" office:value="-0.741247953232201">
            <text:p>-0,7412479532</text:p>
          </table:table-cell>
          <table:table-cell/>
        </table:table-row>
        <table:table-row table:style-name="ro1">
          <table:table-cell office:value-type="float" office:value="12.7">
            <text:p>12,7</text:p>
          </table:table-cell>
          <table:table-cell office:value-type="float" office:value="-2.28511747720168">
            <text:p>-2,2851174772</text:p>
          </table:table-cell>
          <table:table-cell table:formula="of:=-1.67/1000*((80/3.6)^2)/((275-[.A128])/1000)" office:value-type="float" office:value="-3.14407685102818">
            <text:p>-3,144076851</text:p>
          </table:table-cell>
          <table:table-cell table:formula="of:=-1.67/1000*((120/3.6)^2)/((275-[.B128])/1000)" office:value-type="float" office:value="-6.69186854468711">
            <text:p>-6,6918685447</text:p>
          </table:table-cell>
          <table:table-cell table:formula="of:=-1.67/1000*((40/3.6)^2)/((275-[.C128])/1000)" office:value-type="float" office:value="-0.741244760055047">
            <text:p>-0,7412447601</text:p>
          </table:table-cell>
          <table:table-cell/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-2.36436720195699">
            <text:p>-2,364367202</text:p>
          </table:table-cell>
          <table:table-cell table:formula="of:=-1.67/1000*((80/3.6)^2)/((275-[.A129])/1000)" office:value-type="float" office:value="-3.14527596500645">
            <text:p>-3,145275965</text:p>
          </table:table-cell>
          <table:table-cell table:formula="of:=-1.67/1000*((120/3.6)^2)/((275-[.B129])/1000)" office:value-type="float" office:value="-6.68995651559118">
            <text:p>-6,6899565156</text:p>
          </table:table-cell>
          <table:table-cell table:formula="of:=-1.67/1000*((40/3.6)^2)/((275-[.C129])/1000)" office:value-type="float" office:value="-0.741241564469754">
            <text:p>-0,7412415645</text:p>
          </table:table-cell>
          <table:table-cell/>
        </table:table-row>
        <table:table-row table:style-name="ro1">
          <table:table-cell office:value-type="float" office:value="12.9">
            <text:p>12,9</text:p>
          </table:table-cell>
          <table:table-cell office:value-type="float" office:value="-2.44769725006867">
            <text:p>-2,4476972501</text:p>
          </table:table-cell>
          <table:table-cell table:formula="of:=-1.67/1000*((80/3.6)^2)/((275-[.A130])/1000)" office:value-type="float" office:value="-3.14647599398966">
            <text:p>-3,146475994</text:p>
          </table:table-cell>
          <table:table-cell table:formula="of:=-1.67/1000*((120/3.6)^2)/((275-[.B130])/1000)" office:value-type="float" office:value="-6.68794722013176">
            <text:p>-6,6879472201</text:p>
          </table:table-cell>
          <table:table-cell table:formula="of:=-1.67/1000*((40/3.6)^2)/((275-[.C130])/1000)" office:value-type="float" office:value="-0.741238366473598">
            <text:p>-0,741238366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.51225556545775">
            <text:p>-2,5122555655</text:p>
          </table:table-cell>
          <table:table-cell table:formula="of:=-1.67/1000*((80/3.6)^2)/((275-[.A131])/1000)" office:value-type="float" office:value="-3.14767693902554">
            <text:p>-3,147676939</text:p>
          </table:table-cell>
          <table:table-cell table:formula="of:=-1.67/1000*((120/3.6)^2)/((275-[.B131])/1000)" office:value-type="float" office:value="-6.68639138756119">
            <text:p>-6,6863913876</text:p>
          </table:table-cell>
          <table:table-cell table:formula="of:=-1.67/1000*((40/3.6)^2)/((275-[.C131])/1000)" office:value-type="float" office:value="-0.74123516606385">
            <text:p>-0,7412351661</text:p>
          </table:table-cell>
          <table:table-cell/>
        </table:table-row>
        <table:table-row table:style-name="ro1">
          <table:table-cell office:value-type="float" office:value="13.1">
            <text:p>13,1</text:p>
          </table:table-cell>
          <table:table-cell office:value-type="float" office:value="-2.64201153793617">
            <text:p>-2,6420115379</text:p>
          </table:table-cell>
          <table:table-cell table:formula="of:=-1.67/1000*((80/3.6)^2)/((275-[.A132])/1000)" office:value-type="float" office:value="-3.14887880116339">
            <text:p>-3,1488788012</text:p>
          </table:table-cell>
          <table:table-cell table:formula="of:=-1.67/1000*((120/3.6)^2)/((275-[.B132])/1000)" office:value-type="float" office:value="-6.68326650306673">
            <text:p>-6,6832665031</text:p>
          </table:table-cell>
          <table:table-cell table:formula="of:=-1.67/1000*((40/3.6)^2)/((275-[.C132])/1000)" office:value-type="float" office:value="-0.741231963237777">
            <text:p>-0,7412319632</text:p>
          </table:table-cell>
          <table:table-cell/>
        </table:table-row>
        <table:table-row table:style-name="ro1">
          <table:table-cell office:value-type="float" office:value="13.2">
            <text:p>13,2</text:p>
          </table:table-cell>
          <table:table-cell office:value-type="float" office:value="-2.74615831114593">
            <text:p>-2,7461583111</text:p>
          </table:table-cell>
          <table:table-cell table:formula="of:=-1.67/1000*((80/3.6)^2)/((275-[.A133])/1000)" office:value-type="float" office:value="-3.15008158145413">
            <text:p>-3,1500815815</text:p>
          </table:table-cell>
          <table:table-cell table:formula="of:=-1.67/1000*((120/3.6)^2)/((275-[.B133])/1000)" office:value-type="float" office:value="-6.6807604714981">
            <text:p>-6,6807604715</text:p>
          </table:table-cell>
          <table:table-cell table:formula="of:=-1.67/1000*((40/3.6)^2)/((275-[.C133])/1000)" office:value-type="float" office:value="-0.74122875799264">
            <text:p>-0,741228758</text:p>
          </table:table-cell>
          <table:table-cell/>
        </table:table-row>
        <table:table-row table:style-name="ro1">
          <table:table-cell office:value-type="float" office:value="13.3">
            <text:p>13,3</text:p>
          </table:table-cell>
          <table:table-cell office:value-type="float" office:value="-2.85766921580363">
            <text:p>-2,8576692158</text:p>
          </table:table-cell>
          <table:table-cell table:formula="of:=-1.67/1000*((80/3.6)^2)/((275-[.A134])/1000)" office:value-type="float" office:value="-3.15128528095029">
            <text:p>-3,151285281</text:p>
          </table:table-cell>
          <table:table-cell table:formula="of:=-1.67/1000*((120/3.6)^2)/((275-[.B134])/1000)" office:value-type="float" office:value="-6.67807932310266">
            <text:p>-6,6780793231</text:p>
          </table:table-cell>
          <table:table-cell table:formula="of:=-1.67/1000*((40/3.6)^2)/((275-[.C134])/1000)" office:value-type="float" office:value="-0.741225550325699">
            <text:p>-0,7412255503</text:p>
          </table:table-cell>
          <table:table-cell/>
        </table:table-row>
        <table:table-row table:style-name="ro1">
          <table:table-cell office:value-type="float" office:value="13.4">
            <text:p>13,4</text:p>
          </table:table-cell>
          <table:table-cell office:value-type="float" office:value="-2.95814396372965">
            <text:p>-2,9581439637</text:p>
          </table:table-cell>
          <table:table-cell table:formula="of:=-1.67/1000*((80/3.6)^2)/((275-[.A135])/1000)" office:value-type="float" office:value="-3.15248990070601">
            <text:p>-3,1524899007</text:p>
          </table:table-cell>
          <table:table-cell table:formula="of:=-1.67/1000*((120/3.6)^2)/((275-[.B135])/1000)" office:value-type="float" office:value="-6.67566536851564">
            <text:p>-6,6756653685</text:p>
          </table:table-cell>
          <table:table-cell table:formula="of:=-1.67/1000*((40/3.6)^2)/((275-[.C135])/1000)" office:value-type="float" office:value="-0.741222340234206">
            <text:p>-0,7412223402</text:p>
          </table:table-cell>
          <table:table-cell/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-3.05909354252215">
            <text:p>-3,0590935425</text:p>
          </table:table-cell>
          <table:table-cell table:formula="of:=-1.67/1000*((80/3.6)^2)/((275-[.A136])/1000)" office:value-type="float" office:value="-3.15369544177702">
            <text:p>-3,1536954418</text:p>
          </table:table-cell>
          <table:table-cell table:formula="of:=-1.67/1000*((120/3.6)^2)/((275-[.B136])/1000)" office:value-type="float" office:value="-6.67324176280462">
            <text:p>-6,6732417628</text:p>
          </table:table-cell>
          <table:table-cell table:formula="of:=-1.67/1000*((40/3.6)^2)/((275-[.C136])/1000)" office:value-type="float" office:value="-0.741219127715414">
            <text:p>-0,7412191277</text:p>
          </table:table-cell>
          <table:table-cell/>
        </table:table-row>
        <table:table-row table:style-name="ro1">
          <table:table-cell office:value-type="float" office:value="13.6">
            <text:p>13,6</text:p>
          </table:table-cell>
          <table:table-cell office:value-type="float" office:value="-3.18426876853989">
            <text:p>-3,1842687685</text:p>
          </table:table-cell>
          <table:table-cell table:formula="of:=-1.67/1000*((80/3.6)^2)/((275-[.A137])/1000)" office:value-type="float" office:value="-3.1549019052207">
            <text:p>-3,1549019052</text:p>
          </table:table-cell>
          <table:table-cell table:formula="of:=-1.67/1000*((120/3.6)^2)/((275-[.B137])/1000)" office:value-type="float" office:value="-6.67023898860165">
            <text:p>-6,6702389886</text:p>
          </table:table-cell>
          <table:table-cell table:formula="of:=-1.67/1000*((40/3.6)^2)/((275-[.C137])/1000)" office:value-type="float" office:value="-0.741215912766566">
            <text:p>-0,7412159128</text:p>
          </table:table-cell>
          <table:table-cell/>
        </table:table-row>
        <table:table-row table:style-name="ro1">
          <table:table-cell office:value-type="float" office:value="13.7">
            <text:p>13,7</text:p>
          </table:table-cell>
          <table:table-cell office:value-type="float" office:value="-3.28712086827283">
            <text:p>-3,2871208683</text:p>
          </table:table-cell>
          <table:table-cell table:formula="of:=-1.67/1000*((80/3.6)^2)/((275-[.A138])/1000)" office:value-type="float" office:value="-3.15610929209602">
            <text:p>-3,1561092921</text:p>
          </table:table-cell>
          <table:table-cell table:formula="of:=-1.67/1000*((120/3.6)^2)/((275-[.B138])/1000)" office:value-type="float" office:value="-6.66777373586715">
            <text:p>-6,6677737359</text:p>
          </table:table-cell>
          <table:table-cell table:formula="of:=-1.67/1000*((40/3.6)^2)/((275-[.C138])/1000)" office:value-type="float" office:value="-0.741212695384905">
            <text:p>-0,7412126954</text:p>
          </table:table-cell>
          <table:table-cell/>
        </table:table-row>
        <table:table-row table:style-name="ro1">
          <table:table-cell office:value-type="float" office:value="13.8">
            <text:p>13,8</text:p>
          </table:table-cell>
          <table:table-cell office:value-type="float" office:value="-3.42090269914972">
            <text:p>-3,4209026991</text:p>
          </table:table-cell>
          <table:table-cell table:formula="of:=-1.67/1000*((80/3.6)^2)/((275-[.A139])/1000)" office:value-type="float" office:value="-3.1573176034636">
            <text:p>-3,1573176035</text:p>
          </table:table-cell>
          <table:table-cell table:formula="of:=-1.67/1000*((120/3.6)^2)/((275-[.B139])/1000)" office:value-type="float" office:value="-6.66456985652616">
            <text:p>-6,6645698565</text:p>
          </table:table-cell>
          <table:table-cell table:formula="of:=-1.67/1000*((40/3.6)^2)/((275-[.C139])/1000)" office:value-type="float" office:value="-0.741209475567669">
            <text:p>-0,7412094756</text:p>
          </table:table-cell>
          <table:table-cell/>
        </table:table-row>
        <table:table-row table:style-name="ro1">
          <table:table-cell office:value-type="float" office:value="13.9">
            <text:p>13,9</text:p>
          </table:table-cell>
          <table:table-cell office:value-type="float" office:value="-3.54677192684326">
            <text:p>-3,5467719268</text:p>
          </table:table-cell>
          <table:table-cell table:formula="of:=-1.67/1000*((80/3.6)^2)/((275-[.A140])/1000)" office:value-type="float" office:value="-3.15852684038564">
            <text:p>-3,1585268404</text:p>
          </table:table-cell>
          <table:table-cell table:formula="of:=-1.67/1000*((120/3.6)^2)/((275-[.B140])/1000)" office:value-type="float" office:value="-6.66155828236593">
            <text:p>-6,6615582824</text:p>
          </table:table-cell>
          <table:table-cell table:formula="of:=-1.67/1000*((40/3.6)^2)/((275-[.C140])/1000)" office:value-type="float" office:value="-0.74120625331209">
            <text:p>-0,741206253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3.65513363201121">
            <text:p>-3,655133632</text:p>
          </table:table-cell>
          <table:table-cell table:formula="of:=-1.67/1000*((80/3.6)^2)/((275-[.A141])/1000)" office:value-type="float" office:value="-3.15973700392602">
            <text:p>-3,1597370039</text:p>
          </table:table-cell>
          <table:table-cell table:formula="of:=-1.67/1000*((120/3.6)^2)/((275-[.B141])/1000)" office:value-type="float" office:value="-6.65896777629793">
            <text:p>-6,6589677763</text:p>
          </table:table-cell>
          <table:table-cell table:formula="of:=-1.67/1000*((40/3.6)^2)/((275-[.C141])/1000)" office:value-type="float" office:value="-0.741203028615399">
            <text:p>-0,7412030286</text:p>
          </table:table-cell>
          <table:table-cell/>
        </table:table-row>
        <table:table-row table:style-name="ro1">
          <table:table-cell office:value-type="float" office:value="14.1">
            <text:p>14,1</text:p>
          </table:table-cell>
          <table:table-cell office:value-type="float" office:value="-3.80279405654295">
            <text:p>-3,8027940565</text:p>
          </table:table-cell>
          <table:table-cell table:formula="of:=-1.67/1000*((80/3.6)^2)/((275-[.A142])/1000)" office:value-type="float" office:value="-3.16094809515022">
            <text:p>-3,1609480952</text:p>
          </table:table-cell>
          <table:table-cell table:formula="of:=-1.67/1000*((120/3.6)^2)/((275-[.B142])/1000)" office:value-type="float" office:value="-6.65544103255736">
            <text:p>-6,6554410326</text:p>
          </table:table-cell>
          <table:table-cell table:formula="of:=-1.67/1000*((40/3.6)^2)/((275-[.C142])/1000)" office:value-type="float" office:value="-0.741199801474819">
            <text:p>-0,7411998015</text:p>
          </table:table-cell>
          <table:table-cell/>
        </table:table-row>
        <table:table-row table:style-name="ro1">
          <table:table-cell office:value-type="float" office:value="14.2">
            <text:p>14,2</text:p>
          </table:table-cell>
          <table:table-cell office:value-type="float" office:value="-3.94881433614501">
            <text:p>-3,9488143361</text:p>
          </table:table-cell>
          <table:table-cell table:formula="of:=-1.67/1000*((80/3.6)^2)/((275-[.A143])/1000)" office:value-type="float" office:value="-3.16216011512535">
            <text:p>-3,1621601151</text:p>
          </table:table-cell>
          <table:table-cell table:formula="of:=-1.67/1000*((120/3.6)^2)/((275-[.B143])/1000)" office:value-type="float" office:value="-6.65195713404085">
            <text:p>-6,651957134</text:p>
          </table:table-cell>
          <table:table-cell table:formula="of:=-1.67/1000*((40/3.6)^2)/((275-[.C143])/1000)" office:value-type="float" office:value="-0.741196571887572">
            <text:p>-0,7411965719</text:p>
          </table:table-cell>
          <table:table-cell/>
        </table:table-row>
        <table:table-row table:style-name="ro1">
          <table:table-cell office:value-type="float" office:value="14.3">
            <text:p>14,3</text:p>
          </table:table-cell>
          <table:table-cell office:value-type="float" office:value="-4.10796510766688">
            <text:p>-4,1079651077</text:p>
          </table:table-cell>
          <table:table-cell table:formula="of:=-1.67/1000*((80/3.6)^2)/((275-[.A144])/1000)" office:value-type="float" office:value="-3.16337306492018">
            <text:p>-3,1633730649</text:p>
          </table:table-cell>
          <table:table-cell table:formula="of:=-1.67/1000*((120/3.6)^2)/((275-[.B144])/1000)" office:value-type="float" office:value="-6.64816410681712">
            <text:p>-6,6481641068</text:p>
          </table:table-cell>
          <table:table-cell table:formula="of:=-1.67/1000*((40/3.6)^2)/((275-[.C144])/1000)" office:value-type="float" office:value="-0.741193339850874">
            <text:p>-0,7411933399</text:p>
          </table:table-cell>
          <table:table-cell/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-4.25753688612769">
            <text:p>-4,2575368861</text:p>
          </table:table-cell>
          <table:table-cell table:formula="of:=-1.67/1000*((80/3.6)^2)/((275-[.A145])/1000)" office:value-type="float" office:value="-3.16458694560511">
            <text:p>-3,1645869456</text:p>
          </table:table-cell>
          <table:table-cell table:formula="of:=-1.67/1000*((120/3.6)^2)/((275-[.B145])/1000)" office:value-type="float" office:value="-6.64460331579947">
            <text:p>-6,6446033158</text:p>
          </table:table-cell>
          <table:table-cell table:formula="of:=-1.67/1000*((40/3.6)^2)/((275-[.C145])/1000)" office:value-type="float" office:value="-0.741190105361937">
            <text:p>-0,7411901054</text:p>
          </table:table-cell>
          <table:table-cell/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-4.41373183260511">
            <text:p>-4,4137318326</text:p>
          </table:table-cell>
          <table:table-cell table:formula="of:=-1.67/1000*((80/3.6)^2)/((275-[.A146])/1000)" office:value-type="float" office:value="-3.16580175825217">
            <text:p>-3,1658017583</text:p>
          </table:table-cell>
          <table:table-cell table:formula="of:=-1.67/1000*((120/3.6)^2)/((275-[.B146])/1000)" office:value-type="float" office:value="-6.64088891904284">
            <text:p>-6,640888919</text:p>
          </table:table-cell>
          <table:table-cell table:formula="of:=-1.67/1000*((40/3.6)^2)/((275-[.C146])/1000)" office:value-type="float" office:value="-0.74118686841797">
            <text:p>-0,7411868684</text:p>
          </table:table-cell>
          <table:table-cell/>
        </table:table-row>
        <table:table-row table:style-name="ro1">
          <table:table-cell office:value-type="float" office:value="14.6">
            <text:p>14,6</text:p>
          </table:table-cell>
          <table:table-cell office:value-type="float" office:value="-4.62163556279956">
            <text:p>-4,6216355628</text:p>
          </table:table-cell>
          <table:table-cell table:formula="of:=-1.67/1000*((80/3.6)^2)/((275-[.A147])/1000)" office:value-type="float" office:value="-3.16701750393507">
            <text:p>-3,1670175039</text:p>
          </table:table-cell>
          <table:table-cell table:formula="of:=-1.67/1000*((120/3.6)^2)/((275-[.B147])/1000)" office:value-type="float" office:value="-6.63595129833514">
            <text:p>-6,6359512983</text:p>
          </table:table-cell>
          <table:table-cell table:formula="of:=-1.67/1000*((40/3.6)^2)/((275-[.C147])/1000)" office:value-type="float" office:value="-0.741183629016176">
            <text:p>-0,741183629</text:p>
          </table:table-cell>
          <table:table-cell/>
        </table:table-row>
        <table:table-row table:style-name="ro1">
          <table:table-cell office:value-type="float" office:value="14.7">
            <text:p>14,7</text:p>
          </table:table-cell>
          <table:table-cell office:value-type="float" office:value="-4.78240641985742">
            <text:p>-4,7824064199</text:p>
          </table:table-cell>
          <table:table-cell table:formula="of:=-1.67/1000*((80/3.6)^2)/((275-[.A148])/1000)" office:value-type="float" office:value="-3.16823418372912">
            <text:p>-3,1682341837</text:p>
          </table:table-cell>
          <table:table-cell table:formula="of:=-1.67/1000*((120/3.6)^2)/((275-[.B148])/1000)" office:value-type="float" office:value="-6.63213809366913">
            <text:p>-6,6321380937</text:p>
          </table:table-cell>
          <table:table-cell table:formula="of:=-1.67/1000*((40/3.6)^2)/((275-[.C148])/1000)" office:value-type="float" office:value="-0.741180387153755">
            <text:p>-0,7411803872</text:p>
          </table:table-cell>
          <table:table-cell/>
        </table:table-row>
        <table:table-row table:style-name="ro1">
          <table:table-cell office:value-type="float" office:value="14.8">
            <text:p>14,8</text:p>
          </table:table-cell>
          <table:table-cell office:value-type="float" office:value="-4.94698712475864">
            <text:p>-4,9469871248</text:p>
          </table:table-cell>
          <table:table-cell table:formula="of:=-1.67/1000*((80/3.6)^2)/((275-[.A149])/1000)" office:value-type="float" office:value="-3.16945179871134">
            <text:p>-3,1694517987</text:p>
          </table:table-cell>
          <table:table-cell table:formula="of:=-1.67/1000*((120/3.6)^2)/((275-[.B149])/1000)" office:value-type="float" office:value="-6.62823906273592">
            <text:p>-6,6282390627</text:p>
          </table:table-cell>
          <table:table-cell table:formula="of:=-1.67/1000*((40/3.6)^2)/((275-[.C149])/1000)" office:value-type="float" office:value="-0.741177142827902">
            <text:p>-0,7411771428</text:p>
          </table:table-cell>
          <table:table-cell/>
        </table:table-row>
        <table:table-row table:style-name="ro1">
          <table:table-cell office:value-type="float" office:value="14.9">
            <text:p>14,9</text:p>
          </table:table-cell>
          <table:table-cell office:value-type="float" office:value="-5.12079452581331">
            <text:p>-5,1207945258</text:p>
          </table:table-cell>
          <table:table-cell table:formula="of:=-1.67/1000*((80/3.6)^2)/((275-[.A150])/1000)" office:value-type="float" office:value="-3.17067034996037">
            <text:p>-3,17067035</text:p>
          </table:table-cell>
          <table:table-cell table:formula="of:=-1.67/1000*((120/3.6)^2)/((275-[.B150])/1000)" office:value-type="float" office:value="-6.62412641909226">
            <text:p>-6,6241264191</text:p>
          </table:table-cell>
          <table:table-cell table:formula="of:=-1.67/1000*((40/3.6)^2)/((275-[.C150])/1000)" office:value-type="float" office:value="-0.741173896035809">
            <text:p>-0,74117389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5.3578479714941">
            <text:p>-5,3578479715</text:p>
          </table:table-cell>
          <table:table-cell table:formula="of:=-1.67/1000*((80/3.6)^2)/((275-[.A151])/1000)" office:value-type="float" office:value="-3.1718898385565">
            <text:p>-3,1718898386</text:p>
          </table:table-cell>
          <table:table-cell table:formula="of:=-1.67/1000*((120/3.6)^2)/((275-[.B151])/1000)" office:value-type="float" office:value="-6.61852546301548">
            <text:p>-6,618525463</text:p>
          </table:table-cell>
          <table:table-cell table:formula="of:=-1.67/1000*((40/3.6)^2)/((275-[.C151])/1000)" office:value-type="float" office:value="-0.741170646774661">
            <text:p>-0,7411706468</text:p>
          </table:table-cell>
          <table:table-cell/>
        </table:table-row>
        <table:table-row table:style-name="ro1">
          <table:table-cell office:value-type="float" office:value="15.1">
            <text:p>15,1</text:p>
          </table:table-cell>
          <table:table-cell office:value-type="float" office:value="-5.5581987152103">
            <text:p>-5,5581987152</text:p>
          </table:table-cell>
          <table:table-cell table:formula="of:=-1.67/1000*((80/3.6)^2)/((275-[.A152])/1000)" office:value-type="float" office:value="-3.17311026558173">
            <text:p>-3,1731102656</text:p>
          </table:table-cell>
          <table:table-cell table:formula="of:=-1.67/1000*((120/3.6)^2)/((275-[.B152])/1000)" office:value-type="float" office:value="-6.61379907645863">
            <text:p>-6,6137990765</text:p>
          </table:table-cell>
          <table:table-cell table:formula="of:=-1.67/1000*((40/3.6)^2)/((275-[.C152])/1000)" office:value-type="float" office:value="-0.741167395041643">
            <text:p>-0,741167395</text:p>
          </table:table-cell>
          <table:table-cell/>
        </table:table-row>
        <table:table-row table:style-name="ro1">
          <table:table-cell office:value-type="float" office:value="15.2">
            <text:p>15,2</text:p>
          </table:table-cell>
          <table:table-cell office:value-type="float" office:value="-5.76285592463878">
            <text:p>-5,7628559246</text:p>
          </table:table-cell>
          <table:table-cell table:formula="of:=-1.67/1000*((80/3.6)^2)/((275-[.A153])/1000)" office:value-type="float" office:value="-3.17433163211967">
            <text:p>-3,1743316321</text:p>
          </table:table-cell>
          <table:table-cell table:formula="of:=-1.67/1000*((120/3.6)^2)/((275-[.B153])/1000)" office:value-type="float" office:value="-6.60897806244576">
            <text:p>-6,6089780624</text:p>
          </table:table-cell>
          <table:table-cell table:formula="of:=-1.67/1000*((40/3.6)^2)/((275-[.C153])/1000)" office:value-type="float" office:value="-0.74116414083393">
            <text:p>-0,7411641408</text:p>
          </table:table-cell>
          <table:table-cell/>
        </table:table-row>
        <table:table-row table:style-name="ro1">
          <table:table-cell office:value-type="float" office:value="15.3">
            <text:p>15,3</text:p>
          </table:table-cell>
          <table:table-cell office:value-type="float" office:value="-6.02286458484476">
            <text:p>-6,0228645848</text:p>
          </table:table-cell>
          <table:table-cell table:formula="of:=-1.67/1000*((80/3.6)^2)/((275-[.A154])/1000)" office:value-type="float" office:value="-3.17555393925565">
            <text:p>-3,1755539393</text:p>
          </table:table-cell>
          <table:table-cell table:formula="of:=-1.67/1000*((120/3.6)^2)/((275-[.B154])/1000)" office:value-type="float" office:value="-6.60286328764305">
            <text:p>-6,6028632876</text:p>
          </table:table-cell>
          <table:table-cell table:formula="of:=-1.67/1000*((40/3.6)^2)/((275-[.C154])/1000)" office:value-type="float" office:value="-0.741160884148699">
            <text:p>-0,7411608841</text:p>
          </table:table-cell>
          <table:table-cell/>
        </table:table-row>
        <table:table-row table:style-name="ro1">
          <table:table-cell office:value-type="float" office:value="15.4">
            <text:p>15,4</text:p>
          </table:table-cell>
          <table:table-cell office:value-type="float" office:value="-6.28546776167305">
            <text:p>-6,2854677617</text:p>
          </table:table-cell>
          <table:table-cell table:formula="of:=-1.67/1000*((80/3.6)^2)/((275-[.A155])/1000)" office:value-type="float" office:value="-3.17677718807662">
            <text:p>-3,1767771881</text:p>
          </table:table-cell>
          <table:table-cell table:formula="of:=-1.67/1000*((120/3.6)^2)/((275-[.B155])/1000)" office:value-type="float" office:value="-6.59669897034186">
            <text:p>-6,5966989703</text:p>
          </table:table-cell>
          <table:table-cell table:formula="of:=-1.67/1000*((40/3.6)^2)/((275-[.C155])/1000)" office:value-type="float" office:value="-0.741157624983118">
            <text:p>-0,741157625</text:p>
          </table:table-cell>
          <table:table-cell/>
        </table:table-row>
        <table:table-row table:style-name="ro1">
          <table:table-cell office:value-type="float" office:value="15.5">
            <text:p>15,5</text:p>
          </table:table-cell>
          <table:table-cell office:value-type="float" office:value="-6.52847000007049">
            <text:p>-6,5284700001</text:p>
          </table:table-cell>
          <table:table-cell table:formula="of:=-1.67/1000*((80/3.6)^2)/((275-[.A156])/1000)" office:value-type="float" office:value="-3.17800137967126">
            <text:p>-3,1780013797</text:p>
          </table:table-cell>
          <table:table-cell table:formula="of:=-1.67/1000*((120/3.6)^2)/((275-[.B156])/1000)" office:value-type="float" office:value="-6.5910050076111">
            <text:p>-6,5910050076</text:p>
          </table:table-cell>
          <table:table-cell table:formula="of:=-1.67/1000*((40/3.6)^2)/((275-[.C156])/1000)" office:value-type="float" office:value="-0.741154363334352">
            <text:p>-0,7411543633</text:p>
          </table:table-cell>
          <table:table-cell/>
        </table:table-row>
        <table:table-row table:style-name="ro1">
          <table:table-cell office:value-type="float" office:value="15.6">
            <text:p>15,6</text:p>
          </table:table-cell>
          <table:table-cell office:value-type="float" office:value="-6.79838826770711">
            <text:p>-6,7983882677</text:p>
          </table:table-cell>
          <table:table-cell table:formula="of:=-1.67/1000*((80/3.6)^2)/((275-[.A157])/1000)" office:value-type="float" office:value="-3.17922651512988">
            <text:p>-3,1792265151</text:p>
          </table:table-cell>
          <table:table-cell table:formula="of:=-1.67/1000*((120/3.6)^2)/((275-[.B157])/1000)" office:value-type="float" office:value="-6.58469186769368">
            <text:p>-6,5846918677</text:p>
          </table:table-cell>
          <table:table-cell table:formula="of:=-1.67/1000*((40/3.6)^2)/((275-[.C157])/1000)" office:value-type="float" office:value="-0.741151099199563">
            <text:p>-0,7411510992</text:p>
          </table:table-cell>
          <table:table-cell/>
        </table:table-row>
        <table:table-row table:style-name="ro1">
          <table:table-cell office:value-type="float" office:value="15.7">
            <text:p>15,7</text:p>
          </table:table-cell>
          <table:table-cell office:value-type="float" office:value="-7.08170754100709">
            <text:p>-7,081707541</text:p>
          </table:table-cell>
          <table:table-cell table:formula="of:=-1.67/1000*((80/3.6)^2)/((275-[.A158])/1000)" office:value-type="float" office:value="-3.18045259554451">
            <text:p>-3,1804525955</text:p>
          </table:table-cell>
          <table:table-cell table:formula="of:=-1.67/1000*((120/3.6)^2)/((275-[.B158])/1000)" office:value-type="float" office:value="-6.57807828707151">
            <text:p>-6,5780782871</text:p>
          </table:table-cell>
          <table:table-cell table:formula="of:=-1.67/1000*((40/3.6)^2)/((275-[.C158])/1000)" office:value-type="float" office:value="-0.741147832575907">
            <text:p>-0,7411478326</text:p>
          </table:table-cell>
          <table:table-cell/>
        </table:table-row>
        <table:table-row table:style-name="ro1">
          <table:table-cell office:value-type="float" office:value="15.8">
            <text:p>15,8</text:p>
          </table:table-cell>
          <table:table-cell office:value-type="float" office:value="-7.40892486440722">
            <text:p>-7,4089248644</text:p>
          </table:table-cell>
          <table:table-cell table:formula="of:=-1.67/1000*((80/3.6)^2)/((275-[.A159])/1000)" office:value-type="float" office:value="-3.18167962200884">
            <text:p>-3,181679622</text:p>
          </table:table-cell>
          <table:table-cell table:formula="of:=-1.67/1000*((120/3.6)^2)/((275-[.B159])/1000)" office:value-type="float" office:value="-6.57045649830813">
            <text:p>-6,5704564983</text:p>
          </table:table-cell>
          <table:table-cell table:formula="of:=-1.67/1000*((40/3.6)^2)/((275-[.C159])/1000)" office:value-type="float" office:value="-0.741144563460537">
            <text:p>-0,7411445635</text:p>
          </table:table-cell>
          <table:table-cell/>
        </table:table-row>
        <table:table-row table:style-name="ro1">
          <table:table-cell office:value-type="float" office:value="15.9">
            <text:p>15,9</text:p>
          </table:table-cell>
          <table:table-cell office:value-type="float" office:value="-7.74683334564801">
            <text:p>-7,7468333456</text:p>
          </table:table-cell>
          <table:table-cell table:formula="of:=-1.67/1000*((80/3.6)^2)/((275-[.A160])/1000)" office:value-type="float" office:value="-3.18290759561826">
            <text:p>-3,1829075956</text:p>
          </table:table-cell>
          <table:table-cell table:formula="of:=-1.67/1000*((120/3.6)^2)/((275-[.B160])/1000)" office:value-type="float" office:value="-6.56260419824828">
            <text:p>-6,5626041982</text:p>
          </table:table-cell>
          <table:table-cell table:formula="of:=-1.67/1000*((40/3.6)^2)/((275-[.C160])/1000)" office:value-type="float" office:value="-0.741141291850601">
            <text:p>-0,741141291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8.04640582153761">
            <text:p>-8,0464058215</text:p>
          </table:table-cell>
          <table:table-cell table:formula="of:=-1.67/1000*((80/3.6)^2)/((275-[.A161])/1000)" office:value-type="float" office:value="-3.18413651746985">
            <text:p>-3,1841365175</text:p>
          </table:table-cell>
          <table:table-cell table:formula="of:=-1.67/1000*((120/3.6)^2)/((275-[.B161])/1000)" office:value-type="float" office:value="-6.55565842699834">
            <text:p>-6,555658427</text:p>
          </table:table-cell>
          <table:table-cell table:formula="of:=-1.67/1000*((40/3.6)^2)/((275-[.C161])/1000)" office:value-type="float" office:value="-0.741138017743241">
            <text:p>-0,7411380177</text:p>
          </table:table-cell>
          <table:table-cell/>
        </table:table-row>
        <table:table-row table:style-name="ro1">
          <table:table-cell office:value-type="float" office:value="16.1">
            <text:p>16,1</text:p>
          </table:table-cell>
          <table:table-cell office:value-type="float" office:value="-8.39429184148411">
            <text:p>-8,3942918415</text:p>
          </table:table-cell>
          <table:table-cell table:formula="of:=-1.67/1000*((80/3.6)^2)/((275-[.A162])/1000)" office:value-type="float" office:value="-3.18536638866238">
            <text:p>-3,1853663887</text:p>
          </table:table-cell>
          <table:table-cell table:formula="of:=-1.67/1000*((120/3.6)^2)/((275-[.B162])/1000)" office:value-type="float" office:value="-6.5476109045748">
            <text:p>-6,5476109046</text:p>
          </table:table-cell>
          <table:table-cell table:formula="of:=-1.67/1000*((40/3.6)^2)/((275-[.C162])/1000)" office:value-type="float" office:value="-0.741134741135598">
            <text:p>-0,7411347411</text:p>
          </table:table-cell>
          <table:table-cell/>
        </table:table-row>
        <table:table-row table:style-name="ro1">
          <table:table-cell office:value-type="float" office:value="16.2">
            <text:p>16,2</text:p>
          </table:table-cell>
          <table:table-cell office:value-type="float" office:value="-8.85773580861947">
            <text:p>-8,8577358086</text:p>
          </table:table-cell>
          <table:table-cell table:formula="of:=-1.67/1000*((80/3.6)^2)/((275-[.A163])/1000)" office:value-type="float" office:value="-3.18659721029633">
            <text:p>-3,1865972103</text:p>
          </table:table-cell>
          <table:table-cell table:formula="of:=-1.67/1000*((120/3.6)^2)/((275-[.B163])/1000)" office:value-type="float" office:value="-6.53692086379001">
            <text:p>-6,5369208638</text:p>
          </table:table-cell>
          <table:table-cell table:formula="of:=-1.67/1000*((40/3.6)^2)/((275-[.C163])/1000)" office:value-type="float" office:value="-0.741131462024806">
            <text:p>-0,741131462</text:p>
          </table:table-cell>
          <table:table-cell/>
        </table:table-row>
        <table:table-row table:style-name="ro1">
          <table:table-cell office:value-type="float" office:value="16.3">
            <text:p>16,3</text:p>
          </table:table-cell>
          <table:table-cell office:value-type="float" office:value="-9.15576749589094">
            <text:p>-9,1557674959</text:p>
          </table:table-cell>
          <table:table-cell table:formula="of:=-1.67/1000*((80/3.6)^2)/((275-[.A164])/1000)" office:value-type="float" office:value="-3.18782898347387">
            <text:p>-3,1878289835</text:p>
          </table:table-cell>
          <table:table-cell table:formula="of:=-1.67/1000*((120/3.6)^2)/((275-[.B164])/1000)" office:value-type="float" office:value="-6.53006473142372">
            <text:p>-6,5300647314</text:p>
          </table:table-cell>
          <table:table-cell table:formula="of:=-1.67/1000*((40/3.6)^2)/((275-[.C164])/1000)" office:value-type="float" office:value="-0.741128180407996">
            <text:p>-0,7411281804</text:p>
          </table:table-cell>
          <table:table-cell/>
        </table:table-row>
        <table:table-row table:style-name="ro1">
          <table:table-cell office:value-type="float" office:value="16.4">
            <text:p>16,4</text:p>
          </table:table-cell>
          <table:table-cell office:value-type="float" office:value="-9.65101736767527">
            <text:p>-9,6510173677</text:p>
          </table:table-cell>
          <table:table-cell table:formula="of:=-1.67/1000*((80/3.6)^2)/((275-[.A165])/1000)" office:value-type="float" office:value="-3.18906170929888">
            <text:p>-3,1890617093</text:p>
          </table:table-cell>
          <table:table-cell table:formula="of:=-1.67/1000*((120/3.6)^2)/((275-[.B165])/1000)" office:value-type="float" office:value="-6.51870340290683">
            <text:p>-6,5187034029</text:p>
          </table:table-cell>
          <table:table-cell table:formula="of:=-1.67/1000*((40/3.6)^2)/((275-[.C165])/1000)" office:value-type="float" office:value="-0.741124896282294">
            <text:p>-0,7411248963</text:p>
          </table:table-cell>
          <table:table-cell/>
        </table:table-row>
        <table:table-row table:style-name="ro1">
          <table:table-cell office:value-type="float" office:value="16.5">
            <text:p>16,5</text:p>
          </table:table-cell>
          <table:table-cell office:value-type="float" office:value="-10.1468033111562">
            <text:p>-10,1468033112</text:p>
          </table:table-cell>
          <table:table-cell table:formula="of:=-1.67/1000*((80/3.6)^2)/((275-[.A166])/1000)" office:value-type="float" office:value="-3.19029538887695">
            <text:p>-3,1902953889</text:p>
          </table:table-cell>
          <table:table-cell table:formula="of:=-1.67/1000*((120/3.6)^2)/((275-[.B166])/1000)" office:value-type="float" office:value="-6.50736930594571">
            <text:p>-6,5073693059</text:p>
          </table:table-cell>
          <table:table-cell table:formula="of:=-1.67/1000*((40/3.6)^2)/((275-[.C166])/1000)" office:value-type="float" office:value="-0.741121609644821">
            <text:p>-0,7411216096</text:p>
          </table:table-cell>
          <table:table-cell/>
        </table:table-row>
        <table:table-row table:style-name="ro1">
          <table:table-cell office:value-type="float" office:value="16.6">
            <text:p>16,6</text:p>
          </table:table-cell>
          <table:table-cell office:value-type="float" office:value="-10.484719882939">
            <text:p>-10,4847198829</text:p>
          </table:table-cell>
          <table:table-cell table:formula="of:=-1.67/1000*((80/3.6)^2)/((275-[.A167])/1000)" office:value-type="float" office:value="-3.19153002331537">
            <text:p>-3,1915300233</text:p>
          </table:table-cell>
          <table:table-cell table:formula="of:=-1.67/1000*((120/3.6)^2)/((275-[.B167])/1000)" office:value-type="float" office:value="-6.49966679938742">
            <text:p>-6,4996667994</text:p>
          </table:table-cell>
          <table:table-cell table:formula="of:=-1.67/1000*((40/3.6)^2)/((275-[.C167])/1000)" office:value-type="float" office:value="-0.741118320492696">
            <text:p>-0,7411183205</text:p>
          </table:table-cell>
          <table:table-cell/>
        </table:table-row>
        <table:table-row table:style-name="ro1">
          <table:table-cell office:value-type="float" office:value="16.7">
            <text:p>16,7</text:p>
          </table:table-cell>
          <table:table-cell office:value-type="float" office:value="-11.3171655636683">
            <text:p>-11,3171655637</text:p>
          </table:table-cell>
          <table:table-cell table:formula="of:=-1.67/1000*((80/3.6)^2)/((275-[.A168])/1000)" office:value-type="float" office:value="-3.19276561372316">
            <text:p>-3,1927656137</text:p>
          </table:table-cell>
          <table:table-cell table:formula="of:=-1.67/1000*((120/3.6)^2)/((275-[.B168])/1000)" office:value-type="float" office:value="-6.48076950574218">
            <text:p>-6,4807695057</text:p>
          </table:table-cell>
          <table:table-cell table:formula="of:=-1.67/1000*((40/3.6)^2)/((275-[.C168])/1000)" office:value-type="float" office:value="-0.74111502882303">
            <text:p>-0,7411150288</text:p>
          </table:table-cell>
          <table:table-cell/>
        </table:table-row>
        <table:table-row table:style-name="ro1">
          <table:table-cell office:value-type="float" office:value="16.8">
            <text:p>16,8</text:p>
          </table:table-cell>
          <table:table-cell office:value-type="float" office:value="-11.8248857169044">
            <text:p>-11,8248857169</text:p>
          </table:table-cell>
          <table:table-cell table:formula="of:=-1.67/1000*((80/3.6)^2)/((275-[.A169])/1000)" office:value-type="float" office:value="-3.19400216121104">
            <text:p>-3,1940021612</text:p>
          </table:table-cell>
          <table:table-cell table:formula="of:=-1.67/1000*((120/3.6)^2)/((275-[.B169])/1000)" office:value-type="float" office:value="-6.46929763753828">
            <text:p>-6,4692976375</text:p>
          </table:table-cell>
          <table:table-cell table:formula="of:=-1.67/1000*((40/3.6)^2)/((275-[.C169])/1000)" office:value-type="float" office:value="-0.741111734632932">
            <text:p>-0,7411117346</text:p>
          </table:table-cell>
          <table:table-cell/>
        </table:table-row>
        <table:table-row table:style-name="ro1">
          <table:table-cell office:value-type="float" office:value="16.9">
            <text:p>16,9</text:p>
          </table:table-cell>
          <table:table-cell office:value-type="float" office:value="-12.6527692277617">
            <text:p>-12,6527692278</text:p>
          </table:table-cell>
          <table:table-cell table:formula="of:=-1.67/1000*((80/3.6)^2)/((275-[.A170])/1000)" office:value-type="float" office:value="-3.19523966689148">
            <text:p>-3,1952396669</text:p>
          </table:table-cell>
          <table:table-cell table:formula="of:=-1.67/1000*((120/3.6)^2)/((275-[.B170])/1000)" office:value-type="float" office:value="-6.45067857520377">
            <text:p>-6,4506785752</text:p>
          </table:table-cell>
          <table:table-cell table:formula="of:=-1.67/1000*((40/3.6)^2)/((275-[.C170])/1000)" office:value-type="float" office:value="-0.741108437919507">
            <text:p>-0,741108437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3.2977656404211">
            <text:p>-13,2977656404</text:p>
          </table:table-cell>
          <table:table-cell table:formula="of:=-1.67/1000*((80/3.6)^2)/((275-[.A171])/1000)" office:value-type="float" office:value="-3.19647813187865">
            <text:p>-3,1964781319</text:p>
          </table:table-cell>
          <table:table-cell table:formula="of:=-1.67/1000*((120/3.6)^2)/((275-[.B171])/1000)" office:value-type="float" office:value="-6.43624674452002">
            <text:p>-6,4362467445</text:p>
          </table:table-cell>
          <table:table-cell table:formula="of:=-1.67/1000*((40/3.6)^2)/((275-[.C171])/1000)" office:value-type="float" office:value="-0.741105138679854">
            <text:p>-0,7411051387</text:p>
          </table:table-cell>
          <table:table-cell/>
        </table:table-row>
        <table:table-row table:style-name="ro1">
          <table:table-cell office:value-type="float" office:value="17.1">
            <text:p>17,1</text:p>
          </table:table-cell>
          <table:table-cell office:value-type="float" office:value="-14.2859127326723">
            <text:p>-14,2859127327</text:p>
          </table:table-cell>
          <table:table-cell table:formula="of:=-1.67/1000*((80/3.6)^2)/((275-[.A172])/1000)" office:value-type="float" office:value="-3.19771755728845">
            <text:p>-3,1977175573</text:p>
          </table:table-cell>
          <table:table-cell table:formula="of:=-1.67/1000*((120/3.6)^2)/((275-[.B172])/1000)" office:value-type="float" office:value="-6.41426171785373">
            <text:p>-6,4142617179</text:p>
          </table:table-cell>
          <table:table-cell table:formula="of:=-1.67/1000*((40/3.6)^2)/((275-[.C172])/1000)" office:value-type="float" office:value="-0.741101836911067">
            <text:p>-0,7411018369</text:p>
          </table:table-cell>
          <table:table-cell/>
        </table:table-row>
        <table:table-row table:style-name="ro1">
          <table:table-cell office:value-type="float" office:value="17.2">
            <text:p>17,2</text:p>
          </table:table-cell>
          <table:table-cell office:value-type="float" office:value="-15.3394128853218">
            <text:p>-15,3394128853</text:p>
          </table:table-cell>
          <table:table-cell table:formula="of:=-1.67/1000*((80/3.6)^2)/((275-[.A173])/1000)" office:value-type="float" office:value="-3.19895794423852">
            <text:p>-3,1989579442</text:p>
          </table:table-cell>
          <table:table-cell table:formula="of:=-1.67/1000*((120/3.6)^2)/((275-[.B173])/1000)" office:value-type="float" office:value="-6.39098748983302">
            <text:p>-6,3909874898</text:p>
          </table:table-cell>
          <table:table-cell table:formula="of:=-1.67/1000*((40/3.6)^2)/((275-[.C173])/1000)" office:value-type="float" office:value="-0.741098532610239">
            <text:p>-0,7410985326</text:p>
          </table:table-cell>
          <table:table-cell/>
        </table:table-row>
        <table:table-row table:style-name="ro1">
          <table:table-cell office:value-type="float" office:value="17.3">
            <text:p>17,3</text:p>
          </table:table-cell>
          <table:table-cell office:value-type="float" office:value="-16.4608967694675">
            <text:p>-16,4608967695</text:p>
          </table:table-cell>
          <table:table-cell table:formula="of:=-1.67/1000*((80/3.6)^2)/((275-[.A174])/1000)" office:value-type="float" office:value="-3.20019929384824">
            <text:p>-3,2001992938</text:p>
          </table:table-cell>
          <table:table-cell table:formula="of:=-1.67/1000*((120/3.6)^2)/((275-[.B174])/1000)" office:value-type="float" office:value="-6.36639623401426">
            <text:p>-6,366396234</text:p>
          </table:table-cell>
          <table:table-cell table:formula="of:=-1.67/1000*((40/3.6)^2)/((275-[.C174])/1000)" office:value-type="float" office:value="-0.741095225774455">
            <text:p>-0,7410952258</text:p>
          </table:table-cell>
          <table:table-cell/>
        </table:table-row>
        <table:table-row table:style-name="ro1">
          <table:table-cell office:value-type="float" office:value="17.4">
            <text:p>17,4</text:p>
          </table:table-cell>
          <table:table-cell office:value-type="float" office:value="-17.9944501101242">
            <text:p>-17,9944501101</text:p>
          </table:table-cell>
          <table:table-cell table:formula="of:=-1.67/1000*((80/3.6)^2)/((275-[.A175])/1000)" office:value-type="float" office:value="-3.20144160723871">
            <text:p>-3,2014416072</text:p>
          </table:table-cell>
          <table:table-cell table:formula="of:=-1.67/1000*((120/3.6)^2)/((275-[.B175])/1000)" office:value-type="float" office:value="-6.3330740731032">
            <text:p>-6,3330740731</text:p>
          </table:table-cell>
          <table:table-cell table:formula="of:=-1.67/1000*((40/3.6)^2)/((275-[.C175])/1000)" office:value-type="float" office:value="-0.741091916400796">
            <text:p>-0,74109191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.00.0000</text:date>, <text:time style:data-style-name="N2" text:time-value="0000-00-00T09:39:08.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1:18:07.95</meta:creation-date>
    <dc:date>2015-10-15T10:15:36.58</dc:date>
    <meta:editing-duration>PT1H23M36S</meta:editing-duration>
    <meta:editing-cycles>4</meta:editing-cycles>
    <meta:generator>LibreOffice/3.6$Windows_x86 LibreOffice_project/5b93205-6e6b3fc-7830f6d-c08ad66-1d9bf4</meta:generator>
    <meta:document-statistic meta:table-count="1" meta:cell-count="8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664cm" style:legend-expansion="high" chart:style-name="ch2"/>
        <chart:plot-area chart:style-name="ch3" table:cell-range-address="Sheet1.A2:Sheet1.A175 Sheet1.C2:Sheet1.E175" svg:x="0.77cm" svg:y="0.855cm" svg:width="11.738cm" svg:height="7.545cm">
          <chartooo:coordinate-region svg:x="1.312cm" svg:y="1.067cm" svg:width="11.009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75" chart:class="chart:scatter">
            <chart:domain table:cell-range-address="Sheet1.A2:Sheet1.A175"/>
            <chart:data-point chart:repeated="174"/>
          </chart:series>
          <chart:series chart:style-name="ch7" chart:values-cell-range-address="Sheet1.D2:Sheet1.D175" chart:class="chart:scatter">
            <chart:data-point chart:repeated="174"/>
          </chart:series>
          <chart:series chart:style-name="ch8" chart:values-cell-range-address="Sheet1.E2:Sheet1.E175" chart:class="chart:scatter">
            <chart:data-point chart:repeated="1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75</svg:desc>
                </draw:g>
              </table:table-cell>
              <table:table-cell office:value-type="float" office:value="-2.99996856320368">
                <text:p>-2.99996856320368</text:p>
                <draw:g>
                  <svg:desc>Sheet1.C2:Sheet1.C175</svg:desc>
                </draw:g>
              </table:table-cell>
              <table:table-cell office:value-type="float" office:value="-7.22108387174904">
                <text:p>-7.22108387174904</text:p>
                <draw:g>
                  <svg:desc>Sheet1.D2:Sheet1.D175</svg:desc>
                </draw:g>
              </table:table-cell>
              <table:table-cell office:value-type="float" office:value="-0.741629002951844">
                <text:p>-0.741629002951844</text:p>
                <draw:g>
                  <svg:desc>Sheet1.E2:Sheet1.E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3.00106025482056">
                <text:p>-3.00106025482056</text:p>
              </table:table-cell>
              <table:table-cell office:value-type="float" office:value="-7.17725291841483">
                <text:p>-7.17725291841483</text:p>
              </table:table-cell>
              <table:table-cell office:value-type="float" office:value="-0.741626090624227">
                <text:p>-0.741626090624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3.00215274126207">
                <text:p>-3.00215274126207</text:p>
              </table:table-cell>
              <table:table-cell office:value-type="float" office:value="-7.14552942913195">
                <text:p>-7.14552942913195</text:p>
              </table:table-cell>
              <table:table-cell office:value-type="float" office:value="-0.741623176199138">
                <text:p>-0.741623176199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3.00324602339654">
                <text:p>-3.00324602339654</text:p>
              </table:table-cell>
              <table:table-cell office:value-type="float" office:value="-7.11583234880026">
                <text:p>-7.11583234880026</text:p>
              </table:table-cell>
              <table:table-cell office:value-type="float" office:value="-0.741620259674311">
                <text:p>-0.741620259674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3.00434010209359">
                <text:p>-3.00434010209359</text:p>
              </table:table-cell>
              <table:table-cell office:value-type="float" office:value="-7.09118312570691">
                <text:p>-7.09118312570691</text:p>
              </table:table-cell>
              <table:table-cell office:value-type="float" office:value="-0.741617341047476">
                <text:p>-0.741617341047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3.00543497822409">
                <text:p>-3.00543497822409</text:p>
              </table:table-cell>
              <table:table-cell office:value-type="float" office:value="-7.07311367801296">
                <text:p>-7.07311367801296</text:p>
              </table:table-cell>
              <table:table-cell office:value-type="float" office:value="-0.741614420316359">
                <text:p>-0.741614420316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3.00653065266019">
                <text:p>-3.00653065266019</text:p>
              </table:table-cell>
              <table:table-cell office:value-type="float" office:value="-7.05162418857271">
                <text:p>-7.05162418857271</text:p>
              </table:table-cell>
              <table:table-cell office:value-type="float" office:value="-0.741611497478683">
                <text:p>-0.741611497478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3.00762712627531">
                <text:p>-3.00762712627531</text:p>
              </table:table-cell>
              <table:table-cell office:value-type="float" office:value="-7.03564316397336">
                <text:p>-7.03564316397336</text:p>
              </table:table-cell>
              <table:table-cell office:value-type="float" office:value="-0.74160857253217">
                <text:p>-0.74160857253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3.00872439994415">
                <text:p>-3.00872439994415</text:p>
              </table:table-cell>
              <table:table-cell office:value-type="float" office:value="-7.01646876552384">
                <text:p>-7.01646876552384</text:p>
              </table:table-cell>
              <table:table-cell office:value-type="float" office:value="-0.741605645474535">
                <text:p>-0.741605645474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3.00982247454267">
                <text:p>-3.00982247454267</text:p>
              </table:table-cell>
              <table:table-cell office:value-type="float" office:value="-7.00573104900696">
                <text:p>-7.00573104900696</text:p>
              </table:table-cell>
              <table:table-cell office:value-type="float" office:value="-0.741602716303493">
                <text:p>-0.741602716303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-3.01092135094812">
                <text:p>-3.01092135094812</text:p>
              </table:table-cell>
              <table:table-cell office:value-type="float" office:value="-6.98940411494329">
                <text:p>-6.98940411494329</text:p>
              </table:table-cell>
              <table:table-cell office:value-type="float" office:value="-0.741599785016754">
                <text:p>-0.741599785016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-3.01202103003905">
                <text:p>-3.01202103003905</text:p>
              </table:table-cell>
              <table:table-cell office:value-type="float" office:value="-6.98047177162449">
                <text:p>-6.98047177162449</text:p>
              </table:table-cell>
              <table:table-cell office:value-type="float" office:value="-0.741596851612024">
                <text:p>-0.741596851612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-3.01312151269525">
                <text:p>-3.01312151269525</text:p>
              </table:table-cell>
              <table:table-cell office:value-type="float" office:value="-6.97102841389624">
                <text:p>-6.97102841389624</text:p>
              </table:table-cell>
              <table:table-cell office:value-type="float" office:value="-0.741593916087008">
                <text:p>-0.741593916087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-3.01422279979785">
                <text:p>-3.01422279979785</text:p>
              </table:table-cell>
              <table:table-cell office:value-type="float" office:value="-6.96012767972123">
                <text:p>-6.96012767972123</text:p>
              </table:table-cell>
              <table:table-cell office:value-type="float" office:value="-0.741590978439405">
                <text:p>-0.741590978439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-3.01532489222922">
                <text:p>-3.01532489222922</text:p>
              </table:table-cell>
              <table:table-cell office:value-type="float" office:value="-6.95105614293365">
                <text:p>-6.95105614293365</text:p>
              </table:table-cell>
              <table:table-cell office:value-type="float" office:value="-0.741588038666913">
                <text:p>-0.741588038666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-3.01642779087305">
                <text:p>-3.01642779087305</text:p>
              </table:table-cell>
              <table:table-cell office:value-type="float" office:value="-6.94034812741097">
                <text:p>-6.94034812741097</text:p>
              </table:table-cell>
              <table:table-cell office:value-type="float" office:value="-0.741585096767225">
                <text:p>-0.741585096767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-3.01753149661431">
                <text:p>-3.01753149661431</text:p>
              </table:table-cell>
              <table:table-cell office:value-type="float" office:value="-6.93349536099872">
                <text:p>-6.93349536099872</text:p>
              </table:table-cell>
              <table:table-cell office:value-type="float" office:value="-0.741582152738032">
                <text:p>-0.741582152738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-3.01863601033928">
                <text:p>-3.01863601033928</text:p>
              </table:table-cell>
              <table:table-cell office:value-type="float" office:value="-6.92567079878543">
                <text:p>-6.92567079878543</text:p>
              </table:table-cell>
              <table:table-cell office:value-type="float" office:value="-0.74157920657702">
                <text:p>-0.74157920657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-3.01974133293552">
                <text:p>-3.01974133293552</text:p>
              </table:table-cell>
              <table:table-cell office:value-type="float" office:value="-6.91835211450158">
                <text:p>-6.91835211450158</text:p>
              </table:table-cell>
              <table:table-cell office:value-type="float" office:value="-0.741576258281874">
                <text:p>-0.741576258281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-3.02084746529191">
                <text:p>-3.02084746529191</text:p>
              </table:table-cell>
              <table:table-cell office:value-type="float" office:value="-6.91159245966631">
                <text:p>-6.91159245966631</text:p>
              </table:table-cell>
              <table:table-cell office:value-type="float" office:value="-0.741573307850273">
                <text:p>-0.741573307850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-3.02195440829861">
                <text:p>-3.02195440829861</text:p>
              </table:table-cell>
              <table:table-cell office:value-type="float" office:value="-6.90512083537093">
                <text:p>-6.90512083537093</text:p>
              </table:table-cell>
              <table:table-cell office:value-type="float" office:value="-0.741570355279895">
                <text:p>-0.74157035527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-3.02306216284711">
                <text:p>-3.02306216284711</text:p>
              </table:table-cell>
              <table:table-cell office:value-type="float" office:value="-6.89772847630941">
                <text:p>-6.89772847630941</text:p>
              </table:table-cell>
              <table:table-cell office:value-type="float" office:value="-0.741567400568413">
                <text:p>-0.741567400568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-3.02417072983018">
                <text:p>-3.02417072983018</text:p>
              </table:table-cell>
              <table:table-cell office:value-type="float" office:value="-6.89359675339611">
                <text:p>-6.89359675339611</text:p>
              </table:table-cell>
              <table:table-cell office:value-type="float" office:value="-0.741564443713497">
                <text:p>-0.741564443713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-3.02528011014193">
                <text:p>-3.02528011014193</text:p>
              </table:table-cell>
              <table:table-cell office:value-type="float" office:value="-6.88637686880198">
                <text:p>-6.88637686880198</text:p>
              </table:table-cell>
              <table:table-cell office:value-type="float" office:value="-0.741561484712814">
                <text:p>-0.7415614847128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-3.02639030467777">
                <text:p>-3.02639030467777</text:p>
              </table:table-cell>
              <table:table-cell office:value-type="float" office:value="-6.8807281000642">
                <text:p>-6.8807281000642</text:p>
              </table:table-cell>
              <table:table-cell office:value-type="float" office:value="-0.741558523564027">
                <text:p>-0.741558523564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-3.0275013143344">
                <text:p>-3.0275013143344</text:p>
              </table:table-cell>
              <table:table-cell office:value-type="float" office:value="-6.87503925609279">
                <text:p>-6.87503925609279</text:p>
              </table:table-cell>
              <table:table-cell office:value-type="float" office:value="-0.741555560264797">
                <text:p>-0.741555560264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-3.02861314000988">
                <text:p>-3.02861314000988</text:p>
              </table:table-cell>
              <table:table-cell office:value-type="float" office:value="-6.87106280085319">
                <text:p>-6.87106280085319</text:p>
              </table:table-cell>
              <table:table-cell office:value-type="float" office:value="-0.74155259481278">
                <text:p>-0.74155259481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-3.02972578260357">
                <text:p>-3.02972578260357</text:p>
              </table:table-cell>
              <table:table-cell office:value-type="float" office:value="-6.86681707702208">
                <text:p>-6.86681707702208</text:p>
              </table:table-cell>
              <table:table-cell office:value-type="float" office:value="-0.741549627205628">
                <text:p>-0.741549627205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-3.03083924301614">
                <text:p>-3.03083924301614</text:p>
              </table:table-cell>
              <table:table-cell office:value-type="float" office:value="-6.86323101587517">
                <text:p>-6.86323101587517</text:p>
              </table:table-cell>
              <table:table-cell office:value-type="float" office:value="-0.741546657440993">
                <text:p>-0.7415466574409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-3.0319535221496">
                <text:p>-3.0319535221496</text:p>
              </table:table-cell>
              <table:table-cell office:value-type="float" office:value="-6.85723646478073">
                <text:p>-6.85723646478073</text:p>
              </table:table-cell>
              <table:table-cell office:value-type="float" office:value="-0.741543685516521">
                <text:p>-0.7415436855165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-3.03306862090729">
                <text:p>-3.03306862090729</text:p>
              </table:table-cell>
              <table:table-cell office:value-type="float" office:value="-6.85287281772937">
                <text:p>-6.85287281772937</text:p>
              </table:table-cell>
              <table:table-cell office:value-type="float" office:value="-0.741540711429853">
                <text:p>-0.741540711429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-3.03418454019386">
                <text:p>-3.03418454019386</text:p>
              </table:table-cell>
              <table:table-cell office:value-type="float" office:value="-6.85048037539913">
                <text:p>-6.85048037539913</text:p>
              </table:table-cell>
              <table:table-cell office:value-type="float" office:value="-0.741537735178631">
                <text:p>-0.741537735178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-3.03530128091532">
                <text:p>-3.03530128091532</text:p>
              </table:table-cell>
              <table:table-cell office:value-type="float" office:value="-6.84625842054381">
                <text:p>-6.84625842054381</text:p>
              </table:table-cell>
              <table:table-cell office:value-type="float" office:value="-0.741534756760489">
                <text:p>-0.741534756760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-3.03641884397898">
                <text:p>-3.03641884397898</text:p>
              </table:table-cell>
              <table:table-cell office:value-type="float" office:value="-6.84184970175449">
                <text:p>-6.84184970175449</text:p>
              </table:table-cell>
              <table:table-cell office:value-type="float" office:value="-0.741531776173061">
                <text:p>-0.741531776173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-3.03753723029352">
                <text:p>-3.03753723029352</text:p>
              </table:table-cell>
              <table:table-cell office:value-type="float" office:value="-6.83840230181054">
                <text:p>-6.83840230181054</text:p>
              </table:table-cell>
              <table:table-cell office:value-type="float" office:value="-0.741528793413975">
                <text:p>-0.741528793413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-3.03865644076894">
                <text:p>-3.03865644076894</text:p>
              </table:table-cell>
              <table:table-cell office:value-type="float" office:value="-6.83567589137142">
                <text:p>-6.83567589137142</text:p>
              </table:table-cell>
              <table:table-cell office:value-type="float" office:value="-0.741525808480858">
                <text:p>-0.7415258084808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-3.03977647631659">
                <text:p>-3.03977647631659</text:p>
              </table:table-cell>
              <table:table-cell office:value-type="float" office:value="-6.83264431175883">
                <text:p>-6.83264431175883</text:p>
              </table:table-cell>
              <table:table-cell office:value-type="float" office:value="-0.741522821371332">
                <text:p>-0.741522821371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-3.04089733784916">
                <text:p>-3.04089733784916</text:p>
              </table:table-cell>
              <table:table-cell office:value-type="float" office:value="-6.82999016401765">
                <text:p>-6.82999016401765</text:p>
              </table:table-cell>
              <table:table-cell office:value-type="float" office:value="-0.741519832083015">
                <text:p>-0.741519832083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-3.04201902628068">
                <text:p>-3.04201902628068</text:p>
              </table:table-cell>
              <table:table-cell office:value-type="float" office:value="-6.82684915085525">
                <text:p>-6.82684915085525</text:p>
              </table:table-cell>
              <table:table-cell office:value-type="float" office:value="-0.741516840613523">
                <text:p>-0.7415168406135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3.04314154252654">
                <text:p>-3.04314154252654</text:p>
              </table:table-cell>
              <table:table-cell office:value-type="float" office:value="-6.82373756035968">
                <text:p>-6.82373756035968</text:p>
              </table:table-cell>
              <table:table-cell office:value-type="float" office:value="-0.741513846960468">
                <text:p>-0.741513846960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-3.04426488750347">
                <text:p>-3.04426488750347</text:p>
              </table:table-cell>
              <table:table-cell office:value-type="float" office:value="-6.82119463995191">
                <text:p>-6.82119463995191</text:p>
              </table:table-cell>
              <table:table-cell office:value-type="float" office:value="-0.741510851121458">
                <text:p>-0.7415108511214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-3.04538906212958">
                <text:p>-3.04538906212958</text:p>
              </table:table-cell>
              <table:table-cell office:value-type="float" office:value="-6.81808960351366">
                <text:p>-6.81808960351366</text:p>
              </table:table-cell>
              <table:table-cell office:value-type="float" office:value="-0.741507853094098">
                <text:p>-0.7415078530940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-3.04651406732431">
                <text:p>-3.04651406732431</text:p>
              </table:table-cell>
              <table:table-cell office:value-type="float" office:value="-6.81468936512188">
                <text:p>-6.81468936512188</text:p>
              </table:table-cell>
              <table:table-cell office:value-type="float" office:value="-0.741504852875988">
                <text:p>-0.7415048528759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-3.04763990400847">
                <text:p>-3.04763990400847</text:p>
              </table:table-cell>
              <table:table-cell office:value-type="float" office:value="-6.81286819927293">
                <text:p>-6.81286819927293</text:p>
              </table:table-cell>
              <table:table-cell office:value-type="float" office:value="-0.741501850464729">
                <text:p>-0.7415018504647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-3.04876657310422">
                <text:p>-3.04876657310422</text:p>
              </table:table-cell>
              <table:table-cell office:value-type="float" office:value="-6.81050830345649">
                <text:p>-6.81050830345649</text:p>
              </table:table-cell>
              <table:table-cell office:value-type="float" office:value="-0.741498845857912">
                <text:p>-0.7414988458579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-3.0498940755351">
                <text:p>-3.0498940755351</text:p>
              </table:table-cell>
              <table:table-cell office:value-type="float" office:value="-6.80762273584949">
                <text:p>-6.80762273584949</text:p>
              </table:table-cell>
              <table:table-cell office:value-type="float" office:value="-0.74149583905313">
                <text:p>-0.741495839053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-3.05102241222601">
                <text:p>-3.05102241222601</text:p>
              </table:table-cell>
              <table:table-cell office:value-type="float" office:value="-6.8061562274171">
                <text:p>-6.8061562274171</text:p>
              </table:table-cell>
              <table:table-cell office:value-type="float" office:value="-0.741492830047969">
                <text:p>-0.741492830047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-3.05215158410322">
                <text:p>-3.05215158410322</text:p>
              </table:table-cell>
              <table:table-cell office:value-type="float" office:value="-6.80394888741268">
                <text:p>-6.80394888741268</text:p>
              </table:table-cell>
              <table:table-cell office:value-type="float" office:value="-0.741489818840014">
                <text:p>-0.7414898188400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-3.05328159209438">
                <text:p>-3.05328159209438</text:p>
              </table:table-cell>
              <table:table-cell office:value-type="float" office:value="-6.80160262395775">
                <text:p>-6.80160262395775</text:p>
              </table:table-cell>
              <table:table-cell office:value-type="float" office:value="-0.741486805426844">
                <text:p>-0.741486805426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-3.05441243712849">
                <text:p>-3.05441243712849</text:p>
              </table:table-cell>
              <table:table-cell office:value-type="float" office:value="-6.79964096086022">
                <text:p>-6.79964096086022</text:p>
              </table:table-cell>
              <table:table-cell office:value-type="float" office:value="-0.741483789806037">
                <text:p>-0.741483789806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-3.05554412013594">
                <text:p>-3.05554412013594</text:p>
              </table:table-cell>
              <table:table-cell office:value-type="float" office:value="-6.79772543235224">
                <text:p>-6.79772543235224</text:p>
              </table:table-cell>
              <table:table-cell office:value-type="float" office:value="-0.741480771975164">
                <text:p>-0.7414807719751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-3.05667664204852">
                <text:p>-3.05667664204852</text:p>
              </table:table-cell>
              <table:table-cell office:value-type="float" office:value="-6.79563363473515">
                <text:p>-6.79563363473515</text:p>
              </table:table-cell>
              <table:table-cell office:value-type="float" office:value="-0.741477751931797">
                <text:p>-0.741477751931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-3.05781000379937">
                <text:p>-3.05781000379937</text:p>
              </table:table-cell>
              <table:table-cell office:value-type="float" office:value="-6.79408797535132">
                <text:p>-6.79408797535132</text:p>
              </table:table-cell>
              <table:table-cell office:value-type="float" office:value="-0.741474729673501">
                <text:p>-0.7414747296735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-3.05894420632304">
                <text:p>-3.05894420632304</text:p>
              </table:table-cell>
              <table:table-cell office:value-type="float" office:value="-6.79184255384849">
                <text:p>-6.79184255384849</text:p>
              </table:table-cell>
              <table:table-cell office:value-type="float" office:value="-0.741471705197838">
                <text:p>-0.7414717051978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-3.06007925055544">
                <text:p>-3.06007925055544</text:p>
              </table:table-cell>
              <table:table-cell office:value-type="float" office:value="-6.7900153651855">
                <text:p>-6.7900153651855</text:p>
              </table:table-cell>
              <table:table-cell office:value-type="float" office:value="-0.741468678502367">
                <text:p>-0.741468678502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-3.06121513743389">
                <text:p>-3.06121513743389</text:p>
              </table:table-cell>
              <table:table-cell office:value-type="float" office:value="-6.78817806901036">
                <text:p>-6.78817806901036</text:p>
              </table:table-cell>
              <table:table-cell office:value-type="float" office:value="-0.741465649584644">
                <text:p>-0.7414656495846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-3.06235186789711">
                <text:p>-3.06235186789711</text:p>
              </table:table-cell>
              <table:table-cell office:value-type="float" office:value="-6.78663862550953">
                <text:p>-6.78663862550953</text:p>
              </table:table-cell>
              <table:table-cell office:value-type="float" office:value="-0.74146261844222">
                <text:p>-0.74146261844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-3.06348944288518">
                <text:p>-3.06348944288518</text:p>
              </table:table-cell>
              <table:table-cell office:value-type="float" office:value="-6.78516766505303">
                <text:p>-6.78516766505303</text:p>
              </table:table-cell>
              <table:table-cell office:value-type="float" office:value="-0.741459585072643">
                <text:p>-0.741459585072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-3.06462786333962">
                <text:p>-3.06462786333962</text:p>
              </table:table-cell>
              <table:table-cell office:value-type="float" office:value="-6.78342681722997">
                <text:p>-6.78342681722997</text:p>
              </table:table-cell>
              <table:table-cell office:value-type="float" office:value="-0.741456549473457">
                <text:p>-0.7414565494734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-3.06576713020331">
                <text:p>-3.06576713020331</text:p>
              </table:table-cell>
              <table:table-cell office:value-type="float" office:value="-6.7812233429741">
                <text:p>-6.7812233429741</text:p>
              </table:table-cell>
              <table:table-cell office:value-type="float" office:value="-0.741453511642205">
                <text:p>-0.7414535116422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-3.06690724442057">
                <text:p>-3.06690724442057</text:p>
              </table:table-cell>
              <table:table-cell office:value-type="float" office:value="-6.77956982653288">
                <text:p>-6.77956982653288</text:p>
              </table:table-cell>
              <table:table-cell office:value-type="float" office:value="-0.741450471576422">
                <text:p>-0.7414504715764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-3.06804820693709">
                <text:p>-3.06804820693709</text:p>
              </table:table-cell>
              <table:table-cell office:value-type="float" office:value="-6.77848884965984">
                <text:p>-6.77848884965984</text:p>
              </table:table-cell>
              <table:table-cell office:value-type="float" office:value="-0.741447429273642">
                <text:p>-0.7414474292736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-3.0691900187">
                <text:p>-3.0691900187</text:p>
              </table:table-cell>
              <table:table-cell office:value-type="float" office:value="-6.77666410658635">
                <text:p>-6.77666410658635</text:p>
              </table:table-cell>
              <table:table-cell office:value-type="float" office:value="-0.741444384731396">
                <text:p>-0.741444384731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-3.07033268065782">
                <text:p>-3.07033268065782</text:p>
              </table:table-cell>
              <table:table-cell office:value-type="float" office:value="-6.77603356311293">
                <text:p>-6.77603356311293</text:p>
              </table:table-cell>
              <table:table-cell office:value-type="float" office:value="-0.74144133794721">
                <text:p>-0.741441337947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-3.07147619376049">
                <text:p>-3.07147619376049</text:p>
              </table:table-cell>
              <table:table-cell office:value-type="float" office:value="-6.77394961196216">
                <text:p>-6.77394961196216</text:p>
              </table:table-cell>
              <table:table-cell office:value-type="float" office:value="-0.741438288918607">
                <text:p>-0.741438288918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-3.07262055895936">
                <text:p>-3.07262055895936</text:p>
              </table:table-cell>
              <table:table-cell office:value-type="float" office:value="-6.77290985915919">
                <text:p>-6.77290985915919</text:p>
              </table:table-cell>
              <table:table-cell office:value-type="float" office:value="-0.741435237643104">
                <text:p>-0.741435237643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-3.0737657772072">
                <text:p>-3.0737657772072</text:p>
              </table:table-cell>
              <table:table-cell office:value-type="float" office:value="-6.77144343926242">
                <text:p>-6.77144343926242</text:p>
              </table:table-cell>
              <table:table-cell office:value-type="float" office:value="-0.741432184118219">
                <text:p>-0.741432184118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-3.07491184945821">
                <text:p>-3.07491184945821</text:p>
              </table:table-cell>
              <table:table-cell office:value-type="float" office:value="-6.77010977816274">
                <text:p>-6.77010977816274</text:p>
              </table:table-cell>
              <table:table-cell office:value-type="float" office:value="-0.741429128341462">
                <text:p>-0.741429128341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-3.076058776668">
                <text:p>-3.076058776668</text:p>
              </table:table-cell>
              <table:table-cell office:value-type="float" office:value="-6.76865973731194">
                <text:p>-6.76865973731194</text:p>
              </table:table-cell>
              <table:table-cell office:value-type="float" office:value="-0.741426070310343">
                <text:p>-0.741426070310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-3.07720655979362">
                <text:p>-3.07720655979362</text:p>
              </table:table-cell>
              <table:table-cell office:value-type="float" office:value="-6.76777391670427">
                <text:p>-6.76777391670427</text:p>
              </table:table-cell>
              <table:table-cell office:value-type="float" office:value="-0.741423010022364">
                <text:p>-0.741423010022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-3.07835519979355">
                <text:p>-3.07835519979355</text:p>
              </table:table-cell>
              <table:table-cell office:value-type="float" office:value="-6.76647046024501">
                <text:p>-6.76647046024501</text:p>
              </table:table-cell>
              <table:table-cell office:value-type="float" office:value="-0.741419947475027">
                <text:p>-0.741419947475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-3.07950469762767">
                <text:p>-3.07950469762767</text:p>
              </table:table-cell>
              <table:table-cell office:value-type="float" office:value="-6.7650934488518">
                <text:p>-6.7650934488518</text:p>
              </table:table-cell>
              <table:table-cell office:value-type="float" office:value="-0.741416882665829">
                <text:p>-0.7414168826658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-3.08065505425734">
                <text:p>-3.08065505425734</text:p>
              </table:table-cell>
              <table:table-cell office:value-type="float" office:value="-6.76401592984099">
                <text:p>-6.76401592984099</text:p>
              </table:table-cell>
              <table:table-cell office:value-type="float" office:value="-0.741413815592263">
                <text:p>-0.741413815592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-3.08180627064533">
                <text:p>-3.08180627064533</text:p>
              </table:table-cell>
              <table:table-cell office:value-type="float" office:value="-6.76294465330144">
                <text:p>-6.76294465330144</text:p>
              </table:table-cell>
              <table:table-cell office:value-type="float" office:value="-0.741410746251818">
                <text:p>-0.741410746251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-3.08295834775585">
                <text:p>-3.08295834775585</text:p>
              </table:table-cell>
              <table:table-cell office:value-type="float" office:value="-6.76139004413688">
                <text:p>-6.76139004413688</text:p>
              </table:table-cell>
              <table:table-cell office:value-type="float" office:value="-0.741407674641982">
                <text:p>-0.741407674641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-3.08411128655457">
                <text:p>-3.08411128655457</text:p>
              </table:table-cell>
              <table:table-cell office:value-type="float" office:value="-6.76073995292254">
                <text:p>-6.76073995292254</text:p>
              </table:table-cell>
              <table:table-cell office:value-type="float" office:value="-0.741404600760235">
                <text:p>-0.741404600760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-3.08526508800857">
                <text:p>-3.08526508800857</text:p>
              </table:table-cell>
              <table:table-cell office:value-type="float" office:value="-6.75938792243504">
                <text:p>-6.75938792243504</text:p>
              </table:table-cell>
              <table:table-cell office:value-type="float" office:value="-0.741401524604057">
                <text:p>-0.7414015246040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-3.08641975308642">
                <text:p>-3.08641975308642</text:p>
              </table:table-cell>
              <table:table-cell office:value-type="float" office:value="-6.75801158909417">
                <text:p>-6.75801158909417</text:p>
              </table:table-cell>
              <table:table-cell office:value-type="float" office:value="-0.741398446170921">
                <text:p>-0.7413984461709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-3.08757528275811">
                <text:p>-3.08757528275811</text:p>
              </table:table-cell>
              <table:table-cell office:value-type="float" office:value="-6.75686300720983">
                <text:p>-6.75686300720983</text:p>
              </table:table-cell>
              <table:table-cell office:value-type="float" office:value="-0.741395365458299">
                <text:p>-0.741395365458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-3.0887316779951">
                <text:p>-3.0887316779951</text:p>
              </table:table-cell>
              <table:table-cell office:value-type="float" office:value="-6.75582326995292">
                <text:p>-6.75582326995292</text:p>
              </table:table-cell>
              <table:table-cell office:value-type="float" office:value="-0.741392282463659">
                <text:p>-0.7413922824636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-3.08988893977029">
                <text:p>-3.08988893977029</text:p>
              </table:table-cell>
              <table:table-cell office:value-type="float" office:value="-6.75444536616211">
                <text:p>-6.75444536616211</text:p>
              </table:table-cell>
              <table:table-cell office:value-type="float" office:value="-0.741389197184463">
                <text:p>-0.7413891971844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-3.09104706905806">
                <text:p>-3.09104706905806</text:p>
              </table:table-cell>
              <table:table-cell office:value-type="float" office:value="-6.75349270810561">
                <text:p>-6.75349270810561</text:p>
              </table:table-cell>
              <table:table-cell office:value-type="float" office:value="-0.741386109618172">
                <text:p>-0.7413861096181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-3.09220606683424">
                <text:p>-3.09220606683424</text:p>
              </table:table-cell>
              <table:table-cell office:value-type="float" office:value="-6.75250494049625">
                <text:p>-6.75250494049625</text:p>
              </table:table-cell>
              <table:table-cell office:value-type="float" office:value="-0.74138301976224">
                <text:p>-0.74138301976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-3.09336593407611">
                <text:p>-3.09336593407611</text:p>
              </table:table-cell>
              <table:table-cell office:value-type="float" office:value="-6.75183388707885">
                <text:p>-6.75183388707885</text:p>
              </table:table-cell>
              <table:table-cell office:value-type="float" office:value="-0.741379927614122">
                <text:p>-0.7413799276141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-3.09452667176244">
                <text:p>-3.09452667176244</text:p>
              </table:table-cell>
              <table:table-cell office:value-type="float" office:value="-6.7499896205106">
                <text:p>-6.7499896205106</text:p>
              </table:table-cell>
              <table:table-cell office:value-type="float" office:value="-0.741376833171264">
                <text:p>-0.7413768331712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-3.09568828087347">
                <text:p>-3.09568828087347</text:p>
              </table:table-cell>
              <table:table-cell office:value-type="float" office:value="-6.74935530615648">
                <text:p>-6.74935530615648</text:p>
              </table:table-cell>
              <table:table-cell office:value-type="float" office:value="-0.741373736431112">
                <text:p>-0.741373736431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-3.09685076239088">
                <text:p>-3.09685076239088</text:p>
              </table:table-cell>
              <table:table-cell office:value-type="float" office:value="-6.74809835166632">
                <text:p>-6.74809835166632</text:p>
              </table:table-cell>
              <table:table-cell office:value-type="float" office:value="-0.741370637391105">
                <text:p>-0.7413706373911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-3.09801411729786">
                <text:p>-3.09801411729786</text:p>
              </table:table-cell>
              <table:table-cell office:value-type="float" office:value="-6.74699587463894">
                <text:p>-6.74699587463894</text:p>
              </table:table-cell>
              <table:table-cell office:value-type="float" office:value="-0.741367536048682">
                <text:p>-0.741367536048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-3.09917834657907">
                <text:p>-3.09917834657907</text:p>
              </table:table-cell>
              <table:table-cell office:value-type="float" office:value="-6.74621193345836">
                <text:p>-6.74621193345836</text:p>
              </table:table-cell>
              <table:table-cell office:value-type="float" office:value="-0.741364432401276">
                <text:p>-0.7413644324012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-3.10034345122064">
                <text:p>-3.10034345122064</text:p>
              </table:table-cell>
              <table:table-cell office:value-type="float" office:value="-6.74469609312989">
                <text:p>-6.74469609312989</text:p>
              </table:table-cell>
              <table:table-cell office:value-type="float" office:value="-0.741361326446315">
                <text:p>-0.741361326446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-3.1015094322102">
                <text:p>-3.1015094322102</text:p>
              </table:table-cell>
              <table:table-cell office:value-type="float" office:value="-6.74303348134692">
                <text:p>-6.74303348134692</text:p>
              </table:table-cell>
              <table:table-cell office:value-type="float" office:value="-0.741358218181226">
                <text:p>-0.741358218181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-3.10267629053684">
                <text:p>-3.10267629053684</text:p>
              </table:table-cell>
              <table:table-cell office:value-type="float" office:value="-6.74230699989016">
                <text:p>-6.74230699989016</text:p>
              </table:table-cell>
              <table:table-cell office:value-type="float" office:value="-0.74135510760343">
                <text:p>-0.741355107603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-3.10384402719116">
                <text:p>-3.10384402719116</text:p>
              </table:table-cell>
              <table:table-cell office:value-type="float" office:value="-6.74111109929465">
                <text:p>-6.74111109929465</text:p>
              </table:table-cell>
              <table:table-cell office:value-type="float" office:value="-0.741351994710345">
                <text:p>-0.741351994710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-3.10501264316525">
                <text:p>-3.10501264316525</text:p>
              </table:table-cell>
              <table:table-cell office:value-type="float" office:value="-6.74004971988073">
                <text:p>-6.74004971988073</text:p>
              </table:table-cell>
              <table:table-cell office:value-type="float" office:value="-0.741348879499385">
                <text:p>-0.7413488794993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-3.1061821394527">
                <text:p>-3.1061821394527</text:p>
              </table:table-cell>
              <table:table-cell office:value-type="float" office:value="-6.73926339550501">
                <text:p>-6.73926339550501</text:p>
              </table:table-cell>
              <table:table-cell office:value-type="float" office:value="-0.74134576196796">
                <text:p>-0.741345761967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-3.10735251704857">
                <text:p>-3.10735251704857</text:p>
              </table:table-cell>
              <table:table-cell office:value-type="float" office:value="-6.73815653289282">
                <text:p>-6.73815653289282</text:p>
              </table:table-cell>
              <table:table-cell office:value-type="float" office:value="-0.741342642113476">
                <text:p>-0.7413426421134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-3.10852377694946">
                <text:p>-3.10852377694946</text:p>
              </table:table-cell>
              <table:table-cell office:value-type="float" office:value="-6.73701946017668">
                <text:p>-6.73701946017668</text:p>
              </table:table-cell>
              <table:table-cell office:value-type="float" office:value="-0.741339519933337">
                <text:p>-0.741339519933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-3.10969592015344">
                <text:p>-3.10969592015344</text:p>
              </table:table-cell>
              <table:table-cell office:value-type="float" office:value="-6.73601517575055">
                <text:p>-6.73601517575055</text:p>
              </table:table-cell>
              <table:table-cell office:value-type="float" office:value="-0.74133639542494">
                <text:p>-0.741336395424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-3.11086894766009">
                <text:p>-3.11086894766009</text:p>
              </table:table-cell>
              <table:table-cell office:value-type="float" office:value="-6.73454870508978">
                <text:p>-6.73454870508978</text:p>
              </table:table-cell>
              <table:table-cell office:value-type="float" office:value="-0.741333268585681">
                <text:p>-0.7413332685856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-3.11204286047053">
                <text:p>-3.11204286047053</text:p>
              </table:table-cell>
              <table:table-cell office:value-type="float" office:value="-6.73323125018317">
                <text:p>-6.73323125018317</text:p>
              </table:table-cell>
              <table:table-cell office:value-type="float" office:value="-0.741330139412949">
                <text:p>-0.7413301394129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-3.11321765958736">
                <text:p>-3.11321765958736</text:p>
              </table:table-cell>
              <table:table-cell office:value-type="float" office:value="-6.73177440453984">
                <text:p>-6.73177440453984</text:p>
              </table:table-cell>
              <table:table-cell office:value-type="float" office:value="-0.741327007904133">
                <text:p>-0.7413270079041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-3.11439334601469">
                <text:p>-3.11439334601469</text:p>
              </table:table-cell>
              <table:table-cell office:value-type="float" office:value="-6.73102982747962">
                <text:p>-6.73102982747962</text:p>
              </table:table-cell>
              <table:table-cell office:value-type="float" office:value="-0.741323874056615">
                <text:p>-0.7413238740566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-3.11556992075818">
                <text:p>-3.11556992075818</text:p>
              </table:table-cell>
              <table:table-cell office:value-type="float" office:value="-6.72952281078858">
                <text:p>-6.72952281078858</text:p>
              </table:table-cell>
              <table:table-cell office:value-type="float" office:value="-0.741320737867774">
                <text:p>-0.7413207378677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-3.11674738482499">
                <text:p>-3.11674738482499</text:p>
              </table:table-cell>
              <table:table-cell office:value-type="float" office:value="-6.7283074796389">
                <text:p>-6.7283074796389</text:p>
              </table:table-cell>
              <table:table-cell office:value-type="float" office:value="-0.741317599334985">
                <text:p>-0.7413175993349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-3.11792573922378">
                <text:p>-3.11792573922378</text:p>
              </table:table-cell>
              <table:table-cell office:value-type="float" office:value="-6.72738651518849">
                <text:p>-6.72738651518849</text:p>
              </table:table-cell>
              <table:table-cell office:value-type="float" office:value="-0.741314458455619">
                <text:p>-0.7413144584556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-3.11910498496479">
                <text:p>-3.11910498496479</text:p>
              </table:table-cell>
              <table:table-cell office:value-type="float" office:value="-6.72631494637591">
                <text:p>-6.72631494637591</text:p>
              </table:table-cell>
              <table:table-cell office:value-type="float" office:value="-0.741311315227045">
                <text:p>-0.741311315227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-3.12028512305975">
                <text:p>-3.12028512305975</text:p>
              </table:table-cell>
              <table:table-cell office:value-type="float" office:value="-6.72520466994628">
                <text:p>-6.72520466994628</text:p>
              </table:table-cell>
              <table:table-cell office:value-type="float" office:value="-0.741308169646625">
                <text:p>-0.741308169646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-3.12146615452192">
                <text:p>-3.12146615452192</text:p>
              </table:table-cell>
              <table:table-cell office:value-type="float" office:value="-6.72319633968338">
                <text:p>-6.72319633968338</text:p>
              </table:table-cell>
              <table:table-cell office:value-type="float" office:value="-0.741305021711718">
                <text:p>-0.7413050217117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-3.12264808036612">
                <text:p>-3.12264808036612</text:p>
              </table:table-cell>
              <table:table-cell office:value-type="float" office:value="-6.72209275784812">
                <text:p>-6.72209275784812</text:p>
              </table:table-cell>
              <table:table-cell office:value-type="float" office:value="-0.741301871419681">
                <text:p>-0.7413018714196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-3.12383090160868">
                <text:p>-3.12383090160868</text:p>
              </table:table-cell>
              <table:table-cell office:value-type="float" office:value="-6.72037712012844">
                <text:p>-6.72037712012844</text:p>
              </table:table-cell>
              <table:table-cell office:value-type="float" office:value="-0.741298718767865">
                <text:p>-0.7412987187678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-3.12501461926749">
                <text:p>-3.12501461926749</text:p>
              </table:table-cell>
              <table:table-cell office:value-type="float" office:value="-6.7198080024302">
                <text:p>-6.7198080024302</text:p>
              </table:table-cell>
              <table:table-cell office:value-type="float" office:value="-0.741295563753617">
                <text:p>-0.7412955637536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-3.12619923436198">
                <text:p>-3.12619923436198</text:p>
              </table:table-cell>
              <table:table-cell office:value-type="float" office:value="-6.71837199504095">
                <text:p>-6.71837199504095</text:p>
              </table:table-cell>
              <table:table-cell office:value-type="float" office:value="-0.741292406374281">
                <text:p>-0.7412924063742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-3.12738474791313">
                <text:p>-3.12738474791313</text:p>
              </table:table-cell>
              <table:table-cell office:value-type="float" office:value="-6.71658952010068">
                <text:p>-6.71658952010068</text:p>
              </table:table-cell>
              <table:table-cell office:value-type="float" office:value="-0.741289246627196">
                <text:p>-0.741289246627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-3.12857116094344">
                <text:p>-3.12857116094344</text:p>
              </table:table-cell>
              <table:table-cell office:value-type="float" office:value="-6.71533886178765">
                <text:p>-6.71533886178765</text:p>
              </table:table-cell>
              <table:table-cell office:value-type="float" office:value="-0.741286084509698">
                <text:p>-0.7412860845096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-3.12975847447701">
                <text:p>-3.12975847447701</text:p>
              </table:table-cell>
              <table:table-cell office:value-type="float" office:value="-6.71367234861039">
                <text:p>-6.71367234861039</text:p>
              </table:table-cell>
              <table:table-cell office:value-type="float" office:value="-0.74128292001912">
                <text:p>-0.741282920019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-3.13094668953945">
                <text:p>-3.13094668953945</text:p>
              </table:table-cell>
              <table:table-cell office:value-type="float" office:value="-6.71186623727498">
                <text:p>-6.71186623727498</text:p>
              </table:table-cell>
              <table:table-cell office:value-type="float" office:value="-0.741279753152787">
                <text:p>-0.7412797531527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-3.13213580715796">
                <text:p>-3.13213580715796</text:p>
              </table:table-cell>
              <table:table-cell office:value-type="float" office:value="-6.70982528345473">
                <text:p>-6.70982528345473</text:p>
              </table:table-cell>
              <table:table-cell office:value-type="float" office:value="-0.741276583908024">
                <text:p>-0.741276583908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-3.13332582836129">
                <text:p>-3.13332582836129</text:p>
              </table:table-cell>
              <table:table-cell office:value-type="float" office:value="-6.70891338443504">
                <text:p>-6.70891338443504</text:p>
              </table:table-cell>
              <table:table-cell office:value-type="float" office:value="-0.741273412282151">
                <text:p>-0.7412734122821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-3.13451675417975">
                <text:p>-3.13451675417975</text:p>
              </table:table-cell>
              <table:table-cell office:value-type="float" office:value="-6.70746177155579">
                <text:p>-6.70746177155579</text:p>
              </table:table-cell>
              <table:table-cell office:value-type="float" office:value="-0.741270238272483">
                <text:p>-0.7412702382724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-3.13570858564521">
                <text:p>-3.13570858564521</text:p>
              </table:table-cell>
              <table:table-cell office:value-type="float" office:value="-6.7060984514435">
                <text:p>-6.7060984514435</text:p>
              </table:table-cell>
              <table:table-cell office:value-type="float" office:value="-0.741267061876332">
                <text:p>-0.7412670618763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-3.13690132379114">
                <text:p>-3.13690132379114</text:p>
              </table:table-cell>
              <table:table-cell office:value-type="float" office:value="-6.70398526068767">
                <text:p>-6.70398526068767</text:p>
              </table:table-cell>
              <table:table-cell office:value-type="float" office:value="-0.741263883091004">
                <text:p>-0.741263883091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-3.13809496965255">
                <text:p>-3.13809496965255</text:p>
              </table:table-cell>
              <table:table-cell office:value-type="float" office:value="-6.70185749675303">
                <text:p>-6.70185749675303</text:p>
              </table:table-cell>
              <table:table-cell office:value-type="float" office:value="-0.741260701913803">
                <text:p>-0.7412607019138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-3.13928952426605">
                <text:p>-3.13928952426605</text:p>
              </table:table-cell>
              <table:table-cell office:value-type="float" office:value="-6.70028878289554">
                <text:p>-6.70028878289554</text:p>
              </table:table-cell>
              <table:table-cell office:value-type="float" office:value="-0.74125751834203">
                <text:p>-0.741257518342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-3.14048498866981">
                <text:p>-3.14048498866981</text:p>
              </table:table-cell>
              <table:table-cell office:value-type="float" office:value="-6.6984176572332">
                <text:p>-6.6984176572332</text:p>
              </table:table-cell>
              <table:table-cell office:value-type="float" office:value="-0.741254332372978">
                <text:p>-0.7412543323729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-3.14168136390359">
                <text:p>-3.14168136390359</text:p>
              </table:table-cell>
              <table:table-cell office:value-type="float" office:value="-6.69618050465667">
                <text:p>-6.69618050465667</text:p>
              </table:table-cell>
              <table:table-cell office:value-type="float" office:value="-0.74125114400394">
                <text:p>-0.741251144003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-3.14287865100873">
                <text:p>-3.14287865100873</text:p>
              </table:table-cell>
              <table:table-cell office:value-type="float" office:value="-6.69393616269477">
                <text:p>-6.69393616269477</text:p>
              </table:table-cell>
              <table:table-cell office:value-type="float" office:value="-0.741247953232201">
                <text:p>-0.7412479532322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-3.14407685102818">
                <text:p>-3.14407685102818</text:p>
              </table:table-cell>
              <table:table-cell office:value-type="float" office:value="-6.69186854468711">
                <text:p>-6.69186854468711</text:p>
              </table:table-cell>
              <table:table-cell office:value-type="float" office:value="-0.741244760055047">
                <text:p>-0.741244760055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-3.14527596500645">
                <text:p>-3.14527596500645</text:p>
              </table:table-cell>
              <table:table-cell office:value-type="float" office:value="-6.68995651559118">
                <text:p>-6.68995651559118</text:p>
              </table:table-cell>
              <table:table-cell office:value-type="float" office:value="-0.741241564469754">
                <text:p>-0.7412415644697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-3.14647599398966">
                <text:p>-3.14647599398966</text:p>
              </table:table-cell>
              <table:table-cell office:value-type="float" office:value="-6.68794722013176">
                <text:p>-6.68794722013176</text:p>
              </table:table-cell>
              <table:table-cell office:value-type="float" office:value="-0.741238366473598">
                <text:p>-0.7412383664735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-3.14767693902554">
                <text:p>-3.14767693902554</text:p>
              </table:table-cell>
              <table:table-cell office:value-type="float" office:value="-6.68639138756119">
                <text:p>-6.68639138756119</text:p>
              </table:table-cell>
              <table:table-cell office:value-type="float" office:value="-0.74123516606385">
                <text:p>-0.741235166063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-3.14887880116339">
                <text:p>-3.14887880116339</text:p>
              </table:table-cell>
              <table:table-cell office:value-type="float" office:value="-6.68326650306673">
                <text:p>-6.68326650306673</text:p>
              </table:table-cell>
              <table:table-cell office:value-type="float" office:value="-0.741231963237777">
                <text:p>-0.7412319632377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-3.15008158145413">
                <text:p>-3.15008158145413</text:p>
              </table:table-cell>
              <table:table-cell office:value-type="float" office:value="-6.6807604714981">
                <text:p>-6.6807604714981</text:p>
              </table:table-cell>
              <table:table-cell office:value-type="float" office:value="-0.74122875799264">
                <text:p>-0.741228757992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-3.15128528095029">
                <text:p>-3.15128528095029</text:p>
              </table:table-cell>
              <table:table-cell office:value-type="float" office:value="-6.67807932310266">
                <text:p>-6.67807932310266</text:p>
              </table:table-cell>
              <table:table-cell office:value-type="float" office:value="-0.741225550325699">
                <text:p>-0.7412255503256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-3.15248990070601">
                <text:p>-3.15248990070601</text:p>
              </table:table-cell>
              <table:table-cell office:value-type="float" office:value="-6.67566536851564">
                <text:p>-6.67566536851564</text:p>
              </table:table-cell>
              <table:table-cell office:value-type="float" office:value="-0.741222340234206">
                <text:p>-0.7412223402342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-3.15369544177702">
                <text:p>-3.15369544177702</text:p>
              </table:table-cell>
              <table:table-cell office:value-type="float" office:value="-6.67324176280462">
                <text:p>-6.67324176280462</text:p>
              </table:table-cell>
              <table:table-cell office:value-type="float" office:value="-0.741219127715414">
                <text:p>-0.7412191277154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-3.1549019052207">
                <text:p>-3.1549019052207</text:p>
              </table:table-cell>
              <table:table-cell office:value-type="float" office:value="-6.67023898860165">
                <text:p>-6.67023898860165</text:p>
              </table:table-cell>
              <table:table-cell office:value-type="float" office:value="-0.741215912766566">
                <text:p>-0.7412159127665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-3.15610929209602">
                <text:p>-3.15610929209602</text:p>
              </table:table-cell>
              <table:table-cell office:value-type="float" office:value="-6.66777373586715">
                <text:p>-6.66777373586715</text:p>
              </table:table-cell>
              <table:table-cell office:value-type="float" office:value="-0.741212695384905">
                <text:p>-0.7412126953849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-3.1573176034636">
                <text:p>-3.1573176034636</text:p>
              </table:table-cell>
              <table:table-cell office:value-type="float" office:value="-6.66456985652616">
                <text:p>-6.66456985652616</text:p>
              </table:table-cell>
              <table:table-cell office:value-type="float" office:value="-0.741209475567669">
                <text:p>-0.7412094755676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-3.15852684038564">
                <text:p>-3.15852684038564</text:p>
              </table:table-cell>
              <table:table-cell office:value-type="float" office:value="-6.66155828236593">
                <text:p>-6.66155828236593</text:p>
              </table:table-cell>
              <table:table-cell office:value-type="float" office:value="-0.74120625331209">
                <text:p>-0.741206253312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-3.15973700392602">
                <text:p>-3.15973700392602</text:p>
              </table:table-cell>
              <table:table-cell office:value-type="float" office:value="-6.65896777629793">
                <text:p>-6.65896777629793</text:p>
              </table:table-cell>
              <table:table-cell office:value-type="float" office:value="-0.741203028615399">
                <text:p>-0.7412030286153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-3.16094809515022">
                <text:p>-3.16094809515022</text:p>
              </table:table-cell>
              <table:table-cell office:value-type="float" office:value="-6.65544103255736">
                <text:p>-6.65544103255736</text:p>
              </table:table-cell>
              <table:table-cell office:value-type="float" office:value="-0.741199801474819">
                <text:p>-0.7411998014748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-3.16216011512535">
                <text:p>-3.16216011512535</text:p>
              </table:table-cell>
              <table:table-cell office:value-type="float" office:value="-6.65195713404085">
                <text:p>-6.65195713404085</text:p>
              </table:table-cell>
              <table:table-cell office:value-type="float" office:value="-0.741196571887572">
                <text:p>-0.7411965718875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-3.16337306492018">
                <text:p>-3.16337306492018</text:p>
              </table:table-cell>
              <table:table-cell office:value-type="float" office:value="-6.64816410681712">
                <text:p>-6.64816410681712</text:p>
              </table:table-cell>
              <table:table-cell office:value-type="float" office:value="-0.741193339850874">
                <text:p>-0.7411933398508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-3.16458694560511">
                <text:p>-3.16458694560511</text:p>
              </table:table-cell>
              <table:table-cell office:value-type="float" office:value="-6.64460331579947">
                <text:p>-6.64460331579947</text:p>
              </table:table-cell>
              <table:table-cell office:value-type="float" office:value="-0.741190105361937">
                <text:p>-0.7411901053619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-3.16580175825217">
                <text:p>-3.16580175825217</text:p>
              </table:table-cell>
              <table:table-cell office:value-type="float" office:value="-6.64088891904284">
                <text:p>-6.64088891904284</text:p>
              </table:table-cell>
              <table:table-cell office:value-type="float" office:value="-0.74118686841797">
                <text:p>-0.741186868417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-3.16701750393507">
                <text:p>-3.16701750393507</text:p>
              </table:table-cell>
              <table:table-cell office:value-type="float" office:value="-6.63595129833514">
                <text:p>-6.63595129833514</text:p>
              </table:table-cell>
              <table:table-cell office:value-type="float" office:value="-0.741183629016176">
                <text:p>-0.741183629016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-3.16823418372912">
                <text:p>-3.16823418372912</text:p>
              </table:table-cell>
              <table:table-cell office:value-type="float" office:value="-6.63213809366913">
                <text:p>-6.63213809366913</text:p>
              </table:table-cell>
              <table:table-cell office:value-type="float" office:value="-0.741180387153755">
                <text:p>-0.7411803871537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-3.16945179871134">
                <text:p>-3.16945179871134</text:p>
              </table:table-cell>
              <table:table-cell office:value-type="float" office:value="-6.62823906273592">
                <text:p>-6.62823906273592</text:p>
              </table:table-cell>
              <table:table-cell office:value-type="float" office:value="-0.741177142827902">
                <text:p>-0.7411771428279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-3.17067034996037">
                <text:p>-3.17067034996037</text:p>
              </table:table-cell>
              <table:table-cell office:value-type="float" office:value="-6.62412641909226">
                <text:p>-6.62412641909226</text:p>
              </table:table-cell>
              <table:table-cell office:value-type="float" office:value="-0.741173896035809">
                <text:p>-0.7411738960358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-3.1718898385565">
                <text:p>-3.1718898385565</text:p>
              </table:table-cell>
              <table:table-cell office:value-type="float" office:value="-6.61852546301548">
                <text:p>-6.61852546301548</text:p>
              </table:table-cell>
              <table:table-cell office:value-type="float" office:value="-0.741170646774661">
                <text:p>-0.7411706467746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-3.17311026558173">
                <text:p>-3.17311026558173</text:p>
              </table:table-cell>
              <table:table-cell office:value-type="float" office:value="-6.61379907645863">
                <text:p>-6.61379907645863</text:p>
              </table:table-cell>
              <table:table-cell office:value-type="float" office:value="-0.741167395041643">
                <text:p>-0.7411673950416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-3.17433163211967">
                <text:p>-3.17433163211967</text:p>
              </table:table-cell>
              <table:table-cell office:value-type="float" office:value="-6.60897806244576">
                <text:p>-6.60897806244576</text:p>
              </table:table-cell>
              <table:table-cell office:value-type="float" office:value="-0.74116414083393">
                <text:p>-0.741164140833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-3.17555393925565">
                <text:p>-3.17555393925565</text:p>
              </table:table-cell>
              <table:table-cell office:value-type="float" office:value="-6.60286328764305">
                <text:p>-6.60286328764305</text:p>
              </table:table-cell>
              <table:table-cell office:value-type="float" office:value="-0.741160884148699">
                <text:p>-0.7411608841486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-3.17677718807662">
                <text:p>-3.17677718807662</text:p>
              </table:table-cell>
              <table:table-cell office:value-type="float" office:value="-6.59669897034186">
                <text:p>-6.59669897034186</text:p>
              </table:table-cell>
              <table:table-cell office:value-type="float" office:value="-0.741157624983118">
                <text:p>-0.7411576249831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-3.17800137967126">
                <text:p>-3.17800137967126</text:p>
              </table:table-cell>
              <table:table-cell office:value-type="float" office:value="-6.5910050076111">
                <text:p>-6.5910050076111</text:p>
              </table:table-cell>
              <table:table-cell office:value-type="float" office:value="-0.741154363334352">
                <text:p>-0.7411543633343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-3.17922651512988">
                <text:p>-3.17922651512988</text:p>
              </table:table-cell>
              <table:table-cell office:value-type="float" office:value="-6.58469186769368">
                <text:p>-6.58469186769368</text:p>
              </table:table-cell>
              <table:table-cell office:value-type="float" office:value="-0.741151099199563">
                <text:p>-0.7411510991995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-3.18045259554451">
                <text:p>-3.18045259554451</text:p>
              </table:table-cell>
              <table:table-cell office:value-type="float" office:value="-6.57807828707151">
                <text:p>-6.57807828707151</text:p>
              </table:table-cell>
              <table:table-cell office:value-type="float" office:value="-0.741147832575907">
                <text:p>-0.7411478325759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-3.18167962200884">
                <text:p>-3.18167962200884</text:p>
              </table:table-cell>
              <table:table-cell office:value-type="float" office:value="-6.57045649830813">
                <text:p>-6.57045649830813</text:p>
              </table:table-cell>
              <table:table-cell office:value-type="float" office:value="-0.741144563460537">
                <text:p>-0.7411445634605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-3.18290759561826">
                <text:p>-3.18290759561826</text:p>
              </table:table-cell>
              <table:table-cell office:value-type="float" office:value="-6.56260419824828">
                <text:p>-6.56260419824828</text:p>
              </table:table-cell>
              <table:table-cell office:value-type="float" office:value="-0.741141291850601">
                <text:p>-0.7411412918506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-3.18413651746985">
                <text:p>-3.18413651746985</text:p>
              </table:table-cell>
              <table:table-cell office:value-type="float" office:value="-6.55565842699834">
                <text:p>-6.55565842699834</text:p>
              </table:table-cell>
              <table:table-cell office:value-type="float" office:value="-0.741138017743241">
                <text:p>-0.741138017743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-3.18536638866238">
                <text:p>-3.18536638866238</text:p>
              </table:table-cell>
              <table:table-cell office:value-type="float" office:value="-6.5476109045748">
                <text:p>-6.5476109045748</text:p>
              </table:table-cell>
              <table:table-cell office:value-type="float" office:value="-0.741134741135598">
                <text:p>-0.7411347411355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-3.18659721029633">
                <text:p>-3.18659721029633</text:p>
              </table:table-cell>
              <table:table-cell office:value-type="float" office:value="-6.53692086379001">
                <text:p>-6.53692086379001</text:p>
              </table:table-cell>
              <table:table-cell office:value-type="float" office:value="-0.741131462024806">
                <text:p>-0.7411314620248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-3.18782898347387">
                <text:p>-3.18782898347387</text:p>
              </table:table-cell>
              <table:table-cell office:value-type="float" office:value="-6.53006473142372">
                <text:p>-6.53006473142372</text:p>
              </table:table-cell>
              <table:table-cell office:value-type="float" office:value="-0.741128180407996">
                <text:p>-0.7411281804079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-3.18906170929888">
                <text:p>-3.18906170929888</text:p>
              </table:table-cell>
              <table:table-cell office:value-type="float" office:value="-6.51870340290683">
                <text:p>-6.51870340290683</text:p>
              </table:table-cell>
              <table:table-cell office:value-type="float" office:value="-0.741124896282294">
                <text:p>-0.7411248962822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-3.19029538887695">
                <text:p>-3.19029538887695</text:p>
              </table:table-cell>
              <table:table-cell office:value-type="float" office:value="-6.50736930594571">
                <text:p>-6.50736930594571</text:p>
              </table:table-cell>
              <table:table-cell office:value-type="float" office:value="-0.741121609644821">
                <text:p>-0.7411216096448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-3.19153002331537">
                <text:p>-3.19153002331537</text:p>
              </table:table-cell>
              <table:table-cell office:value-type="float" office:value="-6.49966679938742">
                <text:p>-6.49966679938742</text:p>
              </table:table-cell>
              <table:table-cell office:value-type="float" office:value="-0.741118320492696">
                <text:p>-0.7411183204926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-3.19276561372316">
                <text:p>-3.19276561372316</text:p>
              </table:table-cell>
              <table:table-cell office:value-type="float" office:value="-6.48076950574218">
                <text:p>-6.48076950574218</text:p>
              </table:table-cell>
              <table:table-cell office:value-type="float" office:value="-0.74111502882303">
                <text:p>-0.741115028823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-3.19400216121104">
                <text:p>-3.19400216121104</text:p>
              </table:table-cell>
              <table:table-cell office:value-type="float" office:value="-6.46929763753828">
                <text:p>-6.46929763753828</text:p>
              </table:table-cell>
              <table:table-cell office:value-type="float" office:value="-0.741111734632932">
                <text:p>-0.7411117346329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-3.19523966689148">
                <text:p>-3.19523966689148</text:p>
              </table:table-cell>
              <table:table-cell office:value-type="float" office:value="-6.45067857520377">
                <text:p>-6.45067857520377</text:p>
              </table:table-cell>
              <table:table-cell office:value-type="float" office:value="-0.741108437919507">
                <text:p>-0.7411084379195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-3.19647813187865">
                <text:p>-3.19647813187865</text:p>
              </table:table-cell>
              <table:table-cell office:value-type="float" office:value="-6.43624674452002">
                <text:p>-6.43624674452002</text:p>
              </table:table-cell>
              <table:table-cell office:value-type="float" office:value="-0.741105138679854">
                <text:p>-0.7411051386798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-3.19771755728845">
                <text:p>-3.19771755728845</text:p>
              </table:table-cell>
              <table:table-cell office:value-type="float" office:value="-6.41426171785373">
                <text:p>-6.41426171785373</text:p>
              </table:table-cell>
              <table:table-cell office:value-type="float" office:value="-0.741101836911067">
                <text:p>-0.7411018369110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-3.19895794423852">
                <text:p>-3.19895794423852</text:p>
              </table:table-cell>
              <table:table-cell office:value-type="float" office:value="-6.39098748983302">
                <text:p>-6.39098748983302</text:p>
              </table:table-cell>
              <table:table-cell office:value-type="float" office:value="-0.741098532610239">
                <text:p>-0.7410985326102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-3.20019929384824">
                <text:p>-3.20019929384824</text:p>
              </table:table-cell>
              <table:table-cell office:value-type="float" office:value="-6.36639623401426">
                <text:p>-6.36639623401426</text:p>
              </table:table-cell>
              <table:table-cell office:value-type="float" office:value="-0.741095225774455">
                <text:p>-0.7410952257744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-3.20144160723871">
                <text:p>-3.20144160723871</text:p>
              </table:table-cell>
              <table:table-cell office:value-type="float" office:value="-6.3330740731032">
                <text:p>-6.3330740731032</text:p>
              </table:table-cell>
              <table:table-cell office:value-type="float" office:value="-0.741091916400796">
                <text:p>-0.741091916400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88cm" xlink:href=".." xlink:type="simple" chart:class="chart:scatter" chart:column-mapping="1 4 2 3" chart:style-name="ch1">
        <chart:title svg:x="4.862cm" svg:y="0.315cm" chart:style-name="ch2">
          <text:p>Steady-state forces on magnets</text:p>
        </chart:title>
        <chart:legend chart:legend-position="end" svg:x="10.61cm" svg:y="3.396cm" style:legend-expansion="high" chart:style-name="ch3"/>
        <chart:plot-area chart:style-name="ch4" table:cell-range-address="Sheet1.A2:Sheet1.D175 Sheet1.B1:Sheet1.D1 Sheet1.E1:Sheet1.E175" chart:data-source-has-labels="row" svg:x="1.358cm" svg:y="1.631cm" svg:width="8.612cm" svg:height="6.17cm">
          <chartooo:coordinate-region svg:x="2.085cm" svg:y="1.843cm" svg:width="7.698cm" svg:height="5.746cm"/>
          <chart:axis chart:dimension="x" chart:name="primary-x" chart:style-name="ch5">
            <chart:title svg:x="4.522cm" svg:y="7.981cm" chart:style-name="ch6">
              <text:p>Distance (mm)</text:p>
            </chart:title>
          </chart:axis>
          <chart:axis chart:dimension="y" chart:name="primary-y" chart:style-name="ch5">
            <chart:title svg:x="0.451cm" svg:y="5.448cm" chart:style-name="ch7">
              <text:p>Force (N)</text:p>
            </chart:title>
            <chart:grid chart:style-name="ch8" chart:class="major"/>
          </chart:axis>
          <chart:series chart:style-name="ch9" chart:values-cell-range-address="Sheet1.B2:Sheet1.B175" chart:label-cell-address="Sheet1.B1:Sheet1.B1" chart:class="chart:scatter">
            <chart:domain table:cell-range-address="Sheet1.A2:Sheet1.A175"/>
            <chart:data-point chart:repeated="174"/>
          </chart:series>
          <chart:series chart:style-name="ch10" chart:values-cell-range-address="Sheet1.E2:Sheet1.E175" chart:label-cell-address="Sheet1.E1:Sheet1.E1" chart:class="chart:scatter">
            <chart:data-point chart:repeated="174"/>
          </chart:series>
          <chart:series chart:style-name="ch11" chart:values-cell-range-address="Sheet1.C2:Sheet1.C175" chart:label-cell-address="Sheet1.C1:Sheet1.C1" chart:class="chart:scatter">
            <chart:data-point chart:repeated="174"/>
          </chart:series>
          <chart:series chart:style-name="ch12" chart:values-cell-range-address="Sheet1.D2:Sheet1.D175" chart:label-cell-address="Sheet1.D1:Sheet1.D1" chart:class="chart:scatter">
            <chart:data-point chart:repeated="17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gnetic force  (N)</text:p>
                <draw:g>
                  <svg:desc>Sheet1.B1:Sheet1.B1</svg:desc>
                </draw:g>
              </table:table-cell>
              <table:table-cell office:value-type="string">
                <text:p>CF force (N) @ 40 km / h</text:p>
                <draw:g>
                  <svg:desc>Sheet1.E1:Sheet1.E1</svg:desc>
                </draw:g>
              </table:table-cell>
              <table:table-cell office:value-type="string">
                <text:p>CF force (N) @ 80 km / h</text:p>
                <draw:g>
                  <svg:desc>Sheet1.C1:Sheet1.C1</svg:desc>
                </draw:g>
              </table:table-cell>
              <table:table-cell office:value-type="string">
                <text:p>CF force (N) @ 120 km / h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75</svg:desc>
                </draw:g>
              </table:table-cell>
              <table:table-cell office:value-type="float" office:value="18.0364210537669">
                <text:p>18.0364210537669</text:p>
                <draw:g>
                  <svg:desc>Sheet1.B2:Sheet1.B175</svg:desc>
                </draw:g>
              </table:table-cell>
              <table:table-cell office:value-type="float" office:value="-0.741629002951844">
                <text:p>-0.741629002951844</text:p>
                <draw:g>
                  <svg:desc>Sheet1.E2:Sheet1.E175</svg:desc>
                </draw:g>
              </table:table-cell>
              <table:table-cell office:value-type="float" office:value="-2.99996856320368">
                <text:p>-2.99996856320368</text:p>
                <draw:g>
                  <svg:desc>Sheet1.C2:Sheet1.C175</svg:desc>
                </draw:g>
              </table:table-cell>
              <table:table-cell office:value-type="float" office:value="-7.22108387174904">
                <text:p>-7.22108387174904</text:p>
                <draw:g>
                  <svg:desc>Sheet1.D2:Sheet1.D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6.4671634610066">
                <text:p>16.4671634610066</text:p>
              </table:table-cell>
              <table:table-cell office:value-type="float" office:value="-0.741626090624227">
                <text:p>-0.741626090624227</text:p>
              </table:table-cell>
              <table:table-cell office:value-type="float" office:value="-3.00106025482056">
                <text:p>-3.00106025482056</text:p>
              </table:table-cell>
              <table:table-cell office:value-type="float" office:value="-7.17725291841483">
                <text:p>-7.17725291841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5.3193739584147">
                <text:p>15.3193739584147</text:p>
              </table:table-cell>
              <table:table-cell office:value-type="float" office:value="-0.741623176199138">
                <text:p>-0.741623176199138</text:p>
              </table:table-cell>
              <table:table-cell office:value-type="float" office:value="-3.00215274126207">
                <text:p>-3.00215274126207</text:p>
              </table:table-cell>
              <table:table-cell office:value-type="float" office:value="-7.14552942913195">
                <text:p>-7.14552942913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14.2356277381374">
                <text:p>14.2356277381374</text:p>
              </table:table-cell>
              <table:table-cell office:value-type="float" office:value="-0.741620259674311">
                <text:p>-0.741620259674311</text:p>
              </table:table-cell>
              <table:table-cell office:value-type="float" office:value="-3.00324602339654">
                <text:p>-3.00324602339654</text:p>
              </table:table-cell>
              <table:table-cell office:value-type="float" office:value="-7.11583234880026">
                <text:p>-7.11583234880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3.3292008312678">
                <text:p>13.3292008312678</text:p>
              </table:table-cell>
              <table:table-cell office:value-type="float" office:value="-0.741617341047476">
                <text:p>-0.741617341047476</text:p>
              </table:table-cell>
              <table:table-cell office:value-type="float" office:value="-3.00434010209359">
                <text:p>-3.00434010209359</text:p>
              </table:table-cell>
              <table:table-cell office:value-type="float" office:value="-7.09118312570691">
                <text:p>-7.09118312570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2.6607191647974">
                <text:p>12.6607191647974</text:p>
              </table:table-cell>
              <table:table-cell office:value-type="float" office:value="-0.741614420316359">
                <text:p>-0.741614420316359</text:p>
              </table:table-cell>
              <table:table-cell office:value-type="float" office:value="-3.00543497822409">
                <text:p>-3.00543497822409</text:p>
              </table:table-cell>
              <table:table-cell office:value-type="float" office:value="-7.07311367801296">
                <text:p>-7.07311367801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1.8612526795573">
                <text:p>11.8612526795573</text:p>
              </table:table-cell>
              <table:table-cell office:value-type="float" office:value="-0.741611497478683">
                <text:p>-0.741611497478683</text:p>
              </table:table-cell>
              <table:table-cell office:value-type="float" office:value="-3.00653065266019">
                <text:p>-3.00653065266019</text:p>
              </table:table-cell>
              <table:table-cell office:value-type="float" office:value="-7.05162418857271">
                <text:p>-7.05162418857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1.2635494282747">
                <text:p>11.2635494282747</text:p>
              </table:table-cell>
              <table:table-cell office:value-type="float" office:value="-0.74160857253217">
                <text:p>-0.74160857253217</text:p>
              </table:table-cell>
              <table:table-cell office:value-type="float" office:value="-3.00762712627531">
                <text:p>-3.00762712627531</text:p>
              </table:table-cell>
              <table:table-cell office:value-type="float" office:value="-7.03564316397336">
                <text:p>-7.03564316397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0.5428182516789">
                <text:p>10.5428182516789</text:p>
              </table:table-cell>
              <table:table-cell office:value-type="float" office:value="-0.741605645474535">
                <text:p>-0.741605645474535</text:p>
              </table:table-cell>
              <table:table-cell office:value-type="float" office:value="-3.00872439994415">
                <text:p>-3.00872439994415</text:p>
              </table:table-cell>
              <table:table-cell office:value-type="float" office:value="-7.01646876552384">
                <text:p>-7.01646876552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.1374835009439">
                <text:p>10.1374835009439</text:p>
              </table:table-cell>
              <table:table-cell office:value-type="float" office:value="-0.741602716303493">
                <text:p>-0.741602716303493</text:p>
              </table:table-cell>
              <table:table-cell office:value-type="float" office:value="-3.00982247454267">
                <text:p>-3.00982247454267</text:p>
              </table:table-cell>
              <table:table-cell office:value-type="float" office:value="-7.00573104900696">
                <text:p>-7.00573104900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9.51877655945043">
                <text:p>9.51877655945043</text:p>
              </table:table-cell>
              <table:table-cell office:value-type="float" office:value="-0.741599785016754">
                <text:p>-0.741599785016754</text:p>
              </table:table-cell>
              <table:table-cell office:value-type="float" office:value="-3.01092135094812">
                <text:p>-3.01092135094812</text:p>
              </table:table-cell>
              <table:table-cell office:value-type="float" office:value="-6.98940411494329">
                <text:p>-6.98940411494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9.17906177941164">
                <text:p>9.17906177941164</text:p>
              </table:table-cell>
              <table:table-cell office:value-type="float" office:value="-0.741596851612024">
                <text:p>-0.741596851612024</text:p>
              </table:table-cell>
              <table:table-cell office:value-type="float" office:value="-3.01202103003905">
                <text:p>-3.01202103003905</text:p>
              </table:table-cell>
              <table:table-cell office:value-type="float" office:value="-6.98047177162449">
                <text:p>-6.98047177162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8.81896538297868">
                <text:p>8.81896538297868</text:p>
              </table:table-cell>
              <table:table-cell office:value-type="float" office:value="-0.741593916087008">
                <text:p>-0.741593916087008</text:p>
              </table:table-cell>
              <table:table-cell office:value-type="float" office:value="-3.01312151269525">
                <text:p>-3.01312151269525</text:p>
              </table:table-cell>
              <table:table-cell office:value-type="float" office:value="-6.97102841389624">
                <text:p>-6.97102841389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8.40208097592322">
                <text:p>8.40208097592322</text:p>
              </table:table-cell>
              <table:table-cell office:value-type="float" office:value="-0.741590978439405">
                <text:p>-0.741590978439405</text:p>
              </table:table-cell>
              <table:table-cell office:value-type="float" office:value="-3.01422279979785">
                <text:p>-3.01422279979785</text:p>
              </table:table-cell>
              <table:table-cell office:value-type="float" office:value="-6.96012767972123">
                <text:p>-6.9601276797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8.05415502335001">
                <text:p>8.05415502335001</text:p>
              </table:table-cell>
              <table:table-cell office:value-type="float" office:value="-0.741588038666913">
                <text:p>-0.741588038666913</text:p>
              </table:table-cell>
              <table:table-cell office:value-type="float" office:value="-3.01532489222922">
                <text:p>-3.01532489222922</text:p>
              </table:table-cell>
              <table:table-cell office:value-type="float" office:value="-6.95105614293365">
                <text:p>-6.95105614293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7.64229380266638">
                <text:p>7.64229380266638</text:p>
              </table:table-cell>
              <table:table-cell office:value-type="float" office:value="-0.741585096767225">
                <text:p>-0.741585096767225</text:p>
              </table:table-cell>
              <table:table-cell office:value-type="float" office:value="-3.01642779087305">
                <text:p>-3.01642779087305</text:p>
              </table:table-cell>
              <table:table-cell office:value-type="float" office:value="-6.94034812741097">
                <text:p>-6.94034812741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7.37804902947577">
                <text:p>7.37804902947577</text:p>
              </table:table-cell>
              <table:table-cell office:value-type="float" office:value="-0.741582152738032">
                <text:p>-0.741582152738032</text:p>
              </table:table-cell>
              <table:table-cell office:value-type="float" office:value="-3.01753149661431">
                <text:p>-3.01753149661431</text:p>
              </table:table-cell>
              <table:table-cell office:value-type="float" office:value="-6.93349536099872">
                <text:p>-6.93349536099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7.07569209310833">
                <text:p>7.07569209310833</text:p>
              </table:table-cell>
              <table:table-cell office:value-type="float" office:value="-0.74157920657702">
                <text:p>-0.74157920657702</text:p>
              </table:table-cell>
              <table:table-cell office:value-type="float" office:value="-3.01863601033928">
                <text:p>-3.01863601033928</text:p>
              </table:table-cell>
              <table:table-cell office:value-type="float" office:value="-6.92567079878543">
                <text:p>-6.92567079878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6.7922642783502">
                <text:p>6.7922642783502</text:p>
              </table:table-cell>
              <table:table-cell office:value-type="float" office:value="-0.741576258281874">
                <text:p>-0.741576258281874</text:p>
              </table:table-cell>
              <table:table-cell office:value-type="float" office:value="-3.01974133293552">
                <text:p>-3.01974133293552</text:p>
              </table:table-cell>
              <table:table-cell office:value-type="float" office:value="-6.91835211450158">
                <text:p>-6.91835211450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6.52995255667304">
                <text:p>6.52995255667304</text:p>
              </table:table-cell>
              <table:table-cell office:value-type="float" office:value="-0.741573307850273">
                <text:p>-0.741573307850273</text:p>
              </table:table-cell>
              <table:table-cell office:value-type="float" office:value="-3.02084746529191">
                <text:p>-3.02084746529191</text:p>
              </table:table-cell>
              <table:table-cell office:value-type="float" office:value="-6.91159245966631">
                <text:p>-6.911592459666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6.27833678874649">
                <text:p>6.27833678874649</text:p>
              </table:table-cell>
              <table:table-cell office:value-type="float" office:value="-0.741570355279895">
                <text:p>-0.741570355279895</text:p>
              </table:table-cell>
              <table:table-cell office:value-type="float" office:value="-3.02195440829861">
                <text:p>-3.02195440829861</text:p>
              </table:table-cell>
              <table:table-cell office:value-type="float" office:value="-6.90512083537093">
                <text:p>-6.90512083537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5.99034531026372">
                <text:p>5.99034531026372</text:p>
              </table:table-cell>
              <table:table-cell office:value-type="float" office:value="-0.741567400568413">
                <text:p>-0.741567400568413</text:p>
              </table:table-cell>
              <table:table-cell office:value-type="float" office:value="-3.02306216284711">
                <text:p>-3.02306216284711</text:p>
              </table:table-cell>
              <table:table-cell office:value-type="float" office:value="-6.89772847630941">
                <text:p>-6.89772847630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5.82911259040183">
                <text:p>5.82911259040183</text:p>
              </table:table-cell>
              <table:table-cell office:value-type="float" office:value="-0.741564443713497">
                <text:p>-0.741564443713497</text:p>
              </table:table-cell>
              <table:table-cell office:value-type="float" office:value="-3.02417072983018">
                <text:p>-3.02417072983018</text:p>
              </table:table-cell>
              <table:table-cell office:value-type="float" office:value="-6.89359675339611">
                <text:p>-6.89359675339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5.54690573762257">
                <text:p>5.54690573762257</text:p>
              </table:table-cell>
              <table:table-cell office:value-type="float" office:value="-0.741561484712814">
                <text:p>-0.741561484712814</text:p>
              </table:table-cell>
              <table:table-cell office:value-type="float" office:value="-3.02528011014193">
                <text:p>-3.02528011014193</text:p>
              </table:table-cell>
              <table:table-cell office:value-type="float" office:value="-6.88637686880198">
                <text:p>-6.88637686880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5.32569684911077">
                <text:p>5.32569684911077</text:p>
              </table:table-cell>
              <table:table-cell office:value-type="float" office:value="-0.741558523564027">
                <text:p>-0.741558523564027</text:p>
              </table:table-cell>
              <table:table-cell office:value-type="float" office:value="-3.02639030467777">
                <text:p>-3.02639030467777</text:p>
              </table:table-cell>
              <table:table-cell office:value-type="float" office:value="-6.8807281000642">
                <text:p>-6.8807281000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5.10255120927101">
                <text:p>5.10255120927101</text:p>
              </table:table-cell>
              <table:table-cell office:value-type="float" office:value="-0.741555560264797">
                <text:p>-0.741555560264797</text:p>
              </table:table-cell>
              <table:table-cell office:value-type="float" office:value="-3.0275013143344">
                <text:p>-3.0275013143344</text:p>
              </table:table-cell>
              <table:table-cell office:value-type="float" office:value="-6.87503925609279">
                <text:p>-6.87503925609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4.94635483099533">
                <text:p>4.94635483099533</text:p>
              </table:table-cell>
              <table:table-cell office:value-type="float" office:value="-0.74155259481278">
                <text:p>-0.74155259481278</text:p>
              </table:table-cell>
              <table:table-cell office:value-type="float" office:value="-3.02861314000988">
                <text:p>-3.02861314000988</text:p>
              </table:table-cell>
              <table:table-cell office:value-type="float" office:value="-6.87106280085319">
                <text:p>-6.87106280085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4.77938180927179">
                <text:p>4.77938180927179</text:p>
              </table:table-cell>
              <table:table-cell office:value-type="float" office:value="-0.741549627205628">
                <text:p>-0.741549627205628</text:p>
              </table:table-cell>
              <table:table-cell office:value-type="float" office:value="-3.02972578260357">
                <text:p>-3.02972578260357</text:p>
              </table:table-cell>
              <table:table-cell office:value-type="float" office:value="-6.86681707702208">
                <text:p>-6.86681707702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4.63819063302441">
                <text:p>4.63819063302441</text:p>
              </table:table-cell>
              <table:table-cell office:value-type="float" office:value="-0.741546657440993">
                <text:p>-0.741546657440993</text:p>
              </table:table-cell>
              <table:table-cell office:value-type="float" office:value="-3.03083924301614">
                <text:p>-3.03083924301614</text:p>
              </table:table-cell>
              <table:table-cell office:value-type="float" office:value="-6.86323101587517">
                <text:p>-6.86323101587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4.40184211441064">
                <text:p>4.40184211441064</text:p>
              </table:table-cell>
              <table:table-cell office:value-type="float" office:value="-0.741543685516521">
                <text:p>-0.741543685516521</text:p>
              </table:table-cell>
              <table:table-cell office:value-type="float" office:value="-3.0319535221496">
                <text:p>-3.0319535221496</text:p>
              </table:table-cell>
              <table:table-cell office:value-type="float" office:value="-6.85723646478073">
                <text:p>-6.85723646478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4.22953556719077">
                <text:p>4.22953556719077</text:p>
              </table:table-cell>
              <table:table-cell office:value-type="float" office:value="-0.741540711429853">
                <text:p>-0.741540711429853</text:p>
              </table:table-cell>
              <table:table-cell office:value-type="float" office:value="-3.03306862090729">
                <text:p>-3.03306862090729</text:p>
              </table:table-cell>
              <table:table-cell office:value-type="float" office:value="-6.85287281772937">
                <text:p>-6.85287281772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4.13497245841757">
                <text:p>4.13497245841757</text:p>
              </table:table-cell>
              <table:table-cell office:value-type="float" office:value="-0.741537735178631">
                <text:p>-0.741537735178631</text:p>
              </table:table-cell>
              <table:table-cell office:value-type="float" office:value="-3.03418454019386">
                <text:p>-3.03418454019386</text:p>
              </table:table-cell>
              <table:table-cell office:value-type="float" office:value="-6.85048037539913">
                <text:p>-6.850480375399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3.96793524656862">
                <text:p>3.96793524656862</text:p>
              </table:table-cell>
              <table:table-cell office:value-type="float" office:value="-0.741534756760489">
                <text:p>-0.741534756760489</text:p>
              </table:table-cell>
              <table:table-cell office:value-type="float" office:value="-3.03530128091532">
                <text:p>-3.03530128091532</text:p>
              </table:table-cell>
              <table:table-cell office:value-type="float" office:value="-6.84625842054381">
                <text:p>-6.846258420543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3.79328888506187">
                <text:p>3.79328888506187</text:p>
              </table:table-cell>
              <table:table-cell office:value-type="float" office:value="-0.741531776173061">
                <text:p>-0.741531776173061</text:p>
              </table:table-cell>
              <table:table-cell office:value-type="float" office:value="-3.03641884397898">
                <text:p>-3.03641884397898</text:p>
              </table:table-cell>
              <table:table-cell office:value-type="float" office:value="-6.84184970175449">
                <text:p>-6.84184970175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3.6565671832032">
                <text:p>3.6565671832032</text:p>
              </table:table-cell>
              <table:table-cell office:value-type="float" office:value="-0.741528793413975">
                <text:p>-0.741528793413975</text:p>
              </table:table-cell>
              <table:table-cell office:value-type="float" office:value="-3.03753723029352">
                <text:p>-3.03753723029352</text:p>
              </table:table-cell>
              <table:table-cell office:value-type="float" office:value="-6.83840230181054">
                <text:p>-6.838402301810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3.54834181096904">
                <text:p>3.54834181096904</text:p>
              </table:table-cell>
              <table:table-cell office:value-type="float" office:value="-0.741525808480858">
                <text:p>-0.741525808480858</text:p>
              </table:table-cell>
              <table:table-cell office:value-type="float" office:value="-3.03865644076894">
                <text:p>-3.03865644076894</text:p>
              </table:table-cell>
              <table:table-cell office:value-type="float" office:value="-6.83567589137142">
                <text:p>-6.835675891371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3.42790127942338">
                <text:p>3.42790127942338</text:p>
              </table:table-cell>
              <table:table-cell office:value-type="float" office:value="-0.741522821371332">
                <text:p>-0.741522821371332</text:p>
              </table:table-cell>
              <table:table-cell office:value-type="float" office:value="-3.03977647631659">
                <text:p>-3.03977647631659</text:p>
              </table:table-cell>
              <table:table-cell office:value-type="float" office:value="-6.83264431175883">
                <text:p>-6.83264431175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3.32236782255478">
                <text:p>3.32236782255478</text:p>
              </table:table-cell>
              <table:table-cell office:value-type="float" office:value="-0.741519832083015">
                <text:p>-0.741519832083015</text:p>
              </table:table-cell>
              <table:table-cell office:value-type="float" office:value="-3.04089733784916">
                <text:p>-3.04089733784916</text:p>
              </table:table-cell>
              <table:table-cell office:value-type="float" office:value="-6.82999016401765">
                <text:p>-6.82999016401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3.1973697451485">
                <text:p>3.1973697451485</text:p>
              </table:table-cell>
              <table:table-cell office:value-type="float" office:value="-0.741516840613523">
                <text:p>-0.741516840613523</text:p>
              </table:table-cell>
              <table:table-cell office:value-type="float" office:value="-3.04201902628068">
                <text:p>-3.04201902628068</text:p>
              </table:table-cell>
              <table:table-cell office:value-type="float" office:value="-6.82684915085525">
                <text:p>-6.82684915085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.07342909334429">
                <text:p>3.07342909334429</text:p>
              </table:table-cell>
              <table:table-cell office:value-type="float" office:value="-0.741513846960468">
                <text:p>-0.741513846960468</text:p>
              </table:table-cell>
              <table:table-cell office:value-type="float" office:value="-3.04314154252654">
                <text:p>-3.04314154252654</text:p>
              </table:table-cell>
              <table:table-cell office:value-type="float" office:value="-6.82373756035968">
                <text:p>-6.82373756035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2.97205570304071">
                <text:p>2.97205570304071</text:p>
              </table:table-cell>
              <table:table-cell office:value-type="float" office:value="-0.741510851121458">
                <text:p>-0.741510851121458</text:p>
              </table:table-cell>
              <table:table-cell office:value-type="float" office:value="-3.04426488750347">
                <text:p>-3.04426488750347</text:p>
              </table:table-cell>
              <table:table-cell office:value-type="float" office:value="-6.82119463995191">
                <text:p>-6.821194639951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2.84817104789785">
                <text:p>2.84817104789785</text:p>
              </table:table-cell>
              <table:table-cell office:value-type="float" office:value="-0.741507853094098">
                <text:p>-0.741507853094098</text:p>
              </table:table-cell>
              <table:table-cell office:value-type="float" office:value="-3.04538906212958">
                <text:p>-3.04538906212958</text:p>
              </table:table-cell>
              <table:table-cell office:value-type="float" office:value="-6.81808960351366">
                <text:p>-6.818089603513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2.7123789306619">
                <text:p>2.7123789306619</text:p>
              </table:table-cell>
              <table:table-cell office:value-type="float" office:value="-0.741504852875988">
                <text:p>-0.741504852875988</text:p>
              </table:table-cell>
              <table:table-cell office:value-type="float" office:value="-3.04651406732431">
                <text:p>-3.04651406732431</text:p>
              </table:table-cell>
              <table:table-cell office:value-type="float" office:value="-6.81468936512188">
                <text:p>-6.81468936512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2.63959300525144">
                <text:p>2.63959300525144</text:p>
              </table:table-cell>
              <table:table-cell office:value-type="float" office:value="-0.741501850464729">
                <text:p>-0.741501850464729</text:p>
              </table:table-cell>
              <table:table-cell office:value-type="float" office:value="-3.04763990400847">
                <text:p>-3.04763990400847</text:p>
              </table:table-cell>
              <table:table-cell office:value-type="float" office:value="-6.81286819927293">
                <text:p>-6.81286819927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2.54521793713711">
                <text:p>2.54521793713711</text:p>
              </table:table-cell>
              <table:table-cell office:value-type="float" office:value="-0.741498845857912">
                <text:p>-0.741498845857912</text:p>
              </table:table-cell>
              <table:table-cell office:value-type="float" office:value="-3.04876657310422">
                <text:p>-3.04876657310422</text:p>
              </table:table-cell>
              <table:table-cell office:value-type="float" office:value="-6.81050830345649">
                <text:p>-6.810508303456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2.42973170589348">
                <text:p>2.42973170589348</text:p>
              </table:table-cell>
              <table:table-cell office:value-type="float" office:value="-0.74149583905313">
                <text:p>-0.74149583905313</text:p>
              </table:table-cell>
              <table:table-cell office:value-type="float" office:value="-3.0498940755351">
                <text:p>-3.0498940755351</text:p>
              </table:table-cell>
              <table:table-cell office:value-type="float" office:value="-6.80762273584949">
                <text:p>-6.807622735849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2.37100155285009">
                <text:p>2.37100155285009</text:p>
              </table:table-cell>
              <table:table-cell office:value-type="float" office:value="-0.741492830047969">
                <text:p>-0.741492830047969</text:p>
              </table:table-cell>
              <table:table-cell office:value-type="float" office:value="-3.05102241222601">
                <text:p>-3.05102241222601</text:p>
              </table:table-cell>
              <table:table-cell office:value-type="float" office:value="-6.8061562274171">
                <text:p>-6.8061562274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2.28255513671789">
                <text:p>2.28255513671789</text:p>
              </table:table-cell>
              <table:table-cell office:value-type="float" office:value="-0.741489818840014">
                <text:p>-0.741489818840014</text:p>
              </table:table-cell>
              <table:table-cell office:value-type="float" office:value="-3.05215158410322">
                <text:p>-3.05215158410322</text:p>
              </table:table-cell>
              <table:table-cell office:value-type="float" office:value="-6.80394888741268">
                <text:p>-6.80394888741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2.18847922405739">
                <text:p>2.18847922405739</text:p>
              </table:table-cell>
              <table:table-cell office:value-type="float" office:value="-0.741486805426844">
                <text:p>-0.741486805426844</text:p>
              </table:table-cell>
              <table:table-cell office:value-type="float" office:value="-3.05328159209438">
                <text:p>-3.05328159209438</text:p>
              </table:table-cell>
              <table:table-cell office:value-type="float" office:value="-6.80160262395775">
                <text:p>-6.801602623957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2.10977443714772">
                <text:p>2.10977443714772</text:p>
              </table:table-cell>
              <table:table-cell office:value-type="float" office:value="-0.741483789806037">
                <text:p>-0.741483789806037</text:p>
              </table:table-cell>
              <table:table-cell office:value-type="float" office:value="-3.05441243712849">
                <text:p>-3.05441243712849</text:p>
              </table:table-cell>
              <table:table-cell office:value-type="float" office:value="-6.79964096086022">
                <text:p>-6.79964096086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2.03287680251711">
                <text:p>2.03287680251711</text:p>
              </table:table-cell>
              <table:table-cell office:value-type="float" office:value="-0.741480771975164">
                <text:p>-0.741480771975164</text:p>
              </table:table-cell>
              <table:table-cell office:value-type="float" office:value="-3.05554412013594">
                <text:p>-3.05554412013594</text:p>
              </table:table-cell>
              <table:table-cell office:value-type="float" office:value="-6.79772543235224">
                <text:p>-6.797725432352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1.94885344155656">
                <text:p>1.94885344155656</text:p>
              </table:table-cell>
              <table:table-cell office:value-type="float" office:value="-0.741477751931797">
                <text:p>-0.741477751931797</text:p>
              </table:table-cell>
              <table:table-cell office:value-type="float" office:value="-3.05667664204852">
                <text:p>-3.05667664204852</text:p>
              </table:table-cell>
              <table:table-cell office:value-type="float" office:value="-6.79563363473515">
                <text:p>-6.795633634735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1.88673413010869">
                <text:p>1.88673413010869</text:p>
              </table:table-cell>
              <table:table-cell office:value-type="float" office:value="-0.741474729673501">
                <text:p>-0.741474729673501</text:p>
              </table:table-cell>
              <table:table-cell office:value-type="float" office:value="-3.05781000379937">
                <text:p>-3.05781000379937</text:p>
              </table:table-cell>
              <table:table-cell office:value-type="float" office:value="-6.79408797535132">
                <text:p>-6.79408797535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1.79644134210159">
                <text:p>1.79644134210159</text:p>
              </table:table-cell>
              <table:table-cell office:value-type="float" office:value="-0.741471705197838">
                <text:p>-0.741471705197838</text:p>
              </table:table-cell>
              <table:table-cell office:value-type="float" office:value="-3.05894420632304">
                <text:p>-3.05894420632304</text:p>
              </table:table-cell>
              <table:table-cell office:value-type="float" office:value="-6.79184255384849">
                <text:p>-6.79184255384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1.72292244439377">
                <text:p>1.72292244439377</text:p>
              </table:table-cell>
              <table:table-cell office:value-type="float" office:value="-0.741468678502367">
                <text:p>-0.741468678502367</text:p>
              </table:table-cell>
              <table:table-cell office:value-type="float" office:value="-3.06007925055544">
                <text:p>-3.06007925055544</text:p>
              </table:table-cell>
              <table:table-cell office:value-type="float" office:value="-6.7900153651855">
                <text:p>-6.7900153651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1.64895695258702">
                <text:p>1.64895695258702</text:p>
              </table:table-cell>
              <table:table-cell office:value-type="float" office:value="-0.741465649584644">
                <text:p>-0.741465649584644</text:p>
              </table:table-cell>
              <table:table-cell office:value-type="float" office:value="-3.06121513743389">
                <text:p>-3.06121513743389</text:p>
              </table:table-cell>
              <table:table-cell office:value-type="float" office:value="-6.78817806901036">
                <text:p>-6.78817806901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1.58695151662903">
                <text:p>1.58695151662903</text:p>
              </table:table-cell>
              <table:table-cell office:value-type="float" office:value="-0.74146261844222">
                <text:p>-0.74146261844222</text:p>
              </table:table-cell>
              <table:table-cell office:value-type="float" office:value="-3.06235186789711">
                <text:p>-3.06235186789711</text:p>
              </table:table-cell>
              <table:table-cell office:value-type="float" office:value="-6.78663862550953">
                <text:p>-6.78663862550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1.52767814234212">
                <text:p>1.52767814234212</text:p>
              </table:table-cell>
              <table:table-cell office:value-type="float" office:value="-0.741459585072643">
                <text:p>-0.741459585072643</text:p>
              </table:table-cell>
              <table:table-cell office:value-type="float" office:value="-3.06348944288518">
                <text:p>-3.06348944288518</text:p>
              </table:table-cell>
              <table:table-cell office:value-type="float" office:value="-6.78516766505303">
                <text:p>-6.78516766505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1.45749625507468">
                <text:p>1.45749625507468</text:p>
              </table:table-cell>
              <table:table-cell office:value-type="float" office:value="-0.741456549473457">
                <text:p>-0.741456549473457</text:p>
              </table:table-cell>
              <table:table-cell office:value-type="float" office:value="-3.06462786333962">
                <text:p>-3.06462786333962</text:p>
              </table:table-cell>
              <table:table-cell office:value-type="float" office:value="-6.78342681722997">
                <text:p>-6.78342681722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1.36861201776194">
                <text:p>1.36861201776194</text:p>
              </table:table-cell>
              <table:table-cell office:value-type="float" office:value="-0.741453511642205">
                <text:p>-0.741453511642205</text:p>
              </table:table-cell>
              <table:table-cell office:value-type="float" office:value="-3.06576713020331">
                <text:p>-3.06576713020331</text:p>
              </table:table-cell>
              <table:table-cell office:value-type="float" office:value="-6.7812233429741">
                <text:p>-6.78122334297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1.30187415526629">
                <text:p>1.30187415526629</text:p>
              </table:table-cell>
              <table:table-cell office:value-type="float" office:value="-0.741450471576422">
                <text:p>-0.741450471576422</text:p>
              </table:table-cell>
              <table:table-cell office:value-type="float" office:value="-3.06690724442057">
                <text:p>-3.06690724442057</text:p>
              </table:table-cell>
              <table:table-cell office:value-type="float" office:value="-6.77956982653288">
                <text:p>-6.779569826532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1.25822706064188">
                <text:p>1.25822706064188</text:p>
              </table:table-cell>
              <table:table-cell office:value-type="float" office:value="-0.741447429273642">
                <text:p>-0.741447429273642</text:p>
              </table:table-cell>
              <table:table-cell office:value-type="float" office:value="-3.06804820693709">
                <text:p>-3.06804820693709</text:p>
              </table:table-cell>
              <table:table-cell office:value-type="float" office:value="-6.77848884965984">
                <text:p>-6.77848884965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1.18451698792173">
                <text:p>1.18451698792173</text:p>
              </table:table-cell>
              <table:table-cell office:value-type="float" office:value="-0.741444384731396">
                <text:p>-0.741444384731396</text:p>
              </table:table-cell>
              <table:table-cell office:value-type="float" office:value="-3.0691900187">
                <text:p>-3.0691900187</text:p>
              </table:table-cell>
              <table:table-cell office:value-type="float" office:value="-6.77666410658635">
                <text:p>-6.77666410658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1.15903710147695">
                <text:p>1.15903710147695</text:p>
              </table:table-cell>
              <table:table-cell office:value-type="float" office:value="-0.74144133794721">
                <text:p>-0.74144133794721</text:p>
              </table:table-cell>
              <table:table-cell office:value-type="float" office:value="-3.07033268065782">
                <text:p>-3.07033268065782</text:p>
              </table:table-cell>
              <table:table-cell office:value-type="float" office:value="-6.77603356311293">
                <text:p>-6.77603356311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1.07479213030776">
                <text:p>1.07479213030776</text:p>
              </table:table-cell>
              <table:table-cell office:value-type="float" office:value="-0.741438288918607">
                <text:p>-0.741438288918607</text:p>
              </table:table-cell>
              <table:table-cell office:value-type="float" office:value="-3.07147619376049">
                <text:p>-3.07147619376049</text:p>
              </table:table-cell>
              <table:table-cell office:value-type="float" office:value="-6.77394961196216">
                <text:p>-6.773949611962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1.03274011594334">
                <text:p>1.03274011594334</text:p>
              </table:table-cell>
              <table:table-cell office:value-type="float" office:value="-0.741435237643104">
                <text:p>-0.741435237643104</text:p>
              </table:table-cell>
              <table:table-cell office:value-type="float" office:value="-3.07262055895936">
                <text:p>-3.07262055895936</text:p>
              </table:table-cell>
              <table:table-cell office:value-type="float" office:value="-6.77290985915919">
                <text:p>-6.77290985915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973409923708617">
                <text:p>0.973409923708617</text:p>
              </table:table-cell>
              <table:table-cell office:value-type="float" office:value="-0.741432184118219">
                <text:p>-0.741432184118219</text:p>
              </table:table-cell>
              <table:table-cell office:value-type="float" office:value="-3.0737657772072">
                <text:p>-3.0737657772072</text:p>
              </table:table-cell>
              <table:table-cell office:value-type="float" office:value="-6.77144343926242">
                <text:p>-6.771443439262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919428730576074">
                <text:p>0.919428730576074</text:p>
              </table:table-cell>
              <table:table-cell office:value-type="float" office:value="-0.741429128341462">
                <text:p>-0.741429128341462</text:p>
              </table:table-cell>
              <table:table-cell office:value-type="float" office:value="-3.07491184945821">
                <text:p>-3.07491184945821</text:p>
              </table:table-cell>
              <table:table-cell office:value-type="float" office:value="-6.77010977816274">
                <text:p>-6.770109778162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860712819276889">
                <text:p>0.860712819276889</text:p>
              </table:table-cell>
              <table:table-cell office:value-type="float" office:value="-0.741426070310343">
                <text:p>-0.741426070310343</text:p>
              </table:table-cell>
              <table:table-cell office:value-type="float" office:value="-3.076058776668">
                <text:p>-3.076058776668</text:p>
              </table:table-cell>
              <table:table-cell office:value-type="float" office:value="-6.76865973731194">
                <text:p>-6.768659737311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824831267537031">
                <text:p>0.824831267537031</text:p>
              </table:table-cell>
              <table:table-cell office:value-type="float" office:value="-0.741423010022364">
                <text:p>-0.741423010022364</text:p>
              </table:table-cell>
              <table:table-cell office:value-type="float" office:value="-3.07720655979362">
                <text:p>-3.07720655979362</text:p>
              </table:table-cell>
              <table:table-cell office:value-type="float" office:value="-6.76777391670427">
                <text:p>-6.76777391670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772015638361865">
                <text:p>0.772015638361865</text:p>
              </table:table-cell>
              <table:table-cell office:value-type="float" office:value="-0.741419947475027">
                <text:p>-0.741419947475027</text:p>
              </table:table-cell>
              <table:table-cell office:value-type="float" office:value="-3.07835519979355">
                <text:p>-3.07835519979355</text:p>
              </table:table-cell>
              <table:table-cell office:value-type="float" office:value="-6.76647046024501">
                <text:p>-6.766470460245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71619747980155">
                <text:p>0.71619747980155</text:p>
              </table:table-cell>
              <table:table-cell office:value-type="float" office:value="-0.741416882665829">
                <text:p>-0.741416882665829</text:p>
              </table:table-cell>
              <table:table-cell office:value-type="float" office:value="-3.07950469762767">
                <text:p>-3.07950469762767</text:p>
              </table:table-cell>
              <table:table-cell office:value-type="float" office:value="-6.7650934488518">
                <text:p>-6.76509344885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672503612927533">
                <text:p>0.672503612927533</text:p>
              </table:table-cell>
              <table:table-cell office:value-type="float" office:value="-0.741413815592263">
                <text:p>-0.741413815592263</text:p>
              </table:table-cell>
              <table:table-cell office:value-type="float" office:value="-3.08065505425734">
                <text:p>-3.08065505425734</text:p>
              </table:table-cell>
              <table:table-cell office:value-type="float" office:value="-6.76401592984099">
                <text:p>-6.76401592984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629049078534549">
                <text:p>0.629049078534549</text:p>
              </table:table-cell>
              <table:table-cell office:value-type="float" office:value="-0.741410746251818">
                <text:p>-0.741410746251818</text:p>
              </table:table-cell>
              <table:table-cell office:value-type="float" office:value="-3.08180627064533">
                <text:p>-3.08180627064533</text:p>
              </table:table-cell>
              <table:table-cell office:value-type="float" office:value="-6.76294465330144">
                <text:p>-6.76294465330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5659644772902">
                <text:p>0.5659644772902</text:p>
              </table:table-cell>
              <table:table-cell office:value-type="float" office:value="-0.741407674641982">
                <text:p>-0.741407674641982</text:p>
              </table:table-cell>
              <table:table-cell office:value-type="float" office:value="-3.08295834775585">
                <text:p>-3.08295834775585</text:p>
              </table:table-cell>
              <table:table-cell office:value-type="float" office:value="-6.76139004413688">
                <text:p>-6.761390044136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0.53957577477387">
                <text:p>0.53957577477387</text:p>
              </table:table-cell>
              <table:table-cell office:value-type="float" office:value="-0.741404600760235">
                <text:p>-0.741404600760235</text:p>
              </table:table-cell>
              <table:table-cell office:value-type="float" office:value="-3.08411128655457">
                <text:p>-3.08411128655457</text:p>
              </table:table-cell>
              <table:table-cell office:value-type="float" office:value="-6.76073995292254">
                <text:p>-6.760739952922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0.48467748140425">
                <text:p>0.48467748140425</text:p>
              </table:table-cell>
              <table:table-cell office:value-type="float" office:value="-0.741401524604057">
                <text:p>-0.741401524604057</text:p>
              </table:table-cell>
              <table:table-cell office:value-type="float" office:value="-3.08526508800857">
                <text:p>-3.08526508800857</text:p>
              </table:table-cell>
              <table:table-cell office:value-type="float" office:value="-6.75938792243504">
                <text:p>-6.75938792243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0.428769824842867">
                <text:p>0.428769824842867</text:p>
              </table:table-cell>
              <table:table-cell office:value-type="float" office:value="-0.741398446170921">
                <text:p>-0.741398446170921</text:p>
              </table:table-cell>
              <table:table-cell office:value-type="float" office:value="-3.08641975308642">
                <text:p>-3.08641975308642</text:p>
              </table:table-cell>
              <table:table-cell office:value-type="float" office:value="-6.75801158909417">
                <text:p>-6.75801158909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0.382096162730008">
                <text:p>0.382096162730008</text:p>
              </table:table-cell>
              <table:table-cell office:value-type="float" office:value="-0.741395365458299">
                <text:p>-0.741395365458299</text:p>
              </table:table-cell>
              <table:table-cell office:value-type="float" office:value="-3.08757528275811">
                <text:p>-3.08757528275811</text:p>
              </table:table-cell>
              <table:table-cell office:value-type="float" office:value="-6.75686300720983">
                <text:p>-6.756863007209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339831814681947">
                <text:p>0.339831814681947</text:p>
              </table:table-cell>
              <table:table-cell office:value-type="float" office:value="-0.741392282463659">
                <text:p>-0.741392282463659</text:p>
              </table:table-cell>
              <table:table-cell office:value-type="float" office:value="-3.0887316779951">
                <text:p>-3.0887316779951</text:p>
              </table:table-cell>
              <table:table-cell office:value-type="float" office:value="-6.75582326995292">
                <text:p>-6.75582326995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0.28380126496084">
                <text:p>0.28380126496084</text:p>
              </table:table-cell>
              <table:table-cell office:value-type="float" office:value="-0.741389197184463">
                <text:p>-0.741389197184463</text:p>
              </table:table-cell>
              <table:table-cell office:value-type="float" office:value="-3.08988893977029">
                <text:p>-3.08988893977029</text:p>
              </table:table-cell>
              <table:table-cell office:value-type="float" office:value="-6.75444536616211">
                <text:p>-6.754445366162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0.245049375932815">
                <text:p>0.245049375932815</text:p>
              </table:table-cell>
              <table:table-cell office:value-type="float" office:value="-0.741386109618172">
                <text:p>-0.741386109618172</text:p>
              </table:table-cell>
              <table:table-cell office:value-type="float" office:value="-3.09104706905806">
                <text:p>-3.09104706905806</text:p>
              </table:table-cell>
              <table:table-cell office:value-type="float" office:value="-6.75349270810561">
                <text:p>-6.75349270810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0.204857766577419">
                <text:p>0.204857766577419</text:p>
              </table:table-cell>
              <table:table-cell office:value-type="float" office:value="-0.74138301976224">
                <text:p>-0.74138301976224</text:p>
              </table:table-cell>
              <table:table-cell office:value-type="float" office:value="-3.09220606683424">
                <text:p>-3.09220606683424</text:p>
              </table:table-cell>
              <table:table-cell office:value-type="float" office:value="-6.75250494049625">
                <text:p>-6.75250494049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0.177546339435688">
                <text:p>0.177546339435688</text:p>
              </table:table-cell>
              <table:table-cell office:value-type="float" office:value="-0.741379927614122">
                <text:p>-0.741379927614122</text:p>
              </table:table-cell>
              <table:table-cell office:value-type="float" office:value="-3.09336593407611">
                <text:p>-3.09336593407611</text:p>
              </table:table-cell>
              <table:table-cell office:value-type="float" office:value="-6.75183388707885">
                <text:p>-6.75183388707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0.10245794789946">
                <text:p>0.10245794789946</text:p>
              </table:table-cell>
              <table:table-cell office:value-type="float" office:value="-0.741376833171264">
                <text:p>-0.741376833171264</text:p>
              </table:table-cell>
              <table:table-cell office:value-type="float" office:value="-3.09452667176244">
                <text:p>-3.09452667176244</text:p>
              </table:table-cell>
              <table:table-cell office:value-type="float" office:value="-6.7499896205106">
                <text:p>-6.74998962051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0.0766226719466564">
                <text:p>0.0766226719466564</text:p>
              </table:table-cell>
              <table:table-cell office:value-type="float" office:value="-0.741373736431112">
                <text:p>-0.741373736431112</text:p>
              </table:table-cell>
              <table:table-cell office:value-type="float" office:value="-3.09568828087347">
                <text:p>-3.09568828087347</text:p>
              </table:table-cell>
              <table:table-cell office:value-type="float" office:value="-6.74935530615648">
                <text:p>-6.749355306156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025413256260665">
                <text:p>0.025413256260665</text:p>
              </table:table-cell>
              <table:table-cell office:value-type="float" office:value="-0.741370637391105">
                <text:p>-0.741370637391105</text:p>
              </table:table-cell>
              <table:table-cell office:value-type="float" office:value="-3.09685076239088">
                <text:p>-3.09685076239088</text:p>
              </table:table-cell>
              <table:table-cell office:value-type="float" office:value="-6.74809835166632">
                <text:p>-6.74809835166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-0.019518320789474">
                <text:p>-0.019518320789474</text:p>
              </table:table-cell>
              <table:table-cell office:value-type="float" office:value="-0.741367536048682">
                <text:p>-0.741367536048682</text:p>
              </table:table-cell>
              <table:table-cell office:value-type="float" office:value="-3.09801411729786">
                <text:p>-3.09801411729786</text:p>
              </table:table-cell>
              <table:table-cell office:value-type="float" office:value="-6.74699587463894">
                <text:p>-6.746995874638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-0.0514768670082581">
                <text:p>-0.0514768670082581</text:p>
              </table:table-cell>
              <table:table-cell office:value-type="float" office:value="-0.741364432401276">
                <text:p>-0.741364432401276</text:p>
              </table:table-cell>
              <table:table-cell office:value-type="float" office:value="-3.09917834657907">
                <text:p>-3.09917834657907</text:p>
              </table:table-cell>
              <table:table-cell office:value-type="float" office:value="-6.74621193345836">
                <text:p>-6.74621193345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-0.113293458190722">
                <text:p>-0.113293458190722</text:p>
              </table:table-cell>
              <table:table-cell office:value-type="float" office:value="-0.741361326446315">
                <text:p>-0.741361326446315</text:p>
              </table:table-cell>
              <table:table-cell office:value-type="float" office:value="-3.10034345122064">
                <text:p>-3.10034345122064</text:p>
              </table:table-cell>
              <table:table-cell office:value-type="float" office:value="-6.74469609312989">
                <text:p>-6.74469609312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-0.181127409278164">
                <text:p>-0.181127409278164</text:p>
              </table:table-cell>
              <table:table-cell office:value-type="float" office:value="-0.741358218181226">
                <text:p>-0.741358218181226</text:p>
              </table:table-cell>
              <table:table-cell office:value-type="float" office:value="-3.1015094322102">
                <text:p>-3.1015094322102</text:p>
              </table:table-cell>
              <table:table-cell office:value-type="float" office:value="-6.74303348134692">
                <text:p>-6.743033481346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-0.210778089129449">
                <text:p>-0.210778089129449</text:p>
              </table:table-cell>
              <table:table-cell office:value-type="float" office:value="-0.74135510760343">
                <text:p>-0.74135510760343</text:p>
              </table:table-cell>
              <table:table-cell office:value-type="float" office:value="-3.10267629053684">
                <text:p>-3.10267629053684</text:p>
              </table:table-cell>
              <table:table-cell office:value-type="float" office:value="-6.74230699989016">
                <text:p>-6.74230699989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-0.259601603318689">
                <text:p>-0.259601603318689</text:p>
              </table:table-cell>
              <table:table-cell office:value-type="float" office:value="-0.741351994710345">
                <text:p>-0.741351994710345</text:p>
              </table:table-cell>
              <table:table-cell office:value-type="float" office:value="-3.10384402719116">
                <text:p>-3.10384402719116</text:p>
              </table:table-cell>
              <table:table-cell office:value-type="float" office:value="-6.74111109929465">
                <text:p>-6.74111109929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-0.302947704129194">
                <text:p>-0.302947704129194</text:p>
              </table:table-cell>
              <table:table-cell office:value-type="float" office:value="-0.741348879499385">
                <text:p>-0.741348879499385</text:p>
              </table:table-cell>
              <table:table-cell office:value-type="float" office:value="-3.10501264316525">
                <text:p>-3.10501264316525</text:p>
              </table:table-cell>
              <table:table-cell office:value-type="float" office:value="-6.74004971988073">
                <text:p>-6.74004971988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-0.335069526023325">
                <text:p>-0.335069526023325</text:p>
              </table:table-cell>
              <table:table-cell office:value-type="float" office:value="-0.74134576196796">
                <text:p>-0.74134576196796</text:p>
              </table:table-cell>
              <table:table-cell office:value-type="float" office:value="-3.1061821394527">
                <text:p>-3.1061821394527</text:p>
              </table:table-cell>
              <table:table-cell office:value-type="float" office:value="-6.73926339550501">
                <text:p>-6.739263395505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-0.380298231055044">
                <text:p>-0.380298231055044</text:p>
              </table:table-cell>
              <table:table-cell office:value-type="float" office:value="-0.741342642113476">
                <text:p>-0.741342642113476</text:p>
              </table:table-cell>
              <table:table-cell office:value-type="float" office:value="-3.10735251704857">
                <text:p>-3.10735251704857</text:p>
              </table:table-cell>
              <table:table-cell office:value-type="float" office:value="-6.73815653289282">
                <text:p>-6.738156532892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-0.426776859405506">
                <text:p>-0.426776859405506</text:p>
              </table:table-cell>
              <table:table-cell office:value-type="float" office:value="-0.741339519933337">
                <text:p>-0.741339519933337</text:p>
              </table:table-cell>
              <table:table-cell office:value-type="float" office:value="-3.10852377694946">
                <text:p>-3.10852377694946</text:p>
              </table:table-cell>
              <table:table-cell office:value-type="float" office:value="-6.73701946017668">
                <text:p>-6.737019460176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-0.46784072510684">
                <text:p>-0.46784072510684</text:p>
              </table:table-cell>
              <table:table-cell office:value-type="float" office:value="-0.74133639542494">
                <text:p>-0.74133639542494</text:p>
              </table:table-cell>
              <table:table-cell office:value-type="float" office:value="-3.10969592015344">
                <text:p>-3.10969592015344</text:p>
              </table:table-cell>
              <table:table-cell office:value-type="float" office:value="-6.73601517575055">
                <text:p>-6.73601517575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-0.527824775130189">
                <text:p>-0.527824775130189</text:p>
              </table:table-cell>
              <table:table-cell office:value-type="float" office:value="-0.741333268585681">
                <text:p>-0.741333268585681</text:p>
              </table:table-cell>
              <table:table-cell office:value-type="float" office:value="-3.11086894766009">
                <text:p>-3.11086894766009</text:p>
              </table:table-cell>
              <table:table-cell office:value-type="float" office:value="-6.73454870508978">
                <text:p>-6.734548705089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-0.581735812961555">
                <text:p>-0.581735812961555</text:p>
              </table:table-cell>
              <table:table-cell office:value-type="float" office:value="-0.741330139412949">
                <text:p>-0.741330139412949</text:p>
              </table:table-cell>
              <table:table-cell office:value-type="float" office:value="-3.11204286047053">
                <text:p>-3.11204286047053</text:p>
              </table:table-cell>
              <table:table-cell office:value-type="float" office:value="-6.73323125018317">
                <text:p>-6.733231250183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-0.641375371133581">
                <text:p>-0.641375371133581</text:p>
              </table:table-cell>
              <table:table-cell office:value-type="float" office:value="-0.741327007904133">
                <text:p>-0.741327007904133</text:p>
              </table:table-cell>
              <table:table-cell office:value-type="float" office:value="-3.11321765958736">
                <text:p>-3.11321765958736</text:p>
              </table:table-cell>
              <table:table-cell office:value-type="float" office:value="-6.73177440453984">
                <text:p>-6.73177440453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-0.671866432710976">
                <text:p>-0.671866432710976</text:p>
              </table:table-cell>
              <table:table-cell office:value-type="float" office:value="-0.741323874056615">
                <text:p>-0.741323874056615</text:p>
              </table:table-cell>
              <table:table-cell office:value-type="float" office:value="-3.11439334601469">
                <text:p>-3.11439334601469</text:p>
              </table:table-cell>
              <table:table-cell office:value-type="float" office:value="-6.73102982747962">
                <text:p>-6.731029827479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-0.733600691683774">
                <text:p>-0.733600691683774</text:p>
              </table:table-cell>
              <table:table-cell office:value-type="float" office:value="-0.741320737867774">
                <text:p>-0.741320737867774</text:p>
              </table:table-cell>
              <table:table-cell office:value-type="float" office:value="-3.11556992075818">
                <text:p>-3.11556992075818</text:p>
              </table:table-cell>
              <table:table-cell office:value-type="float" office:value="-6.72952281078858">
                <text:p>-6.729522810788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-0.783406327788778">
                <text:p>-0.783406327788778</text:p>
              </table:table-cell>
              <table:table-cell office:value-type="float" office:value="-0.741317599334985">
                <text:p>-0.741317599334985</text:p>
              </table:table-cell>
              <table:table-cell office:value-type="float" office:value="-3.11674738482499">
                <text:p>-3.11674738482499</text:p>
              </table:table-cell>
              <table:table-cell office:value-type="float" office:value="-6.7283074796389">
                <text:p>-6.72830747963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-0.821160470897368">
                <text:p>-0.821160470897368</text:p>
              </table:table-cell>
              <table:table-cell office:value-type="float" office:value="-0.741314458455619">
                <text:p>-0.741314458455619</text:p>
              </table:table-cell>
              <table:table-cell office:value-type="float" office:value="-3.11792573922378">
                <text:p>-3.11792573922378</text:p>
              </table:table-cell>
              <table:table-cell office:value-type="float" office:value="-6.72738651518849">
                <text:p>-6.727386515188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-0.865101522686813">
                <text:p>-0.865101522686813</text:p>
              </table:table-cell>
              <table:table-cell office:value-type="float" office:value="-0.741311315227045">
                <text:p>-0.741311315227045</text:p>
              </table:table-cell>
              <table:table-cell office:value-type="float" office:value="-3.11910498496479">
                <text:p>-3.11910498496479</text:p>
              </table:table-cell>
              <table:table-cell office:value-type="float" office:value="-6.72631494637591">
                <text:p>-6.726314946375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-0.910644600557078">
                <text:p>-0.910644600557078</text:p>
              </table:table-cell>
              <table:table-cell office:value-type="float" office:value="-0.741308169646625">
                <text:p>-0.741308169646625</text:p>
              </table:table-cell>
              <table:table-cell office:value-type="float" office:value="-3.12028512305975">
                <text:p>-3.12028512305975</text:p>
              </table:table-cell>
              <table:table-cell office:value-type="float" office:value="-6.72520466994628">
                <text:p>-6.725204669946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-0.99306368657094">
                <text:p>-0.99306368657094</text:p>
              </table:table-cell>
              <table:table-cell office:value-type="float" office:value="-0.741305021711718">
                <text:p>-0.741305021711718</text:p>
              </table:table-cell>
              <table:table-cell office:value-type="float" office:value="-3.12146615452192">
                <text:p>-3.12146615452192</text:p>
              </table:table-cell>
              <table:table-cell office:value-type="float" office:value="-6.72319633968338">
                <text:p>-6.723196339683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-1.03837411930568">
                <text:p>-1.03837411930568</text:p>
              </table:table-cell>
              <table:table-cell office:value-type="float" office:value="-0.741301871419681">
                <text:p>-0.741301871419681</text:p>
              </table:table-cell>
              <table:table-cell office:value-type="float" office:value="-3.12264808036612">
                <text:p>-3.12264808036612</text:p>
              </table:table-cell>
              <table:table-cell office:value-type="float" office:value="-6.72209275784812">
                <text:p>-6.722092757848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-1.10884365371636">
                <text:p>-1.10884365371636</text:p>
              </table:table-cell>
              <table:table-cell office:value-type="float" office:value="-0.741298718767865">
                <text:p>-0.741298718767865</text:p>
              </table:table-cell>
              <table:table-cell office:value-type="float" office:value="-3.12383090160868">
                <text:p>-3.12383090160868</text:p>
              </table:table-cell>
              <table:table-cell office:value-type="float" office:value="-6.72037712012844">
                <text:p>-6.720377120128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-1.1322280167079">
                <text:p>-1.1322280167079</text:p>
              </table:table-cell>
              <table:table-cell office:value-type="float" office:value="-0.741295563753617">
                <text:p>-0.741295563753617</text:p>
              </table:table-cell>
              <table:table-cell office:value-type="float" office:value="-3.12501461926749">
                <text:p>-3.12501461926749</text:p>
              </table:table-cell>
              <table:table-cell office:value-type="float" office:value="-6.7198080024302">
                <text:p>-6.71980800243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-1.19124944632452">
                <text:p>-1.19124944632452</text:p>
              </table:table-cell>
              <table:table-cell office:value-type="float" office:value="-0.741292406374281">
                <text:p>-0.741292406374281</text:p>
              </table:table-cell>
              <table:table-cell office:value-type="float" office:value="-3.12619923436198">
                <text:p>-3.12619923436198</text:p>
              </table:table-cell>
              <table:table-cell office:value-type="float" office:value="-6.71837199504095">
                <text:p>-6.718371995040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-1.26454616624246">
                <text:p>-1.26454616624246</text:p>
              </table:table-cell>
              <table:table-cell office:value-type="float" office:value="-0.741289246627196">
                <text:p>-0.741289246627196</text:p>
              </table:table-cell>
              <table:table-cell office:value-type="float" office:value="-3.12738474791313">
                <text:p>-3.12738474791313</text:p>
              </table:table-cell>
              <table:table-cell office:value-type="float" office:value="-6.71658952010068">
                <text:p>-6.716589520100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-1.31599741216918">
                <text:p>-1.31599741216918</text:p>
              </table:table-cell>
              <table:table-cell office:value-type="float" office:value="-0.741286084509698">
                <text:p>-0.741286084509698</text:p>
              </table:table-cell>
              <table:table-cell office:value-type="float" office:value="-3.12857116094344">
                <text:p>-3.12857116094344</text:p>
              </table:table-cell>
              <table:table-cell office:value-type="float" office:value="-6.71533886178765">
                <text:p>-6.715338861787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-1.38458643869045">
                <text:p>-1.38458643869045</text:p>
              </table:table-cell>
              <table:table-cell office:value-type="float" office:value="-0.74128292001912">
                <text:p>-0.74128292001912</text:p>
              </table:table-cell>
              <table:table-cell office:value-type="float" office:value="-3.12975847447701">
                <text:p>-3.12975847447701</text:p>
              </table:table-cell>
              <table:table-cell office:value-type="float" office:value="-6.71367234861039">
                <text:p>-6.713672348610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-1.45895939501221">
                <text:p>-1.45895939501221</text:p>
              </table:table-cell>
              <table:table-cell office:value-type="float" office:value="-0.741279753152787">
                <text:p>-0.741279753152787</text:p>
              </table:table-cell>
              <table:table-cell office:value-type="float" office:value="-3.13094668953945">
                <text:p>-3.13094668953945</text:p>
              </table:table-cell>
              <table:table-cell office:value-type="float" office:value="-6.71186623727498">
                <text:p>-6.711866237274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-1.5430509988143">
                <text:p>-1.5430509988143</text:p>
              </table:table-cell>
              <table:table-cell office:value-type="float" office:value="-0.741276583908024">
                <text:p>-0.741276583908024</text:p>
              </table:table-cell>
              <table:table-cell office:value-type="float" office:value="-3.13213580715796">
                <text:p>-3.13213580715796</text:p>
              </table:table-cell>
              <table:table-cell office:value-type="float" office:value="-6.70982528345473">
                <text:p>-6.709825283454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-1.58063969949606">
                <text:p>-1.58063969949606</text:p>
              </table:table-cell>
              <table:table-cell office:value-type="float" office:value="-0.741273412282151">
                <text:p>-0.741273412282151</text:p>
              </table:table-cell>
              <table:table-cell office:value-type="float" office:value="-3.13332582836129">
                <text:p>-3.13332582836129</text:p>
              </table:table-cell>
              <table:table-cell office:value-type="float" office:value="-6.70891338443504">
                <text:p>-6.70891338443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-1.64049662189303">
                <text:p>-1.64049662189303</text:p>
              </table:table-cell>
              <table:table-cell office:value-type="float" office:value="-0.741270238272483">
                <text:p>-0.741270238272483</text:p>
              </table:table-cell>
              <table:table-cell office:value-type="float" office:value="-3.13451675417975">
                <text:p>-3.13451675417975</text:p>
              </table:table-cell>
              <table:table-cell office:value-type="float" office:value="-6.70746177155579">
                <text:p>-6.707461771555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-1.69673640955018">
                <text:p>-1.69673640955018</text:p>
              </table:table-cell>
              <table:table-cell office:value-type="float" office:value="-0.741267061876332">
                <text:p>-0.741267061876332</text:p>
              </table:table-cell>
              <table:table-cell office:value-type="float" office:value="-3.13570858564521">
                <text:p>-3.13570858564521</text:p>
              </table:table-cell>
              <table:table-cell office:value-type="float" office:value="-6.7060984514435">
                <text:p>-6.70609845144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-1.78395512540529">
                <text:p>-1.78395512540529</text:p>
              </table:table-cell>
              <table:table-cell office:value-type="float" office:value="-0.741263883091004">
                <text:p>-0.741263883091004</text:p>
              </table:table-cell>
              <table:table-cell office:value-type="float" office:value="-3.13690132379114">
                <text:p>-3.13690132379114</text:p>
              </table:table-cell>
              <table:table-cell office:value-type="float" office:value="-6.70398526068767">
                <text:p>-6.703985260687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-1.87183089979907">
                <text:p>-1.87183089979907</text:p>
              </table:table-cell>
              <table:table-cell office:value-type="float" office:value="-0.741260701913803">
                <text:p>-0.741260701913803</text:p>
              </table:table-cell>
              <table:table-cell office:value-type="float" office:value="-3.13809496965255">
                <text:p>-3.13809496965255</text:p>
              </table:table-cell>
              <table:table-cell office:value-type="float" office:value="-6.70185749675303">
                <text:p>-6.701857496753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-1.93665387862193">
                <text:p>-1.93665387862193</text:p>
              </table:table-cell>
              <table:table-cell office:value-type="float" office:value="-0.74125751834203">
                <text:p>-0.74125751834203</text:p>
              </table:table-cell>
              <table:table-cell office:value-type="float" office:value="-3.13928952426605">
                <text:p>-3.13928952426605</text:p>
              </table:table-cell>
              <table:table-cell office:value-type="float" office:value="-6.70028878289554">
                <text:p>-6.700288782895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-2.01401293660121">
                <text:p>-2.01401293660121</text:p>
              </table:table-cell>
              <table:table-cell office:value-type="float" office:value="-0.741254332372978">
                <text:p>-0.741254332372978</text:p>
              </table:table-cell>
              <table:table-cell office:value-type="float" office:value="-3.14048498866981">
                <text:p>-3.14048498866981</text:p>
              </table:table-cell>
              <table:table-cell office:value-type="float" office:value="-6.6984176572332">
                <text:p>-6.69841765723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-2.10656160854119">
                <text:p>-2.10656160854119</text:p>
              </table:table-cell>
              <table:table-cell office:value-type="float" office:value="-0.74125114400394">
                <text:p>-0.74125114400394</text:p>
              </table:table-cell>
              <table:table-cell office:value-type="float" office:value="-3.14168136390359">
                <text:p>-3.14168136390359</text:p>
              </table:table-cell>
              <table:table-cell office:value-type="float" office:value="-6.69618050465667">
                <text:p>-6.69618050465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-2.19946985699484">
                <text:p>-2.19946985699484</text:p>
              </table:table-cell>
              <table:table-cell office:value-type="float" office:value="-0.741247953232201">
                <text:p>-0.741247953232201</text:p>
              </table:table-cell>
              <table:table-cell office:value-type="float" office:value="-3.14287865100873">
                <text:p>-3.14287865100873</text:p>
              </table:table-cell>
              <table:table-cell office:value-type="float" office:value="-6.69393616269477">
                <text:p>-6.693936162694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-2.28511747720168">
                <text:p>-2.28511747720168</text:p>
              </table:table-cell>
              <table:table-cell office:value-type="float" office:value="-0.741244760055047">
                <text:p>-0.741244760055047</text:p>
              </table:table-cell>
              <table:table-cell office:value-type="float" office:value="-3.14407685102818">
                <text:p>-3.14407685102818</text:p>
              </table:table-cell>
              <table:table-cell office:value-type="float" office:value="-6.69186854468711">
                <text:p>-6.691868544687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-2.36436720195699">
                <text:p>-2.36436720195699</text:p>
              </table:table-cell>
              <table:table-cell office:value-type="float" office:value="-0.741241564469754">
                <text:p>-0.741241564469754</text:p>
              </table:table-cell>
              <table:table-cell office:value-type="float" office:value="-3.14527596500645">
                <text:p>-3.14527596500645</text:p>
              </table:table-cell>
              <table:table-cell office:value-type="float" office:value="-6.68995651559118">
                <text:p>-6.68995651559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-2.44769725006867">
                <text:p>-2.44769725006867</text:p>
              </table:table-cell>
              <table:table-cell office:value-type="float" office:value="-0.741238366473598">
                <text:p>-0.741238366473598</text:p>
              </table:table-cell>
              <table:table-cell office:value-type="float" office:value="-3.14647599398966">
                <text:p>-3.14647599398966</text:p>
              </table:table-cell>
              <table:table-cell office:value-type="float" office:value="-6.68794722013176">
                <text:p>-6.687947220131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-2.51225556545775">
                <text:p>-2.51225556545775</text:p>
              </table:table-cell>
              <table:table-cell office:value-type="float" office:value="-0.74123516606385">
                <text:p>-0.74123516606385</text:p>
              </table:table-cell>
              <table:table-cell office:value-type="float" office:value="-3.14767693902554">
                <text:p>-3.14767693902554</text:p>
              </table:table-cell>
              <table:table-cell office:value-type="float" office:value="-6.68639138756119">
                <text:p>-6.686391387561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-2.64201153793617">
                <text:p>-2.64201153793617</text:p>
              </table:table-cell>
              <table:table-cell office:value-type="float" office:value="-0.741231963237777">
                <text:p>-0.741231963237777</text:p>
              </table:table-cell>
              <table:table-cell office:value-type="float" office:value="-3.14887880116339">
                <text:p>-3.14887880116339</text:p>
              </table:table-cell>
              <table:table-cell office:value-type="float" office:value="-6.68326650306673">
                <text:p>-6.68326650306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-2.74615831114593">
                <text:p>-2.74615831114593</text:p>
              </table:table-cell>
              <table:table-cell office:value-type="float" office:value="-0.74122875799264">
                <text:p>-0.74122875799264</text:p>
              </table:table-cell>
              <table:table-cell office:value-type="float" office:value="-3.15008158145413">
                <text:p>-3.15008158145413</text:p>
              </table:table-cell>
              <table:table-cell office:value-type="float" office:value="-6.6807604714981">
                <text:p>-6.68076047149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-2.85766921580363">
                <text:p>-2.85766921580363</text:p>
              </table:table-cell>
              <table:table-cell office:value-type="float" office:value="-0.741225550325699">
                <text:p>-0.741225550325699</text:p>
              </table:table-cell>
              <table:table-cell office:value-type="float" office:value="-3.15128528095029">
                <text:p>-3.15128528095029</text:p>
              </table:table-cell>
              <table:table-cell office:value-type="float" office:value="-6.67807932310266">
                <text:p>-6.678079323102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-2.95814396372965">
                <text:p>-2.95814396372965</text:p>
              </table:table-cell>
              <table:table-cell office:value-type="float" office:value="-0.741222340234206">
                <text:p>-0.741222340234206</text:p>
              </table:table-cell>
              <table:table-cell office:value-type="float" office:value="-3.15248990070601">
                <text:p>-3.15248990070601</text:p>
              </table:table-cell>
              <table:table-cell office:value-type="float" office:value="-6.67566536851564">
                <text:p>-6.67566536851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-3.05909354252215">
                <text:p>-3.05909354252215</text:p>
              </table:table-cell>
              <table:table-cell office:value-type="float" office:value="-0.741219127715414">
                <text:p>-0.741219127715414</text:p>
              </table:table-cell>
              <table:table-cell office:value-type="float" office:value="-3.15369544177702">
                <text:p>-3.15369544177702</text:p>
              </table:table-cell>
              <table:table-cell office:value-type="float" office:value="-6.67324176280462">
                <text:p>-6.673241762804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-3.18426876853989">
                <text:p>-3.18426876853989</text:p>
              </table:table-cell>
              <table:table-cell office:value-type="float" office:value="-0.741215912766566">
                <text:p>-0.741215912766566</text:p>
              </table:table-cell>
              <table:table-cell office:value-type="float" office:value="-3.1549019052207">
                <text:p>-3.1549019052207</text:p>
              </table:table-cell>
              <table:table-cell office:value-type="float" office:value="-6.67023898860165">
                <text:p>-6.67023898860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-3.28712086827283">
                <text:p>-3.28712086827283</text:p>
              </table:table-cell>
              <table:table-cell office:value-type="float" office:value="-0.741212695384905">
                <text:p>-0.741212695384905</text:p>
              </table:table-cell>
              <table:table-cell office:value-type="float" office:value="-3.15610929209602">
                <text:p>-3.15610929209602</text:p>
              </table:table-cell>
              <table:table-cell office:value-type="float" office:value="-6.66777373586715">
                <text:p>-6.66777373586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-3.42090269914972">
                <text:p>-3.42090269914972</text:p>
              </table:table-cell>
              <table:table-cell office:value-type="float" office:value="-0.741209475567669">
                <text:p>-0.741209475567669</text:p>
              </table:table-cell>
              <table:table-cell office:value-type="float" office:value="-3.1573176034636">
                <text:p>-3.1573176034636</text:p>
              </table:table-cell>
              <table:table-cell office:value-type="float" office:value="-6.66456985652616">
                <text:p>-6.664569856526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-3.54677192684326">
                <text:p>-3.54677192684326</text:p>
              </table:table-cell>
              <table:table-cell office:value-type="float" office:value="-0.74120625331209">
                <text:p>-0.74120625331209</text:p>
              </table:table-cell>
              <table:table-cell office:value-type="float" office:value="-3.15852684038564">
                <text:p>-3.15852684038564</text:p>
              </table:table-cell>
              <table:table-cell office:value-type="float" office:value="-6.66155828236593">
                <text:p>-6.661558282365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-3.65513363201121">
                <text:p>-3.65513363201121</text:p>
              </table:table-cell>
              <table:table-cell office:value-type="float" office:value="-0.741203028615399">
                <text:p>-0.741203028615399</text:p>
              </table:table-cell>
              <table:table-cell office:value-type="float" office:value="-3.15973700392602">
                <text:p>-3.15973700392602</text:p>
              </table:table-cell>
              <table:table-cell office:value-type="float" office:value="-6.65896777629793">
                <text:p>-6.658967776297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-3.80279405654295">
                <text:p>-3.80279405654295</text:p>
              </table:table-cell>
              <table:table-cell office:value-type="float" office:value="-0.741199801474819">
                <text:p>-0.741199801474819</text:p>
              </table:table-cell>
              <table:table-cell office:value-type="float" office:value="-3.16094809515022">
                <text:p>-3.16094809515022</text:p>
              </table:table-cell>
              <table:table-cell office:value-type="float" office:value="-6.65544103255736">
                <text:p>-6.655441032557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-3.94881433614501">
                <text:p>-3.94881433614501</text:p>
              </table:table-cell>
              <table:table-cell office:value-type="float" office:value="-0.741196571887572">
                <text:p>-0.741196571887572</text:p>
              </table:table-cell>
              <table:table-cell office:value-type="float" office:value="-3.16216011512535">
                <text:p>-3.16216011512535</text:p>
              </table:table-cell>
              <table:table-cell office:value-type="float" office:value="-6.65195713404085">
                <text:p>-6.65195713404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-4.10796510766688">
                <text:p>-4.10796510766688</text:p>
              </table:table-cell>
              <table:table-cell office:value-type="float" office:value="-0.741193339850874">
                <text:p>-0.741193339850874</text:p>
              </table:table-cell>
              <table:table-cell office:value-type="float" office:value="-3.16337306492018">
                <text:p>-3.16337306492018</text:p>
              </table:table-cell>
              <table:table-cell office:value-type="float" office:value="-6.64816410681712">
                <text:p>-6.648164106817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-4.25753688612769">
                <text:p>-4.25753688612769</text:p>
              </table:table-cell>
              <table:table-cell office:value-type="float" office:value="-0.741190105361937">
                <text:p>-0.741190105361937</text:p>
              </table:table-cell>
              <table:table-cell office:value-type="float" office:value="-3.16458694560511">
                <text:p>-3.16458694560511</text:p>
              </table:table-cell>
              <table:table-cell office:value-type="float" office:value="-6.64460331579947">
                <text:p>-6.644603315799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-4.41373183260511">
                <text:p>-4.41373183260511</text:p>
              </table:table-cell>
              <table:table-cell office:value-type="float" office:value="-0.74118686841797">
                <text:p>-0.74118686841797</text:p>
              </table:table-cell>
              <table:table-cell office:value-type="float" office:value="-3.16580175825217">
                <text:p>-3.16580175825217</text:p>
              </table:table-cell>
              <table:table-cell office:value-type="float" office:value="-6.64088891904284">
                <text:p>-6.640888919042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-4.62163556279956">
                <text:p>-4.62163556279956</text:p>
              </table:table-cell>
              <table:table-cell office:value-type="float" office:value="-0.741183629016176">
                <text:p>-0.741183629016176</text:p>
              </table:table-cell>
              <table:table-cell office:value-type="float" office:value="-3.16701750393507">
                <text:p>-3.16701750393507</text:p>
              </table:table-cell>
              <table:table-cell office:value-type="float" office:value="-6.63595129833514">
                <text:p>-6.635951298335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-4.78240641985742">
                <text:p>-4.78240641985742</text:p>
              </table:table-cell>
              <table:table-cell office:value-type="float" office:value="-0.741180387153755">
                <text:p>-0.741180387153755</text:p>
              </table:table-cell>
              <table:table-cell office:value-type="float" office:value="-3.16823418372912">
                <text:p>-3.16823418372912</text:p>
              </table:table-cell>
              <table:table-cell office:value-type="float" office:value="-6.63213809366913">
                <text:p>-6.632138093669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-4.94698712475864">
                <text:p>-4.94698712475864</text:p>
              </table:table-cell>
              <table:table-cell office:value-type="float" office:value="-0.741177142827902">
                <text:p>-0.741177142827902</text:p>
              </table:table-cell>
              <table:table-cell office:value-type="float" office:value="-3.16945179871134">
                <text:p>-3.16945179871134</text:p>
              </table:table-cell>
              <table:table-cell office:value-type="float" office:value="-6.62823906273592">
                <text:p>-6.628239062735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-5.12079452581331">
                <text:p>-5.12079452581331</text:p>
              </table:table-cell>
              <table:table-cell office:value-type="float" office:value="-0.741173896035809">
                <text:p>-0.741173896035809</text:p>
              </table:table-cell>
              <table:table-cell office:value-type="float" office:value="-3.17067034996037">
                <text:p>-3.17067034996037</text:p>
              </table:table-cell>
              <table:table-cell office:value-type="float" office:value="-6.62412641909226">
                <text:p>-6.624126419092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-5.3578479714941">
                <text:p>-5.3578479714941</text:p>
              </table:table-cell>
              <table:table-cell office:value-type="float" office:value="-0.741170646774661">
                <text:p>-0.741170646774661</text:p>
              </table:table-cell>
              <table:table-cell office:value-type="float" office:value="-3.1718898385565">
                <text:p>-3.1718898385565</text:p>
              </table:table-cell>
              <table:table-cell office:value-type="float" office:value="-6.61852546301548">
                <text:p>-6.618525463015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-5.5581987152103">
                <text:p>-5.5581987152103</text:p>
              </table:table-cell>
              <table:table-cell office:value-type="float" office:value="-0.741167395041643">
                <text:p>-0.741167395041643</text:p>
              </table:table-cell>
              <table:table-cell office:value-type="float" office:value="-3.17311026558173">
                <text:p>-3.17311026558173</text:p>
              </table:table-cell>
              <table:table-cell office:value-type="float" office:value="-6.61379907645863">
                <text:p>-6.613799076458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-5.76285592463878">
                <text:p>-5.76285592463878</text:p>
              </table:table-cell>
              <table:table-cell office:value-type="float" office:value="-0.74116414083393">
                <text:p>-0.74116414083393</text:p>
              </table:table-cell>
              <table:table-cell office:value-type="float" office:value="-3.17433163211967">
                <text:p>-3.17433163211967</text:p>
              </table:table-cell>
              <table:table-cell office:value-type="float" office:value="-6.60897806244576">
                <text:p>-6.608978062445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-6.02286458484476">
                <text:p>-6.02286458484476</text:p>
              </table:table-cell>
              <table:table-cell office:value-type="float" office:value="-0.741160884148699">
                <text:p>-0.741160884148699</text:p>
              </table:table-cell>
              <table:table-cell office:value-type="float" office:value="-3.17555393925565">
                <text:p>-3.17555393925565</text:p>
              </table:table-cell>
              <table:table-cell office:value-type="float" office:value="-6.60286328764305">
                <text:p>-6.602863287643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-6.28546776167305">
                <text:p>-6.28546776167305</text:p>
              </table:table-cell>
              <table:table-cell office:value-type="float" office:value="-0.741157624983118">
                <text:p>-0.741157624983118</text:p>
              </table:table-cell>
              <table:table-cell office:value-type="float" office:value="-3.17677718807662">
                <text:p>-3.17677718807662</text:p>
              </table:table-cell>
              <table:table-cell office:value-type="float" office:value="-6.59669897034186">
                <text:p>-6.596698970341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-6.52847000007049">
                <text:p>-6.52847000007049</text:p>
              </table:table-cell>
              <table:table-cell office:value-type="float" office:value="-0.741154363334352">
                <text:p>-0.741154363334352</text:p>
              </table:table-cell>
              <table:table-cell office:value-type="float" office:value="-3.17800137967126">
                <text:p>-3.17800137967126</text:p>
              </table:table-cell>
              <table:table-cell office:value-type="float" office:value="-6.5910050076111">
                <text:p>-6.59100500761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-6.79838826770711">
                <text:p>-6.79838826770711</text:p>
              </table:table-cell>
              <table:table-cell office:value-type="float" office:value="-0.741151099199563">
                <text:p>-0.741151099199563</text:p>
              </table:table-cell>
              <table:table-cell office:value-type="float" office:value="-3.17922651512988">
                <text:p>-3.17922651512988</text:p>
              </table:table-cell>
              <table:table-cell office:value-type="float" office:value="-6.58469186769368">
                <text:p>-6.584691867693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-7.08170754100709">
                <text:p>-7.08170754100709</text:p>
              </table:table-cell>
              <table:table-cell office:value-type="float" office:value="-0.741147832575907">
                <text:p>-0.741147832575907</text:p>
              </table:table-cell>
              <table:table-cell office:value-type="float" office:value="-3.18045259554451">
                <text:p>-3.18045259554451</text:p>
              </table:table-cell>
              <table:table-cell office:value-type="float" office:value="-6.57807828707151">
                <text:p>-6.578078287071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-7.40892486440722">
                <text:p>-7.40892486440722</text:p>
              </table:table-cell>
              <table:table-cell office:value-type="float" office:value="-0.741144563460537">
                <text:p>-0.741144563460537</text:p>
              </table:table-cell>
              <table:table-cell office:value-type="float" office:value="-3.18167962200884">
                <text:p>-3.18167962200884</text:p>
              </table:table-cell>
              <table:table-cell office:value-type="float" office:value="-6.57045649830813">
                <text:p>-6.570456498308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-7.74683334564801">
                <text:p>-7.74683334564801</text:p>
              </table:table-cell>
              <table:table-cell office:value-type="float" office:value="-0.741141291850601">
                <text:p>-0.741141291850601</text:p>
              </table:table-cell>
              <table:table-cell office:value-type="float" office:value="-3.18290759561826">
                <text:p>-3.18290759561826</text:p>
              </table:table-cell>
              <table:table-cell office:value-type="float" office:value="-6.56260419824828">
                <text:p>-6.56260419824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-8.04640582153761">
                <text:p>-8.04640582153761</text:p>
              </table:table-cell>
              <table:table-cell office:value-type="float" office:value="-0.741138017743241">
                <text:p>-0.741138017743241</text:p>
              </table:table-cell>
              <table:table-cell office:value-type="float" office:value="-3.18413651746985">
                <text:p>-3.18413651746985</text:p>
              </table:table-cell>
              <table:table-cell office:value-type="float" office:value="-6.55565842699834">
                <text:p>-6.555658426998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-8.39429184148411">
                <text:p>-8.39429184148411</text:p>
              </table:table-cell>
              <table:table-cell office:value-type="float" office:value="-0.741134741135598">
                <text:p>-0.741134741135598</text:p>
              </table:table-cell>
              <table:table-cell office:value-type="float" office:value="-3.18536638866238">
                <text:p>-3.18536638866238</text:p>
              </table:table-cell>
              <table:table-cell office:value-type="float" office:value="-6.5476109045748">
                <text:p>-6.54761090457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-8.85773580861947">
                <text:p>-8.85773580861947</text:p>
              </table:table-cell>
              <table:table-cell office:value-type="float" office:value="-0.741131462024806">
                <text:p>-0.741131462024806</text:p>
              </table:table-cell>
              <table:table-cell office:value-type="float" office:value="-3.18659721029633">
                <text:p>-3.18659721029633</text:p>
              </table:table-cell>
              <table:table-cell office:value-type="float" office:value="-6.53692086379001">
                <text:p>-6.53692086379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-9.15576749589094">
                <text:p>-9.15576749589094</text:p>
              </table:table-cell>
              <table:table-cell office:value-type="float" office:value="-0.741128180407996">
                <text:p>-0.741128180407996</text:p>
              </table:table-cell>
              <table:table-cell office:value-type="float" office:value="-3.18782898347387">
                <text:p>-3.18782898347387</text:p>
              </table:table-cell>
              <table:table-cell office:value-type="float" office:value="-6.53006473142372">
                <text:p>-6.530064731423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-9.65101736767527">
                <text:p>-9.65101736767527</text:p>
              </table:table-cell>
              <table:table-cell office:value-type="float" office:value="-0.741124896282294">
                <text:p>-0.741124896282294</text:p>
              </table:table-cell>
              <table:table-cell office:value-type="float" office:value="-3.18906170929888">
                <text:p>-3.18906170929888</text:p>
              </table:table-cell>
              <table:table-cell office:value-type="float" office:value="-6.51870340290683">
                <text:p>-6.518703402906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-10.1468033111562">
                <text:p>-10.1468033111562</text:p>
              </table:table-cell>
              <table:table-cell office:value-type="float" office:value="-0.741121609644821">
                <text:p>-0.741121609644821</text:p>
              </table:table-cell>
              <table:table-cell office:value-type="float" office:value="-3.19029538887695">
                <text:p>-3.19029538887695</text:p>
              </table:table-cell>
              <table:table-cell office:value-type="float" office:value="-6.50736930594571">
                <text:p>-6.507369305945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-10.484719882939">
                <text:p>-10.484719882939</text:p>
              </table:table-cell>
              <table:table-cell office:value-type="float" office:value="-0.741118320492696">
                <text:p>-0.741118320492696</text:p>
              </table:table-cell>
              <table:table-cell office:value-type="float" office:value="-3.19153002331537">
                <text:p>-3.19153002331537</text:p>
              </table:table-cell>
              <table:table-cell office:value-type="float" office:value="-6.49966679938742">
                <text:p>-6.499666799387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-11.3171655636683">
                <text:p>-11.3171655636683</text:p>
              </table:table-cell>
              <table:table-cell office:value-type="float" office:value="-0.74111502882303">
                <text:p>-0.74111502882303</text:p>
              </table:table-cell>
              <table:table-cell office:value-type="float" office:value="-3.19276561372316">
                <text:p>-3.19276561372316</text:p>
              </table:table-cell>
              <table:table-cell office:value-type="float" office:value="-6.48076950574218">
                <text:p>-6.480769505742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-11.8248857169044">
                <text:p>-11.8248857169044</text:p>
              </table:table-cell>
              <table:table-cell office:value-type="float" office:value="-0.741111734632932">
                <text:p>-0.741111734632932</text:p>
              </table:table-cell>
              <table:table-cell office:value-type="float" office:value="-3.19400216121104">
                <text:p>-3.19400216121104</text:p>
              </table:table-cell>
              <table:table-cell office:value-type="float" office:value="-6.46929763753828">
                <text:p>-6.469297637538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-12.6527692277617">
                <text:p>-12.6527692277617</text:p>
              </table:table-cell>
              <table:table-cell office:value-type="float" office:value="-0.741108437919507">
                <text:p>-0.741108437919507</text:p>
              </table:table-cell>
              <table:table-cell office:value-type="float" office:value="-3.19523966689148">
                <text:p>-3.19523966689148</text:p>
              </table:table-cell>
              <table:table-cell office:value-type="float" office:value="-6.45067857520377">
                <text:p>-6.450678575203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-13.2977656404211">
                <text:p>-13.2977656404211</text:p>
              </table:table-cell>
              <table:table-cell office:value-type="float" office:value="-0.741105138679854">
                <text:p>-0.741105138679854</text:p>
              </table:table-cell>
              <table:table-cell office:value-type="float" office:value="-3.19647813187865">
                <text:p>-3.19647813187865</text:p>
              </table:table-cell>
              <table:table-cell office:value-type="float" office:value="-6.43624674452002">
                <text:p>-6.436246744520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-14.2859127326723">
                <text:p>-14.2859127326723</text:p>
              </table:table-cell>
              <table:table-cell office:value-type="float" office:value="-0.741101836911067">
                <text:p>-0.741101836911067</text:p>
              </table:table-cell>
              <table:table-cell office:value-type="float" office:value="-3.19771755728845">
                <text:p>-3.19771755728845</text:p>
              </table:table-cell>
              <table:table-cell office:value-type="float" office:value="-6.41426171785373">
                <text:p>-6.414261717853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-15.3394128853218">
                <text:p>-15.3394128853218</text:p>
              </table:table-cell>
              <table:table-cell office:value-type="float" office:value="-0.741098532610239">
                <text:p>-0.741098532610239</text:p>
              </table:table-cell>
              <table:table-cell office:value-type="float" office:value="-3.19895794423852">
                <text:p>-3.19895794423852</text:p>
              </table:table-cell>
              <table:table-cell office:value-type="float" office:value="-6.39098748983302">
                <text:p>-6.390987489833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-16.4608967694675">
                <text:p>-16.4608967694675</text:p>
              </table:table-cell>
              <table:table-cell office:value-type="float" office:value="-0.741095225774455">
                <text:p>-0.741095225774455</text:p>
              </table:table-cell>
              <table:table-cell office:value-type="float" office:value="-3.20019929384824">
                <text:p>-3.20019929384824</text:p>
              </table:table-cell>
              <table:table-cell office:value-type="float" office:value="-6.36639623401426">
                <text:p>-6.366396234014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-17.9944501101242">
                <text:p>-17.9944501101242</text:p>
              </table:table-cell>
              <table:table-cell office:value-type="float" office:value="-0.741091916400796">
                <text:p>-0.741091916400796</text:p>
              </table:table-cell>
              <table:table-cell office:value-type="float" office:value="-3.20144160723871">
                <text:p>-3.20144160723871</text:p>
              </table:table-cell>
              <table:table-cell office:value-type="float" office:value="-6.3330740731032">
                <text:p>-6.3330740731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